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66pt"/>
    </style:style>
    <style:style style:name="co2" style:family="table-column">
      <style:table-column-properties fo:break-before="auto" style:column-width="242.16pt"/>
    </style:style>
    <style:style style:name="co3" style:family="table-column">
      <style:table-column-properties fo:break-before="auto" style:column-width="206.45pt"/>
    </style:style>
    <style:style style:name="co4" style:family="table-column">
      <style:table-column-properties fo:break-before="auto" style:column-width="249.76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105.14pt"/>
    </style:style>
    <style:style style:name="co7" style:family="table-column">
      <style:table-column-properties fo:break-before="auto" style:column-width="9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82.05pt"/>
    </style:style>
    <style:style style:name="co10" style:family="table-column">
      <style:table-column-properties fo:break-before="auto" style:column-width="65.6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 style:data-style-name="N128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8" style:family="table-cell" style:parent-style-name="Default" style:data-style-name="N128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9" style:family="table-cell" style:parent-style-name="Default" style:data-style-name="N128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0" style:family="table-cell" style:parent-style-name="Default" style:data-style-name="N130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Default" style:data-style-name="N130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2" style:family="table-cell" style:parent-style-name="Default" style:data-style-name="N130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="0.99pt solid #000000"/>
    </style:style>
    <style:style style:name="ce3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6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4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Category 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Expense/Revenue</text:p>
          </table:table-cell>
          <table:table-cell table:style-name="ce1"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11 Toronto</text:p>
          </table:table-cell>
          <table:table-cell table:style-name="ce2" office:value-type="string" calcext:value-type="string">
            <text:p>311 Performance Reporting</text:p>
          </table:table-cell>
          <table:table-cell table:style-name="ce11" office:value-type="string" calcext:value-type="string">
            <text:p>311 Performance Reporting</text:p>
          </table:table-cell>
          <table:table-cell table:style-name="ce2" office:value-type="string" calcext:value-type="string">
            <text:p>Materials &amp; Supplies</text:p>
          </table:table-cell>
          <table:table-cell table:style-name="ce11" office:value-type="string" calcext:value-type="string">
            <text:p>20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Performance Reporting</text:p>
          </table:table-cell>
          <table:table-cell table:style-name="ce12" office:value-type="string" calcext:value-type="string">
            <text:p>311 Performance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8823.21" calcext:value-type="float">
            <text:p>248,8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Performance Reporting</text:p>
          </table:table-cell>
          <table:table-cell table:style-name="ce12" office:value-type="string" calcext:value-type="string">
            <text:p>311 Performance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9" office:value-type="string" calcext:value-type="string">
            <text:p>311 Service Delivery</text:p>
          </table:table-cell>
          <table:table-cell table:style-name="ce13" office:value-type="string" calcext:value-type="string">
            <text:p>311 Service Deliver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357.01" calcext:value-type="float">
            <text:p>25,3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12" office:value-type="string" calcext:value-type="string">
            <text:p>311 Service Delivery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2019.91" calcext:value-type="float">
            <text:p>192,0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12" office:value-type="string" calcext:value-type="string">
            <text:p>311 Service Delivery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293589" calcext:value-type="float">
            <text:p>(5,293,5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12" office:value-type="string" calcext:value-type="string">
            <text:p>311 Service Deliver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744.46" calcext:value-type="float">
            <text:p>14,7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12" office:value-type="string" calcext:value-type="string">
            <text:p>311 Service Deliver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756522.81" calcext:value-type="float">
            <text:p>10,756,5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12" office:value-type="string" calcext:value-type="string">
            <text:p>311 Service Deliver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0053.17" calcext:value-type="float">
            <text:p>1,450,0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9" office:value-type="string" calcext:value-type="string">
            <text:p>TO-311 Development</text:p>
          </table:table-cell>
          <table:table-cell table:style-name="ce13" office:value-type="string" calcext:value-type="string">
            <text:p>311 PMO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905.28" calcext:value-type="float">
            <text:p>25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Development</text:p>
          </table:table-cell>
          <table:table-cell table:style-name="ce12" office:value-type="string" calcext:value-type="string">
            <text:p>311 PMO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93.18" calcext:value-type="float">
            <text:p>1,3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Development</text:p>
          </table:table-cell>
          <table:table-cell table:style-name="ce12" office:value-type="string" calcext:value-type="string">
            <text:p>311 PMO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51410.62" calcext:value-type="float">
            <text:p>2,951,4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Development</text:p>
          </table:table-cell>
          <table:table-cell table:style-name="ce12" office:value-type="string" calcext:value-type="string">
            <text:p>311 PMO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54.91" calcext:value-type="float">
            <text:p>10,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Development</text:p>
          </table:table-cell>
          <table:table-cell table:style-name="ce12" office:value-type="string" calcext:value-type="string">
            <text:p>311 PMO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50476.75" calcext:value-type="float">
            <text:p>(2,550,4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9" office:value-type="string" calcext:value-type="string">
            <text:p>TO-311 Information &amp; Business Processing</text:p>
          </table:table-cell>
          <table:table-cell table:style-name="ce13" office:value-type="string" calcext:value-type="string">
            <text:p>311 Business Proces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5365" calcext:value-type="float">
            <text:p>465,3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Information &amp; Business Processing</text:p>
          </table:table-cell>
          <table:table-cell table:style-name="ce13" office:value-type="string" calcext:value-type="string">
            <text:p>311 Information/ Content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Information &amp; Business Processing</text:p>
          </table:table-cell>
          <table:table-cell table:style-name="ce12" office:value-type="string" calcext:value-type="string">
            <text:p>311 Information/ Content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49673.88" calcext:value-type="float">
            <text:p>949,67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11 Toronto</text:p>
          </table:table-cell>
          <table:table-cell table:style-name="ce4" office:value-type="string" calcext:value-type="string">
            <text:p>TO-311 Information &amp; Business Processing</text:p>
          </table:table-cell>
          <table:table-cell table:style-name="ce14" office:value-type="string" calcext:value-type="string">
            <text:p>311 Information/ Content Management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94" calcext:value-type="float">
            <text:p>7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ffordable Housing Office</text:p>
          </table:table-cell>
          <table:table-cell table:style-name="ce2" office:value-type="string" calcext:value-type="string">
            <text:p>Housing Improvement Loans &amp; Grants</text:p>
          </table:table-cell>
          <table:table-cell table:style-name="ce11" office:value-type="string" calcext:value-type="string">
            <text:p>Housing Improvement Loans &amp; Gra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133000" calcext:value-type="float">
            <text:p>(13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12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80.62" calcext:value-type="float">
            <text:p>1,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12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1.32" calcext:value-type="float">
            <text:p>6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12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740.33" calcext:value-type="float">
            <text:p>109,7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12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05.83" calcext:value-type="float">
            <text:p>4,3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12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8130.85" calcext:value-type="float">
            <text:p>(348,1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12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6346.69" calcext:value-type="float">
            <text:p>706,3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12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712.93" calcext:value-type="float">
            <text:p>56,7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9" office:value-type="string" calcext:value-type="string">
            <text:p>Housing Policy &amp; Partnerships</text:p>
          </table:table-cell>
          <table:table-cell table:style-name="ce13" office:value-type="string" calcext:value-type="string">
            <text:p>Housing Policy &amp; Partnership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3000" calcext:value-type="float">
            <text:p>(13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12" office:value-type="string" calcext:value-type="string">
            <text:p>Housing Policy &amp; Partnership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80.59" calcext:value-type="float">
            <text:p>1,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12" office:value-type="string" calcext:value-type="string">
            <text:p>Housing Policy &amp; Partnership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1.34" calcext:value-type="float">
            <text:p>6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12" office:value-type="string" calcext:value-type="string">
            <text:p>Housing Policy &amp; Partnership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740.33" calcext:value-type="float">
            <text:p>109,7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12" office:value-type="string" calcext:value-type="string">
            <text:p>Housing Policy &amp; Partnership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05.91" calcext:value-type="float">
            <text:p>4,3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12" office:value-type="string" calcext:value-type="string">
            <text:p>Housing Policy &amp; Partnership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9157.5" calcext:value-type="float">
            <text:p>(349,1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12" office:value-type="string" calcext:value-type="string">
            <text:p>Housing Policy &amp; Partnership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6417.67" calcext:value-type="float">
            <text:p>706,4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12" office:value-type="string" calcext:value-type="string">
            <text:p>Housing Policy &amp; Partnership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712.81" calcext:value-type="float">
            <text:p>56,7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9" office:value-type="string" calcext:value-type="string">
            <text:p>New Affordable Housing Development</text:p>
          </table:table-cell>
          <table:table-cell table:style-name="ce13" office:value-type="string" calcext:value-type="string">
            <text:p>New Affordable Housing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3000" calcext:value-type="float">
            <text:p>(13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12" office:value-type="string" calcext:value-type="string">
            <text:p>New Affordable Housing Develop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86.24" calcext:value-type="float">
            <text:p>1,8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12" office:value-type="string" calcext:value-type="string">
            <text:p>New Affordable Housing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1.32" calcext:value-type="float">
            <text:p>6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12" office:value-type="string" calcext:value-type="string">
            <text:p>New Affordable Housing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740.34" calcext:value-type="float">
            <text:p>109,7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12" office:value-type="string" calcext:value-type="string">
            <text:p>New Affordable Housing Develop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5076" calcext:value-type="float">
            <text:p>(125,0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12" office:value-type="string" calcext:value-type="string">
            <text:p>New Affordable Housing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10.96" calcext:value-type="float">
            <text:p>4,3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12" office:value-type="string" calcext:value-type="string">
            <text:p>New Affordable Housing Developmen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8130.85" calcext:value-type="float">
            <text:p>(348,1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12" office:value-type="string" calcext:value-type="string">
            <text:p>New Affordable Housing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32179.69" calcext:value-type="float">
            <text:p>832,18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ffordable Housing Office</text:p>
          </table:table-cell>
          <table:table-cell table:style-name="ce4" office:value-type="string" calcext:value-type="string">
            <text:p>New Affordable Housing Development</text:p>
          </table:table-cell>
          <table:table-cell table:style-name="ce14" office:value-type="string" calcext:value-type="string">
            <text:p>New Affordable Housing Development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5246.38" calcext:value-type="float">
            <text:p>55,24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rena Boards of Management</text:p>
          </table:table-cell>
          <table:table-cell table:style-name="ce2" office:value-type="string" calcext:value-type="string">
            <text:p>Community Ice &amp; Facility Booking</text:p>
          </table:table-cell>
          <table:table-cell table:style-name="ce11" office:value-type="string" calcext:value-type="string">
            <text:p>Community Ice &amp; Facility Booking</text:p>
          </table:table-cell>
          <table:table-cell table:style-name="ce2" office:value-type="string" calcext:value-type="string">
            <text:p>Contribution To Capital</text:p>
          </table:table-cell>
          <table:table-cell table:style-name="ce11" office:value-type="string" calcext:value-type="string">
            <text:p>505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559519" calcext:value-type="float">
            <text:p>559,5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12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0175.24" calcext:value-type="float">
            <text:p>270,1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12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508.04" calcext:value-type="float">
            <text:p>43,5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12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47207.79" calcext:value-type="float">
            <text:p>2,147,2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12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48489.44" calcext:value-type="float">
            <text:p>4,348,4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12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1503.81" calcext:value-type="float">
            <text:p>1,031,5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12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24224.82" calcext:value-type="float">
            <text:p>(1,024,225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rena Boards of Management</text:p>
          </table:table-cell>
          <table:table-cell table:style-name="ce4" office:value-type="string" calcext:value-type="string">
            <text:p>Community Ice &amp; Facility Booking</text:p>
          </table:table-cell>
          <table:table-cell table:style-name="ce14" office:value-type="string" calcext:value-type="string">
            <text:p>Community Ice &amp; Facility Booking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7382942.94" calcext:value-type="float">
            <text:p>(7,382,943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ssociation of Community Centres</text:p>
          </table:table-cell>
          <table:table-cell table:style-name="ce2" office:value-type="string" calcext:value-type="string">
            <text:p>Public Space - Community Access</text:p>
          </table:table-cell>
          <table:table-cell table:style-name="ce11" office:value-type="string" calcext:value-type="string">
            <text:p>Public Space - Community Acces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25000" calcext:value-type="float">
            <text:p>(2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Public Space - Community Access</text:p>
          </table:table-cell>
          <table:table-cell table:style-name="ce12" office:value-type="string" calcext:value-type="string">
            <text:p>Public Space - Community Acces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000" calcext:value-type="float">
            <text:p>25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9" office:value-type="string" calcext:value-type="string">
            <text:p>Social Economic &amp; Neighbourhood Development</text:p>
          </table:table-cell>
          <table:table-cell table:style-name="ce13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4000" calcext:value-type="float">
            <text:p>(144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12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231.41" calcext:value-type="float">
            <text:p>29,2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12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37" calcext:value-type="float">
            <text:p>3,3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12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9823" calcext:value-type="float">
            <text:p>449,8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12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00" calcext:value-type="float">
            <text:p>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12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20822" calcext:value-type="float">
            <text:p>6,620,8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12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64847" calcext:value-type="float">
            <text:p>764,8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12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00" calcext:value-type="float">
            <text:p>(1,5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ssociation of Community Centres</text:p>
          </table:table-cell>
          <table:table-cell table:style-name="ce4" office:value-type="string" calcext:value-type="string">
            <text:p>Social Economic &amp; Neighbourhood Development</text:p>
          </table:table-cell>
          <table:table-cell table:style-name="ce14" office:value-type="string" calcext:value-type="string">
            <text:p>Social Economic &amp; Neighbourhood Development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52713" calcext:value-type="float">
            <text:p>(252,713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Auditor General's Office</text:p>
          </table:table-cell>
          <table:table-cell table:style-name="ce11" office:value-type="string" calcext:value-type="string">
            <text:p>Auditor General's Offic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7680.85" calcext:value-type="float">
            <text:p>7,681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Auditor General's Office</text:p>
          </table:table-cell>
          <table:table-cell table:style-name="ce12" office:value-type="string" calcext:value-type="string">
            <text:p>Auditor General's Offi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20.64" calcext:value-type="float">
            <text:p>8,121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Auditor General's Office</text:p>
          </table:table-cell>
          <table:table-cell table:style-name="ce12" office:value-type="string" calcext:value-type="string">
            <text:p>Auditor General's Offi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72.48" calcext:value-type="float">
            <text:p>22,27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Auditor General's Office</text:p>
          </table:table-cell>
          <table:table-cell table:style-name="ce12" office:value-type="string" calcext:value-type="string">
            <text:p>Auditor General's Offi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949.91" calcext:value-type="float">
            <text:p>15,95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Auditor General's Office</text:p>
          </table:table-cell>
          <table:table-cell table:style-name="ce12" office:value-type="string" calcext:value-type="string">
            <text:p>Auditor General's Offi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20926.64" calcext:value-type="float">
            <text:p>4,520,927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Auditor General's Office</text:p>
          </table:table-cell>
          <table:table-cell table:style-name="ce14" office:value-type="string" calcext:value-type="string">
            <text:p>Auditor General's Office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42382.76" calcext:value-type="float">
            <text:p>142,3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pital &amp; Corporate Financing</text:p>
          </table:table-cell>
          <table:table-cell table:style-name="ce2" office:value-type="string" calcext:value-type="string">
            <text:p>Corporate Accounts</text:p>
          </table:table-cell>
          <table:table-cell table:style-name="ce11" office:value-type="string" calcext:value-type="string">
            <text:p>Corporate Accou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51873000.04" calcext:value-type="float">
            <text:p>(51,87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7642150" calcext:value-type="float">
            <text:p>227,642,1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911637.96" calcext:value-type="float">
            <text:p>18,911,6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3106.08" calcext:value-type="float">
            <text:p>933,1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77457.04" calcext:value-type="float">
            <text:p>(2,777,45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4045124.98" calcext:value-type="float">
            <text:p>454,045,1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31000" calcext:value-type="float">
            <text:p>(1,431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apital &amp; Corporate Financing</text:p>
          </table:table-cell>
          <table:table-cell table:style-name="ce4" office:value-type="string" calcext:value-type="string">
            <text:p>Corporate Accounts</text:p>
          </table:table-cell>
          <table:table-cell table:style-name="ce14" office:value-type="string" calcext:value-type="string">
            <text:p>Corporate Accounts</text:p>
          </table:table-cell>
          <table:table-cell table:style-name="ce10" office:value-type="string" calcext:value-type="string">
            <text:p>Sundry and Other Revenues</text:p>
          </table:table-cell>
          <table:table-cell table:style-name="ce15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324441.04" calcext:value-type="float">
            <text:p>(2,324,44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hildren's Services</text:p>
          </table:table-cell>
          <table:table-cell table:style-name="ce2" office:value-type="string" calcext:value-type="string">
            <text:p>Child Care Delivery</text:p>
          </table:table-cell>
          <table:table-cell table:style-name="ce11" office:value-type="string" calcext:value-type="string">
            <text:p>Child Care Delivery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12920930.56" calcext:value-type="float">
            <text:p>(12,920,9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2318.75" calcext:value-type="float">
            <text:p>952,3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2010.08" calcext:value-type="float">
            <text:p>672,0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12523.72" calcext:value-type="float">
            <text:p>4,312,5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475000" calcext:value-type="float">
            <text:p>(9,47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83482.1" calcext:value-type="float">
            <text:p>2,483,4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5996.74" calcext:value-type="float">
            <text:p>725,9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3533513.74" calcext:value-type="float">
            <text:p>(253,533,5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475307.55" calcext:value-type="float">
            <text:p>77,475,3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4306200.63" calcext:value-type="float">
            <text:p>274,306,2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71180.5" calcext:value-type="float">
            <text:p>(1,371,1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12" office:value-type="string" calcext:value-type="string">
            <text:p>Child Care Delivery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143532.2" calcext:value-type="float">
            <text:p>(19,143,5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13" office:value-type="string" calcext:value-type="string">
            <text:p>Child Care System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18515.44" calcext:value-type="float">
            <text:p>(2,718,5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8429.8" calcext:value-type="float">
            <text:p>328,4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515.92" calcext:value-type="float">
            <text:p>53,5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1691.29" calcext:value-type="float">
            <text:p>411,6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893.94" calcext:value-type="float">
            <text:p>38,8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10820.74" calcext:value-type="float">
            <text:p>(10,8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6136256.27" calcext:value-type="float">
            <text:p>(76,136,2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00248.74" calcext:value-type="float">
            <text:p>8,800,2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930406.19" calcext:value-type="float">
            <text:p>81,930,4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12" office:value-type="string" calcext:value-type="string">
            <text:p>Child Care System Manage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93180.5" calcext:value-type="float">
            <text:p>(393,181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hildren's Services</text:p>
          </table:table-cell>
          <table:table-cell table:style-name="ce4" office:value-type="string" calcext:value-type="string">
            <text:p>Child Care System Management</text:p>
          </table:table-cell>
          <table:table-cell table:style-name="ce14" office:value-type="string" calcext:value-type="string">
            <text:p>Child Care System Management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6067.8" calcext:value-type="float">
            <text:p>(26,068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ity Clerk's Office</text:p>
          </table:table-cell>
          <table:table-cell table:style-name="ce2" office:value-type="string" calcext:value-type="string">
            <text:p>GV-Elect Government</text:p>
          </table:table-cell>
          <table:table-cell table:style-name="ce11" office:value-type="string" calcext:value-type="string">
            <text:p>Election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4890509.5" calcext:value-type="float">
            <text:p>(4,890,5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12" office:value-type="string" calcext:value-type="string">
            <text:p>Elec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00" calcext:value-type="float">
            <text:p>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12" office:value-type="string" calcext:value-type="string">
            <text:p>Elec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5833.13" calcext:value-type="float">
            <text:p>235,8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12" office:value-type="string" calcext:value-type="string">
            <text:p>Elec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003.52" calcext:value-type="float">
            <text:p>22,0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12" office:value-type="string" calcext:value-type="string">
            <text:p>Elec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90846.51" calcext:value-type="float">
            <text:p>4,590,8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12" office:value-type="string" calcext:value-type="string">
            <text:p>Elec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3826.34" calcext:value-type="float">
            <text:p>413,8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12" office:value-type="string" calcext:value-type="string">
            <text:p>Elec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9000" calcext:value-type="float">
            <text:p>(379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9" office:value-type="string" calcext:value-type="string">
            <text:p>GV-Make Government Work</text:p>
          </table:table-cell>
          <table:table-cell table:style-name="ce13" office:value-type="string" calcext:value-type="string">
            <text:p>Deliver Provincially Delegated Servi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0" calcext:value-type="float">
            <text:p>1,2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Deliver Provincially Delegated Servi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500.08" calcext:value-type="float">
            <text:p>8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Deliver Provincially Delegated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706.64" calcext:value-type="float">
            <text:p>17,7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Deliver Provincially Delegated Servic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017.04" calcext:value-type="float">
            <text:p>31,0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Deliver Provincially Delegated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96757.41" calcext:value-type="float">
            <text:p>2,196,7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Deliver Provincially Delegated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883.92" calcext:value-type="float">
            <text:p>31,8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3" office:value-type="string" calcext:value-type="string">
            <text:p>Government &amp; Official Servic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89000" calcext:value-type="float">
            <text:p>(889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&amp; Official Servi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7709.08" calcext:value-type="float">
            <text:p>187,7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&amp; Official Servi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292.24" calcext:value-type="float">
            <text:p>37,2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&amp; Official Servi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4711.16" calcext:value-type="float">
            <text:p>64,7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&amp; Official Servic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6249" calcext:value-type="float">
            <text:p>(76,2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&amp; Official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7183.22" calcext:value-type="float">
            <text:p>347,1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&amp; Official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98202.14" calcext:value-type="float">
            <text:p>8,298,2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&amp; Official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0483" calcext:value-type="float">
            <text:p>590,4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&amp; Official Servic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14000" calcext:value-type="float">
            <text:p>(714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3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44.07" calcext:value-type="float">
            <text:p>3,4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0396.99" calcext:value-type="float">
            <text:p>630,3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500" calcext:value-type="float">
            <text:p>(87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183.76" calcext:value-type="float">
            <text:p>23,1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139681.83" calcext:value-type="float">
            <text:p>7,139,6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8953.61" calcext:value-type="float">
            <text:p>608,9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555.6" calcext:value-type="float">
            <text:p>(32,5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000" calcext:value-type="float">
            <text:p>(1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2" office:value-type="string" calcext:value-type="string">
            <text:p>Government Decision Making Processe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8937.52" calcext:value-type="float">
            <text:p>(348,9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9" office:value-type="string" calcext:value-type="string">
            <text:p>GV-Open Government</text:p>
          </table:table-cell>
          <table:table-cell table:style-name="ce13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1224.04" calcext:value-type="float">
            <text:p>221,2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65.96" calcext:value-type="float">
            <text:p>11,6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5913.47" calcext:value-type="float">
            <text:p>105,9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130132.55" calcext:value-type="float">
            <text:p>(8,130,1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4295.69" calcext:value-type="float">
            <text:p>874,2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99035.7" calcext:value-type="float">
            <text:p>6,399,0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63295.17" calcext:value-type="float">
            <text:p>4,963,2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25302.12" calcext:value-type="float">
            <text:p>(625,3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Corporate Information Production Service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0009.62" calcext:value-type="float">
            <text:p>(220,0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3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699.92" calcext:value-type="float">
            <text:p>55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05.08" calcext:value-type="float">
            <text:p>8,4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916.49" calcext:value-type="float">
            <text:p>36,9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72618" calcext:value-type="float">
            <text:p>(472,6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475" calcext:value-type="float">
            <text:p>59,4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00" calcext:value-type="float">
            <text:p>1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640054.3" calcext:value-type="float">
            <text:p>10,640,0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3194.75" calcext:value-type="float">
            <text:p>393,1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80062.55" calcext:value-type="float">
            <text:p>(280,06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2" office:value-type="string" calcext:value-type="string">
            <text:p>Lifecycle Management of City Inform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8000" calcext:value-type="float">
            <text:p>(158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ity Clerk's Office</text:p>
          </table:table-cell>
          <table:table-cell table:style-name="ce4" office:value-type="string" calcext:value-type="string">
            <text:p>GV-Open Government</text:p>
          </table:table-cell>
          <table:table-cell table:style-name="ce14" office:value-type="string" calcext:value-type="string">
            <text:p>Lifecycle Management of City Information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1340" calcext:value-type="float">
            <text:p>(11,340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City Council</text:p>
          </table:table-cell>
          <table:table-cell table:style-name="ce11" office:value-type="string" calcext:value-type="string">
            <text:p>City Council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130000" calcext:value-type="float">
            <text:p>(130,0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12" office:value-type="string" calcext:value-type="string">
            <text:p>City Council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9216.8" calcext:value-type="float">
            <text:p>99,217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12" office:value-type="string" calcext:value-type="string">
            <text:p>City Council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2000" calcext:value-type="float">
            <text:p>182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12" office:value-type="string" calcext:value-type="string">
            <text:p>City Council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4218.7" calcext:value-type="float">
            <text:p>244,219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12" office:value-type="string" calcext:value-type="string">
            <text:p>City Council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3604.28" calcext:value-type="float">
            <text:p>1,253,604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12" office:value-type="string" calcext:value-type="string">
            <text:p>City Council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672087.64" calcext:value-type="float">
            <text:p>18,672,088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City Council</text:p>
          </table:table-cell>
          <table:table-cell table:style-name="ce14" office:value-type="string" calcext:value-type="string">
            <text:p>City Council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71500" calcext:value-type="float">
            <text:p>371,5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ity Manager's Office</text:p>
          </table:table-cell>
          <table:table-cell table:style-name="ce2" office:value-type="string" calcext:value-type="string">
            <text:p>CM-Equity, Diversity &amp; Human Rights</text:p>
          </table:table-cell>
          <table:table-cell table:style-name="ce11" office:value-type="string" calcext:value-type="string">
            <text:p>Diversity &amp; Inclusion</text:p>
          </table:table-cell>
          <table:table-cell table:style-name="ce2" office:value-type="string" calcext:value-type="string">
            <text:p>Equipment</text:p>
          </table:table-cell>
          <table:table-cell table:style-name="ce11" office:value-type="string" calcext:value-type="string">
            <text:p>30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1633" calcext:value-type="float">
            <text:p>1,6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Diversity &amp; Inclus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36.68" calcext:value-type="float">
            <text:p>2,9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Diversity &amp; Inclus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0717.48" calcext:value-type="float">
            <text:p>870,7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Diversity &amp; Inclus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12.45" calcext:value-type="float">
            <text:p>4,4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3" office:value-type="string" calcext:value-type="string">
            <text:p>Equity &amp; Accessibilit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Equity &amp; Accessibility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09.91" calcext:value-type="float">
            <text:p>6,9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Equity &amp; Accessibility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00" calcext:value-type="float">
            <text:p>(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Equity &amp; Accessibilit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1.53" calcext:value-type="float">
            <text:p>1,2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Equity &amp; Accessibilit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2913.01" calcext:value-type="float">
            <text:p>312,9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Equity &amp; Accessibilit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48.08" calcext:value-type="float">
            <text:p>1,9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3" office:value-type="string" calcext:value-type="string">
            <text:p>Human Rights Education &amp; Complaints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91" calcext:value-type="float">
            <text:p>2,0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Human Rights Education &amp; Complaints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23.21" calcext:value-type="float">
            <text:p>1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Human Rights Education &amp; Complaints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3937.29" calcext:value-type="float">
            <text:p>593,9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2" office:value-type="string" calcext:value-type="string">
            <text:p>Human Rights Education &amp; Complaints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15.15" calcext:value-type="float">
            <text:p>6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9" office:value-type="string" calcext:value-type="string">
            <text:p>CM-Executive Management</text:p>
          </table:table-cell>
          <table:table-cell table:style-name="ce13" office:value-type="string" calcext:value-type="string">
            <text:p>Accountability Process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9.06" calcext:value-type="float">
            <text:p>8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Accountability Process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1818.68" calcext:value-type="float">
            <text:p>191,8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Accountability Process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5.93" calcext:value-type="float">
            <text:p>1,2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3" office:value-type="string" calcext:value-type="string">
            <text:p>City Manager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973.16" calcext:value-type="float">
            <text:p>19,9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City Manager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700" calcext:value-type="float">
            <text:p>9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City Manager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800" calcext:value-type="float">
            <text:p>12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City Manager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858.18" calcext:value-type="float">
            <text:p>9,8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City Manager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433.43" calcext:value-type="float">
            <text:p>68,4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City Manager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472.29" calcext:value-type="float">
            <text:p>18,4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3" office:value-type="string" calcext:value-type="string">
            <text:p>Corporate Issues &amp; Agenda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87.25" calcext:value-type="float">
            <text:p>1,4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Corporate Issues &amp; Agenda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77636.47" calcext:value-type="float">
            <text:p>977,6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Corporate Issues &amp; Agenda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775.52" calcext:value-type="float">
            <text:p>15,7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3" office:value-type="string" calcext:value-type="string">
            <text:p>Financial Management &amp; Program Suppor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45.92" calcext:value-type="float">
            <text:p>2,3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Financial Management &amp; Program Suppor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9994.62" calcext:value-type="float">
            <text:p>969,9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Financial Management &amp; Program Suppor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420.85" calcext:value-type="float">
            <text:p>6,4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3" office:value-type="string" calcext:value-type="string">
            <text:p>Performance Management &amp; Benchmark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9.55" calcext:value-type="float">
            <text:p>1,1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Performance Management &amp; Benchmark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2301.57" calcext:value-type="float">
            <text:p>652,3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2" office:value-type="string" calcext:value-type="string">
            <text:p>Performance Management &amp; Benchmark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26.47" calcext:value-type="float">
            <text:p>12,6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9" office:value-type="string" calcext:value-type="string">
            <text:p>CM-Internal Auditing</text:p>
          </table:table-cell>
          <table:table-cell table:style-name="ce13" office:value-type="string" calcext:value-type="string">
            <text:p>Audit Repor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000" calcext:value-type="float">
            <text:p>25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2" office:value-type="string" calcext:value-type="string">
            <text:p>Audit Report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68899.94" calcext:value-type="float">
            <text:p>(568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2" office:value-type="string" calcext:value-type="string">
            <text:p>Audit Repor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29.07" calcext:value-type="float">
            <text:p>9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2" office:value-type="string" calcext:value-type="string">
            <text:p>Audit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21650.37" calcext:value-type="float">
            <text:p>921,6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2" office:value-type="string" calcext:value-type="string">
            <text:p>Audit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891.66" calcext:value-type="float">
            <text:p>16,8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2" office:value-type="string" calcext:value-type="string">
            <text:p>Audit Report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789.25" calcext:value-type="float">
            <text:p>(35,7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3" office:value-type="string" calcext:value-type="string">
            <text:p>Business Risk &amp; Consul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.96" calcext:value-type="float">
            <text:p>1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2" office:value-type="string" calcext:value-type="string">
            <text:p>Business Risk &amp; Consul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368.44" calcext:value-type="float">
            <text:p>163,3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2" office:value-type="string" calcext:value-type="string">
            <text:p>Business Risk &amp; Consul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21.41" calcext:value-type="float">
            <text:p>3,2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2" office:value-type="string" calcext:value-type="string">
            <text:p>Business Risk &amp; Consult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315.75" calcext:value-type="float">
            <text:p>(6,3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9" office:value-type="string" calcext:value-type="string">
            <text:p>CM-Strategic &amp; Corporate Policy</text:p>
          </table:table-cell>
          <table:table-cell table:style-name="ce13" office:value-type="string" calcext:value-type="string">
            <text:p>Governance &amp; Organizational Structur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28.17" calcext:value-type="float">
            <text:p>1,1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Governance &amp; Organizational Structur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30245.35" calcext:value-type="float">
            <text:p>1,130,2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Governance &amp; Organizational Structur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11.56" calcext:value-type="float">
            <text:p>12,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3" office:value-type="string" calcext:value-type="string">
            <text:p>Intergovernmental &amp; Agency Rel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00" calcext:value-type="float">
            <text:p>7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Intergovernmental &amp; Agency Rel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75192" calcext:value-type="float">
            <text:p>(475,19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Intergovernmental &amp; Agency Rel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28.18" calcext:value-type="float">
            <text:p>1,1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Intergovernmental &amp; Agency Rel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17746.46" calcext:value-type="float">
            <text:p>1,817,7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Intergovernmental &amp; Agency Rel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512.19" calcext:value-type="float">
            <text:p>82,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3" office:value-type="string" calcext:value-type="string">
            <text:p>Strategic Planning &amp; Policy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6342" calcext:value-type="float">
            <text:p>(376,3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Strategic Planning &amp; Policy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1.2" calcext:value-type="float">
            <text:p>6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Strategic Planning &amp; Policy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8460.66" calcext:value-type="float">
            <text:p>938,4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2" office:value-type="string" calcext:value-type="string">
            <text:p>Strategic Planning &amp; Policy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6978.28" calcext:value-type="float">
            <text:p>386,9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9" office:value-type="string" calcext:value-type="string">
            <text:p>CM-Strategic Communications</text:p>
          </table:table-cell>
          <table:table-cell table:style-name="ce13" office:value-type="string" calcext:value-type="string">
            <text:p>Advertising / Corporate Identity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9500" calcext:value-type="float">
            <text:p>(49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Advertising / Corporate Identity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5.16" calcext:value-type="float">
            <text:p>7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Advertising / Corporate Identity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950" calcext:value-type="float">
            <text:p>30,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Advertising / Corporate Identity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42884" calcext:value-type="float">
            <text:p>(1,142,8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Advertising / Corporate Identity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99.92" calcext:value-type="float">
            <text:p>1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Advertising / Corporate Identity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1706.2" calcext:value-type="float">
            <text:p>901,7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Advertising / Corporate Identity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557.89" calcext:value-type="float">
            <text:p>45,5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3" office:value-type="string" calcext:value-type="string">
            <text:p>Internal Communication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9500" calcext:value-type="float">
            <text:p>(49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Internal Communic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5.16" calcext:value-type="float">
            <text:p>7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Internal Communic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99.92" calcext:value-type="float">
            <text:p>1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Internal Communic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1379.81" calcext:value-type="float">
            <text:p>951,3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Internal Communic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674.49" calcext:value-type="float">
            <text:p>40,6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3" office:value-type="string" calcext:value-type="string">
            <text:p>Media Relation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2500" calcext:value-type="float">
            <text:p>(8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Media Rel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75.28" calcext:value-type="float">
            <text:p>1,1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Media Rel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99.91" calcext:value-type="float">
            <text:p>3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Media Rel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72994.23" calcext:value-type="float">
            <text:p>1,372,9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Media Rel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929.86" calcext:value-type="float">
            <text:p>75,9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3" office:value-type="string" calcext:value-type="string">
            <text:p>Public Communication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3291.06" calcext:value-type="float">
            <text:p>(253,2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Public Communic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15.48" calcext:value-type="float">
            <text:p>4,1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Public Communic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99.71" calcext:value-type="float">
            <text:p>3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Public Communic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41464.35" calcext:value-type="float">
            <text:p>2,841,4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2" office:value-type="string" calcext:value-type="string">
            <text:p>Public Communic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3673.73" calcext:value-type="float">
            <text:p>183,6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1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783.46" calcext:value-type="float">
            <text:p>37,7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12" office:value-type="string" calcext:value-type="string">
            <text:p>HR Employee &amp; Labour Rel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22.36" calcext:value-type="float">
            <text:p>8,7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12" office:value-type="string" calcext:value-type="string">
            <text:p>HR Employee &amp; Labour Rel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044.54" calcext:value-type="float">
            <text:p>82,0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12" office:value-type="string" calcext:value-type="string">
            <text:p>HR Employee &amp; Labour Rel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76875.97" calcext:value-type="float">
            <text:p>(576,8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12" office:value-type="string" calcext:value-type="string">
            <text:p>HR Employee &amp; Labour Rel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581.71" calcext:value-type="float">
            <text:p>26,5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12" office:value-type="string" calcext:value-type="string">
            <text:p>HR Employee &amp; Labour Rel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74834.51" calcext:value-type="float">
            <text:p>6,574,8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12" office:value-type="string" calcext:value-type="string">
            <text:p>HR Employee &amp; Labour Rel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10712.55" calcext:value-type="float">
            <text:p>1,110,7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12" office:value-type="string" calcext:value-type="string">
            <text:p>HR Employee &amp; Labour Rela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6640.85" calcext:value-type="float">
            <text:p>(146,6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12" office:value-type="string" calcext:value-type="string">
            <text:p>HR Employee &amp; Labour Rela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13479.14" calcext:value-type="float">
            <text:p>(413,47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9" office:value-type="string" calcext:value-type="string">
            <text:p>HR Employment Services</text:p>
          </table:table-cell>
          <table:table-cell table:style-name="ce13" office:value-type="string" calcext:value-type="string">
            <text:p>HR Employment Servi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664.35" calcext:value-type="float">
            <text:p>16,6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12" office:value-type="string" calcext:value-type="string">
            <text:p>HR Employment Servi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864.83" calcext:value-type="float">
            <text:p>29,8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12" office:value-type="string" calcext:value-type="string">
            <text:p>HR Employment Servi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530.91" calcext:value-type="float">
            <text:p>30,5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12" office:value-type="string" calcext:value-type="string">
            <text:p>HR Employment Servic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65191.49" calcext:value-type="float">
            <text:p>(1,565,1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12" office:value-type="string" calcext:value-type="string">
            <text:p>HR Employment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947.74" calcext:value-type="float">
            <text:p>38,9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12" office:value-type="string" calcext:value-type="string">
            <text:p>HR Employment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155344.57" calcext:value-type="float">
            <text:p>11,155,3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12" office:value-type="string" calcext:value-type="string">
            <text:p>HR Employment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3723.15" calcext:value-type="float">
            <text:p>383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12" office:value-type="string" calcext:value-type="string">
            <text:p>HR Employment Servic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13479" calcext:value-type="float">
            <text:p>(413,47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9" office:value-type="string" calcext:value-type="string">
            <text:p>HR Organizational &amp; Employee Effectiveness</text:p>
          </table:table-cell>
          <table:table-cell table:style-name="ce13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0000" calcext:value-type="float">
            <text:p>(19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12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664.36" calcext:value-type="float">
            <text:p>16,6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12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69.58" calcext:value-type="float">
            <text:p>14,6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12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109.45" calcext:value-type="float">
            <text:p>48,1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12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3177.11" calcext:value-type="float">
            <text:p>(293,1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12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233.38" calcext:value-type="float">
            <text:p>37,2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12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86428.49" calcext:value-type="float">
            <text:p>6,586,4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12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52169.28" calcext:value-type="float">
            <text:p>1,552,1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12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82956.48" calcext:value-type="float">
            <text:p>(1,082,9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9" office:value-type="string" calcext:value-type="string">
            <text:p>HR Safe &amp; Healthy Workplaces</text:p>
          </table:table-cell>
          <table:table-cell table:style-name="ce13" office:value-type="string" calcext:value-type="string">
            <text:p>HR Safe &amp; Healthy Workpla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664.36" calcext:value-type="float">
            <text:p>16,6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12" office:value-type="string" calcext:value-type="string">
            <text:p>HR Safe &amp; Healthy Workpla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809.48" calcext:value-type="float">
            <text:p>16,8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12" office:value-type="string" calcext:value-type="string">
            <text:p>HR Safe &amp; Healthy Workpla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741.83" calcext:value-type="float">
            <text:p>37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12" office:value-type="string" calcext:value-type="string">
            <text:p>HR Safe &amp; Healthy Workplac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7687.97" calcext:value-type="float">
            <text:p>(237,6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12" office:value-type="string" calcext:value-type="string">
            <text:p>HR Safe &amp; Healthy Workpla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738.72" calcext:value-type="float">
            <text:p>56,7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12" office:value-type="string" calcext:value-type="string">
            <text:p>HR Safe &amp; Healthy Workpla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49035.43" calcext:value-type="float">
            <text:p>10,449,0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12" office:value-type="string" calcext:value-type="string">
            <text:p>HR Safe &amp; Healthy Workpla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7871.11" calcext:value-type="float">
            <text:p>677,87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ity Manager's Office</text:p>
          </table:table-cell>
          <table:table-cell table:style-name="ce4" office:value-type="string" calcext:value-type="string">
            <text:p>HR Safe &amp; Healthy Workplaces</text:p>
          </table:table-cell>
          <table:table-cell table:style-name="ce14" office:value-type="string" calcext:value-type="string">
            <text:p>HR Safe &amp; Healthy Workplaces</text:p>
          </table:table-cell>
          <table:table-cell table:style-name="ce10" office:value-type="string" calcext:value-type="string">
            <text:p>Transfers From Capital</text:p>
          </table:table-cell>
          <table:table-cell table:style-name="ce15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13479.13" calcext:value-type="float">
            <text:p>(413,479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ity Planning</text:p>
          </table:table-cell>
          <table:table-cell table:style-name="ce2" office:value-type="string" calcext:value-type="string">
            <text:p>City Building &amp; Policy Development</text:p>
          </table:table-cell>
          <table:table-cell table:style-name="ce11" office:value-type="string" calcext:value-type="string">
            <text:p>City Building &amp; Policy Development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63138.07" calcext:value-type="float">
            <text:p>63,1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5998.3" calcext:value-type="float">
            <text:p>85,9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930.8" calcext:value-type="float">
            <text:p>400,9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6060.9" calcext:value-type="float">
            <text:p>76,0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7000" calcext:value-type="float">
            <text:p>31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063756.38" calcext:value-type="float">
            <text:p>17,063,7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4929.53" calcext:value-type="float">
            <text:p>864,9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10300.06" calcext:value-type="float">
            <text:p>(810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72892.76" calcext:value-type="float">
            <text:p>(2,372,8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12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7640.01" calcext:value-type="float">
            <text:p>(127,6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1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085.77" calcext:value-type="float">
            <text:p>18,0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12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545.9" calcext:value-type="float">
            <text:p>77,5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12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2692.1" calcext:value-type="float">
            <text:p>612,6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12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1667.3" calcext:value-type="float">
            <text:p>111,6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12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3700.1" calcext:value-type="float">
            <text:p>83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12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592546.56" calcext:value-type="float">
            <text:p>22,592,5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12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8036.9" calcext:value-type="float">
            <text:p>708,0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12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8050" calcext:value-type="float">
            <text:p>(88,05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ity Planning</text:p>
          </table:table-cell>
          <table:table-cell table:style-name="ce4" office:value-type="string" calcext:value-type="string">
            <text:p>Development Review, Decision &amp; Implementation</text:p>
          </table:table-cell>
          <table:table-cell table:style-name="ce14" office:value-type="string" calcext:value-type="string">
            <text:p>Development Review, Decision &amp; Implementation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4078337.65" calcext:value-type="float">
            <text:p>(24,078,338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urt Services</text:p>
          </table:table-cell>
          <table:table-cell table:style-name="ce2" office:value-type="string" calcext:value-type="string">
            <text:p>Court Case Management</text:p>
          </table:table-cell>
          <table:table-cell table:style-name="ce11" office:value-type="string" calcext:value-type="string">
            <text:p>Court Case Management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70032.32" calcext:value-type="float">
            <text:p>70,0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670.52" calcext:value-type="float">
            <text:p>48,6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096764.89" calcext:value-type="float">
            <text:p>16,096,7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280777.23" calcext:value-type="float">
            <text:p>(5,280,7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6163.16" calcext:value-type="float">
            <text:p>106,1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3110.26" calcext:value-type="float">
            <text:p>383,1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46789.28" calcext:value-type="float">
            <text:p>12,146,7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01938.77" calcext:value-type="float">
            <text:p>6,701,9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7168700.08" calcext:value-type="float">
            <text:p>(47,168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4059" calcext:value-type="float">
            <text:p>(234,0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9" office:value-type="string" calcext:value-type="string">
            <text:p>CT-Provincial Offences/Licencing Tribunal Dispute Resolution</text:p>
          </table:table-cell>
          <table:table-cell table:style-name="ce13" office:value-type="string" calcext:value-type="string">
            <text:p>Hearing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18.81" calcext:value-type="float">
            <text:p>4,2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051.25" calcext:value-type="float">
            <text:p>53,0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20405.07" calcext:value-type="float">
            <text:p>920,4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4571.32" calcext:value-type="float">
            <text:p>(874,5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498.02" calcext:value-type="float">
            <text:p>44,4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669.77" calcext:value-type="float">
            <text:p>15,6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23791.7" calcext:value-type="float">
            <text:p>5,823,7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1400.23" calcext:value-type="float">
            <text:p>671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3000" calcext:value-type="float">
            <text:p>(6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Hearing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101.5" calcext:value-type="float">
            <text:p>(14,1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3" office:value-type="string" calcext:value-type="string">
            <text:p>Interven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87.53" calcext:value-type="float">
            <text:p>1,6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8.25" calcext:value-type="float">
            <text:p>7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2489.27" calcext:value-type="float">
            <text:p>472,4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7247.64" calcext:value-type="float">
            <text:p>(127,2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45.11" calcext:value-type="float">
            <text:p>3,0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67.91" calcext:value-type="float">
            <text:p>6,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4349.21" calcext:value-type="float">
            <text:p>344,3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0800.01" calcext:value-type="float">
            <text:p>130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200" calcext:value-type="float">
            <text:p>(25,2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12" office:value-type="string" calcext:value-type="string">
            <text:p>Interven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638.5" calcext:value-type="float">
            <text:p>(5,6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1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37.63" calcext:value-type="float">
            <text:p>8,4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12" office:value-type="string" calcext:value-type="string">
            <text:p>Default Fine Collection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65" calcext:value-type="float">
            <text:p>2,8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12" office:value-type="string" calcext:value-type="string">
            <text:p>Default Fine Collection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43823.09" calcext:value-type="float">
            <text:p>1,943,8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12" office:value-type="string" calcext:value-type="string">
            <text:p>Default Fine Collection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36238.22" calcext:value-type="float">
            <text:p>(636,2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12" office:value-type="string" calcext:value-type="string">
            <text:p>Default Fine Collection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40.14" calcext:value-type="float">
            <text:p>4,0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12" office:value-type="string" calcext:value-type="string">
            <text:p>Default Fine Collection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5139.55" calcext:value-type="float">
            <text:p>1,415,1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12" office:value-type="string" calcext:value-type="string">
            <text:p>Default Fine Collection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7608.57" calcext:value-type="float">
            <text:p>1,467,6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12" office:value-type="string" calcext:value-type="string">
            <text:p>Default Fine Collection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43251.08" calcext:value-type="float">
            <text:p>643,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12" office:value-type="string" calcext:value-type="string">
            <text:p>Default Fine Collection Manage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6000" calcext:value-type="float">
            <text:p>(126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ourt Services</text:p>
          </table:table-cell>
          <table:table-cell table:style-name="ce4" office:value-type="string" calcext:value-type="string">
            <text:p>Default Fine Collection Management</text:p>
          </table:table-cell>
          <table:table-cell table:style-name="ce14" office:value-type="string" calcext:value-type="string">
            <text:p>Default Fine Collection Management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8199.5" calcext:value-type="float">
            <text:p>(28,2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onomic Development &amp; Culture</text:p>
          </table:table-cell>
          <table:table-cell table:style-name="ce2" office:value-type="string" calcext:value-type="string">
            <text:p>EC-Business Services</text:p>
          </table:table-cell>
          <table:table-cell table:style-name="ce11" office:value-type="string" calcext:value-type="string">
            <text:p>Business Retention &amp; Expansion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4856.15" calcext:value-type="float">
            <text:p>4,8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Business Retention &amp; Expans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50.02" calcext:value-type="float">
            <text:p>5,5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Business Retention &amp; Expans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200" calcext:value-type="float">
            <text:p>13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Business Retention &amp; Expans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951.09" calcext:value-type="float">
            <text:p>11,9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Business Retention &amp; Expans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796" calcext:value-type="float">
            <text:p>125,7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Business Retention &amp; Expans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63145.75" calcext:value-type="float">
            <text:p>1,763,1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Business Retention &amp; Expans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249.97" calcext:value-type="float">
            <text:p>63,2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3" office:value-type="string" calcext:value-type="string">
            <text:p>Entrepreneurship Suppor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39623.46" calcext:value-type="float">
            <text:p>(639,6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96.01" calcext:value-type="float">
            <text:p>4,1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521.26" calcext:value-type="float">
            <text:p>31,5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774.37" calcext:value-type="float">
            <text:p>37,7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5819.85" calcext:value-type="float">
            <text:p>1,185,8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2500" calcext:value-type="float">
            <text:p>(19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89616.16" calcext:value-type="float">
            <text:p>1,489,6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1525.62" calcext:value-type="float">
            <text:p>1,001,5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67893.47" calcext:value-type="float">
            <text:p>(2,667,8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Entrepreneurship Suppor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00" calcext:value-type="float">
            <text:p>(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Filming Activit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00" calcext:value-type="float">
            <text:p>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Filming Activity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Filming Activity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7000" calcext:value-type="float">
            <text:p>(407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Filming Activit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585.44" calcext:value-type="float">
            <text:p>30,5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Filming Activity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088.91" calcext:value-type="float">
            <text:p>46,0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Filming Activit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3601.4" calcext:value-type="float">
            <text:p>933,6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12" office:value-type="string" calcext:value-type="string">
            <text:p>Filming Activit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8207.74" calcext:value-type="float">
            <text:p>188,2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9" office:value-type="string" calcext:value-type="string">
            <text:p>EC-Cultural Services</text:p>
          </table:table-cell>
          <table:table-cell table:style-name="ce13" office:value-type="string" calcext:value-type="string">
            <text:p>Arts Programm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0000" calcext:value-type="float">
            <text:p>(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46.65" calcext:value-type="float">
            <text:p>11,6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63" calcext:value-type="float">
            <text:p>8,2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8639.56" calcext:value-type="float">
            <text:p>(148,6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1154.95" calcext:value-type="float">
            <text:p>101,1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5000" calcext:value-type="float">
            <text:p>365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05444.24" calcext:value-type="float">
            <text:p>2,005,4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6641.29" calcext:value-type="float">
            <text:p>206,6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900" calcext:value-type="float">
            <text:p>(20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Arts Programm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2049.14" calcext:value-type="float">
            <text:p>(242,0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57.61" calcext:value-type="float">
            <text:p>6,1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5000" calcext:value-type="float">
            <text:p>(7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51" calcext:value-type="float">
            <text:p>6,3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9320.9" calcext:value-type="float">
            <text:p>169,3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4248.33" calcext:value-type="float">
            <text:p>274,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56351.95" calcext:value-type="float">
            <text:p>1,056,3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2065.4" calcext:value-type="float">
            <text:p>872,0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2900" calcext:value-type="float">
            <text:p>(82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Develop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3830.09" calcext:value-type="float">
            <text:p>(193,8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3" office:value-type="string" calcext:value-type="string">
            <text:p>Cultural Grant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00000" calcext:value-type="float">
            <text:p>(3,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Gra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819200" calcext:value-type="float">
            <text:p>27,819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Cultural Gra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880.65" calcext:value-type="float">
            <text:p>10,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3" office:value-type="string" calcext:value-type="string">
            <text:p>Events Programm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46741.14" calcext:value-type="float">
            <text:p>(2,646,7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0504.57" calcext:value-type="float">
            <text:p>80,5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96.68" calcext:value-type="float">
            <text:p>3,9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00000" calcext:value-type="float">
            <text:p>(1,4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1759.79" calcext:value-type="float">
            <text:p>161,7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4495.55" calcext:value-type="float">
            <text:p>224,4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2918" calcext:value-type="float">
            <text:p>122,9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00000" calcext:value-type="float">
            <text:p>(2,0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54621.48" calcext:value-type="float">
            <text:p>4,054,6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554753.54" calcext:value-type="float">
            <text:p>8,554,7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Events Programm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79031" calcext:value-type="float">
            <text:p>(2,179,0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3" office:value-type="string" calcext:value-type="string">
            <text:p>Heritage Programm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8651.15" calcext:value-type="float">
            <text:p>878,6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407.74" calcext:value-type="float">
            <text:p>79,4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9172" calcext:value-type="float">
            <text:p>(179,1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0868.37" calcext:value-type="float">
            <text:p>180,8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9766.1" calcext:value-type="float">
            <text:p>(179,76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2626.85" calcext:value-type="float">
            <text:p>722,6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1403" calcext:value-type="float">
            <text:p>111,4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Other Subsidies</text:p>
          </table:table-cell>
          <table:table-cell table:style-name="ce13" office:value-type="string" calcext:value-type="string">
            <text:p>8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000" calcext:value-type="float">
            <text:p>(37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2700" calcext:value-type="float">
            <text:p>(342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576385.02" calcext:value-type="float">
            <text:p>10,576,3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95218.62" calcext:value-type="float">
            <text:p>1,895,2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37250" calcext:value-type="float">
            <text:p>(537,2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57000" calcext:value-type="float">
            <text:p>(657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2" office:value-type="string" calcext:value-type="string">
            <text:p>Heritage Programm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60736.42" calcext:value-type="float">
            <text:p>(1,960,7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9" office:value-type="string" calcext:value-type="string">
            <text:p>EC-Economic Competitiveness Services</text:p>
          </table:table-cell>
          <table:table-cell table:style-name="ce13" office:value-type="string" calcext:value-type="string">
            <text:p>BIA Support &amp; Governanc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0000" calcext:value-type="float">
            <text:p>(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BIA Support &amp; Govern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499.95" calcext:value-type="float">
            <text:p>7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BIA Support &amp; Govern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90" calcext:value-type="float">
            <text:p>12,1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BIA Support &amp; Govern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588.34" calcext:value-type="float">
            <text:p>8,5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BIA Support &amp; Governanc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6051.63" calcext:value-type="float">
            <text:p>206,0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BIA Support &amp; Govern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4361.9" calcext:value-type="float">
            <text:p>1,454,3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BIA Support &amp; Govern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872.52" calcext:value-type="float">
            <text:p>79,8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BIA Support &amp; Governa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284" calcext:value-type="float">
            <text:p>(11,2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BIA Support &amp; Governanc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9000" calcext:value-type="float">
            <text:p>(379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Research &amp; Policy on Toronto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500" calcext:value-type="float">
            <text:p>(3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Research &amp; Policy on Toronto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659.69" calcext:value-type="float">
            <text:p>36,6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Research &amp; Policy on Toronto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000" calcext:value-type="float">
            <text:p>45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Research &amp; Policy on Toronto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44799.51" calcext:value-type="float">
            <text:p>1,544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Research &amp; Policy on Toronto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447" calcext:value-type="float">
            <text:p>61,4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Research &amp; Policy on Toronto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000" calcext:value-type="float">
            <text:p>(1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3" office:value-type="string" calcext:value-type="string">
            <text:p>Sectors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39623.46" calcext:value-type="float">
            <text:p>(739,6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ectors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49.74" calcext:value-type="float">
            <text:p>2,1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ectors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071.26" calcext:value-type="float">
            <text:p>38,0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ectors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517.66" calcext:value-type="float">
            <text:p>82,5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ectors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5799.34" calcext:value-type="float">
            <text:p>175,7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ectors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44833.04" calcext:value-type="float">
            <text:p>1,944,8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ectors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7718.06" calcext:value-type="float">
            <text:p>1,037,7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ectors Develop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00" calcext:value-type="float">
            <text:p>(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3" office:value-type="string" calcext:value-type="string">
            <text:p>Strategic Allianc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89500" calcext:value-type="float">
            <text:p>(489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trategic Allian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50" calcext:value-type="float">
            <text:p>4,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trategic Allian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16.93" calcext:value-type="float">
            <text:p>3,7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trategic Allianc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3797.37" calcext:value-type="float">
            <text:p>433,7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trategic Allianc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000" calcext:value-type="float">
            <text:p>(4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trategic Allian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2570.48" calcext:value-type="float">
            <text:p>722,5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trategic Allian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9055.9" calcext:value-type="float">
            <text:p>249,0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Strategic Allianc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000" calcext:value-type="float">
            <text:p>(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3" office:value-type="string" calcext:value-type="string">
            <text:p>Visitor Information Servic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94029.08" calcext:value-type="float">
            <text:p>(794,0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Visitor Information Servi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3950.86" calcext:value-type="float">
            <text:p>143,9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Visitor Information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Visitor Information Servic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0000" calcext:value-type="float">
            <text:p>(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Visitor Information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58778.94" calcext:value-type="float">
            <text:p>1,158,7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2" office:value-type="string" calcext:value-type="string">
            <text:p>Visitor Information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0328.54" calcext:value-type="float">
            <text:p>680,32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conomic Development &amp; Culture</text:p>
          </table:table-cell>
          <table:table-cell table:style-name="ce4" office:value-type="string" calcext:value-type="string">
            <text:p>EC-Economic Competitiveness Services</text:p>
          </table:table-cell>
          <table:table-cell table:style-name="ce14" office:value-type="string" calcext:value-type="string">
            <text:p>Visitor Information Services</text:p>
          </table:table-cell>
          <table:table-cell table:style-name="ce10" office:value-type="string" calcext:value-type="string">
            <text:p>Sundry and Other Revenues</text:p>
          </table:table-cell>
          <table:table-cell table:style-name="ce15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508597" calcext:value-type="float">
            <text:p>(508,597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gineering &amp; Construction Services</text:p>
          </table:table-cell>
          <table:table-cell table:style-name="ce2" office:value-type="string" calcext:value-type="string">
            <text:p>WT-Engineering Information</text:p>
          </table:table-cell>
          <table:table-cell table:style-name="ce11" office:value-type="string" calcext:value-type="string">
            <text:p>Bridge Condition Assessment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53904.7" calcext:value-type="float">
            <text:p>53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Bridge Condition Assess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55.96" calcext:value-type="float">
            <text:p>3,3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Bridge Condition Assess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8520.28" calcext:value-type="float">
            <text:p>108,5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Bridge Condition Assess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73.29" calcext:value-type="float">
            <text:p>5,6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Bridge Condition Assess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1348.96" calcext:value-type="float">
            <text:p>631,3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Bridge Condition Assess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266.47" calcext:value-type="float">
            <text:p>66,2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Bridge Condition Assess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300" calcext:value-type="float">
            <text:p>(24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Bridge Condition Assess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78734.11" calcext:value-type="float">
            <text:p>(778,7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3" office:value-type="string" calcext:value-type="string">
            <text:p>Land Inform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952.3" calcext:value-type="float">
            <text:p>26,9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119.4" calcext:value-type="float">
            <text:p>40,1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518.52" calcext:value-type="float">
            <text:p>125,5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5569.89" calcext:value-type="float">
            <text:p>(175,5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811.73" calcext:value-type="float">
            <text:p>48,8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25533.49" calcext:value-type="float">
            <text:p>7,525,5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4698.75" calcext:value-type="float">
            <text:p>254,6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4300.03" calcext:value-type="float">
            <text:p>(64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33797.85" calcext:value-type="float">
            <text:p>(4,033,7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2" office:value-type="string" calcext:value-type="string">
            <text:p>Land Informa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84339.99" calcext:value-type="float">
            <text:p>(484,3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9" office:value-type="string" calcext:value-type="string">
            <text:p>WT-Engineering Review &amp; Acceptance</text:p>
          </table:table-cell>
          <table:table-cell table:style-name="ce13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904.77" calcext:value-type="float">
            <text:p>53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25.18" calcext:value-type="float">
            <text:p>9,6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383.34" calcext:value-type="float">
            <text:p>44,3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7240" calcext:value-type="float">
            <text:p>(327,2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592.04" calcext:value-type="float">
            <text:p>30,5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76678.23" calcext:value-type="float">
            <text:p>3,576,6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9450.93" calcext:value-type="float">
            <text:p>299,4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0496.02" calcext:value-type="float">
            <text:p>(380,4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08759.53" calcext:value-type="float">
            <text:p>(2,508,7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3rd Party Application Review &amp; Acceptanc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46749.69" calcext:value-type="float">
            <text:p>(446,7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3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904.77" calcext:value-type="float">
            <text:p>53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142.15" calcext:value-type="float">
            <text:p>13,1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312.39" calcext:value-type="float">
            <text:p>26,3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14420" calcext:value-type="float">
            <text:p>(714,4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994.07" calcext:value-type="float">
            <text:p>27,9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431077.98" calcext:value-type="float">
            <text:p>7,431,0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3003.34" calcext:value-type="float">
            <text:p>793,0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37467" calcext:value-type="float">
            <text:p>(1,837,4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91198.95" calcext:value-type="float">
            <text:p>(691,1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2" office:value-type="string" calcext:value-type="string">
            <text:p>Development Application Review &amp; Acceptanc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60708.95" calcext:value-type="float">
            <text:p>(2,660,7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9" office:value-type="string" calcext:value-type="string">
            <text:p>WT-Municipal Infrastructure Construction</text:p>
          </table:table-cell>
          <table:table-cell table:style-name="ce13" office:value-type="string" calcext:value-type="string">
            <text:p>Construc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7809.38" calcext:value-type="float">
            <text:p>107,8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361.32" calcext:value-type="float">
            <text:p>43,3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85906.05" calcext:value-type="float">
            <text:p>1,985,9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78340" calcext:value-type="float">
            <text:p>(578,3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7515.16" calcext:value-type="float">
            <text:p>137,5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338007.7" calcext:value-type="float">
            <text:p>22,338,0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7122.76" calcext:value-type="float">
            <text:p>1,217,1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80743.75" calcext:value-type="float">
            <text:p>(480,7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770115.39" calcext:value-type="float">
            <text:p>(22,770,1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Construc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31111.86" calcext:value-type="float">
            <text:p>(1,431,1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3" office:value-type="string" calcext:value-type="string">
            <text:p>Desig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0571.21" calcext:value-type="float">
            <text:p>500,5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Desig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704.18" calcext:value-type="float">
            <text:p>145,7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Desig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17151.72" calcext:value-type="float">
            <text:p>1,517,1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Desig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2019.04" calcext:value-type="float">
            <text:p>142,0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Desig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741514.16" calcext:value-type="float">
            <text:p>16,741,5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Desig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11512.08" calcext:value-type="float">
            <text:p>711,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Desig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0100" calcext:value-type="float">
            <text:p>(170,1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2" office:value-type="string" calcext:value-type="string">
            <text:p>Desig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465849.76" calcext:value-type="float">
            <text:p>(18,465,85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ngineering &amp; Construction Services</text:p>
          </table:table-cell>
          <table:table-cell table:style-name="ce4" office:value-type="string" calcext:value-type="string">
            <text:p>WT-Municipal Infrastructure Construction</text:p>
          </table:table-cell>
          <table:table-cell table:style-name="ce14" office:value-type="string" calcext:value-type="string">
            <text:p>Design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69627.3" calcext:value-type="float">
            <text:p>(269,627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xhibition Place</text:p>
          </table:table-cell>
          <table:table-cell table:style-name="ce2" office:value-type="string" calcext:value-type="string">
            <text:p>Conventions, Conferences &amp; Meetings</text:p>
          </table:table-cell>
          <table:table-cell table:style-name="ce11" office:value-type="string" calcext:value-type="string">
            <text:p>Conventions, Conferences &amp; Meeting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2359407" calcext:value-type="float">
            <text:p>(2,359,40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Conventions, Conferences &amp; Meetings</text:p>
          </table:table-cell>
          <table:table-cell table:style-name="ce12" office:value-type="string" calcext:value-type="string">
            <text:p>Conventions, Conferences &amp; Meeting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8009" calcext:value-type="float">
            <text:p>328,0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Conventions, Conferences &amp; Meetings</text:p>
          </table:table-cell>
          <table:table-cell table:style-name="ce12" office:value-type="string" calcext:value-type="string">
            <text:p>Conventions, Conferences &amp; Meeting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42864" calcext:value-type="float">
            <text:p>942,8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Conventions, Conferences &amp; Meetings</text:p>
          </table:table-cell>
          <table:table-cell table:style-name="ce12" office:value-type="string" calcext:value-type="string">
            <text:p>Conventions, Conferences &amp; Meeting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23617" calcext:value-type="float">
            <text:p>3,523,6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Conventions, Conferences &amp; Meetings</text:p>
          </table:table-cell>
          <table:table-cell table:style-name="ce12" office:value-type="string" calcext:value-type="string">
            <text:p>Conventions, Conferences &amp; Meeting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35083" calcext:value-type="float">
            <text:p>(2,435,0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9" office:value-type="string" calcext:value-type="string">
            <text:p>Exhibition Place Asset Management</text:p>
          </table:table-cell>
          <table:table-cell table:style-name="ce13" office:value-type="string" calcext:value-type="string">
            <text:p>Exhibition Place Asset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5000" calcext:value-type="float">
            <text:p>(87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12" office:value-type="string" calcext:value-type="string">
            <text:p>Exhibition Place Asset Man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66852" calcext:value-type="float">
            <text:p>1,066,8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12" office:value-type="string" calcext:value-type="string">
            <text:p>Exhibition Place Asset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5840" calcext:value-type="float">
            <text:p>165,8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12" office:value-type="string" calcext:value-type="string">
            <text:p>Exhibition Place Asset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20966" calcext:value-type="float">
            <text:p>2,420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12" office:value-type="string" calcext:value-type="string">
            <text:p>Exhibition Place Asset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506848" calcext:value-type="float">
            <text:p>(506,8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12" office:value-type="string" calcext:value-type="string">
            <text:p>Exhibition Place Asset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22421" calcext:value-type="float">
            <text:p>6,922,4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12" office:value-type="string" calcext:value-type="string">
            <text:p>Exhibition Place Asset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32139" calcext:value-type="float">
            <text:p>5,132,1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12" office:value-type="string" calcext:value-type="string">
            <text:p>Exhibition Place Asset Manage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20450" calcext:value-type="float">
            <text:p>(820,4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9" office:value-type="string" calcext:value-type="string">
            <text:p>Exhibition Place Parking Access</text:p>
          </table:table-cell>
          <table:table-cell table:style-name="ce13" office:value-type="string" calcext:value-type="string">
            <text:p>Exhibition Place Parking Acces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0" calcext:value-type="float">
            <text:p>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Parking Access</text:p>
          </table:table-cell>
          <table:table-cell table:style-name="ce12" office:value-type="string" calcext:value-type="string">
            <text:p>Exhibition Place Parking Acces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38000" calcext:value-type="float">
            <text:p>(3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Parking Access</text:p>
          </table:table-cell>
          <table:table-cell table:style-name="ce12" office:value-type="string" calcext:value-type="string">
            <text:p>Exhibition Place Parking Acces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25846" calcext:value-type="float">
            <text:p>1,325,8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Parking Access</text:p>
          </table:table-cell>
          <table:table-cell table:style-name="ce12" office:value-type="string" calcext:value-type="string">
            <text:p>Exhibition Place Parking Acces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8880" calcext:value-type="float">
            <text:p>1,048,8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Parking Access</text:p>
          </table:table-cell>
          <table:table-cell table:style-name="ce12" office:value-type="string" calcext:value-type="string">
            <text:p>Exhibition Place Parking Acces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689785" calcext:value-type="float">
            <text:p>(6,689,7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9" office:value-type="string" calcext:value-type="string">
            <text:p>Exhibitions &amp; Events</text:p>
          </table:table-cell>
          <table:table-cell table:style-name="ce13" office:value-type="string" calcext:value-type="string">
            <text:p>Exhibitions &amp; Event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000" calcext:value-type="float">
            <text:p>(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12" office:value-type="string" calcext:value-type="string">
            <text:p>Exhibitions &amp; Eve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0293" calcext:value-type="float">
            <text:p>1,030,2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12" office:value-type="string" calcext:value-type="string">
            <text:p>Exhibitions &amp; Even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00" calcext:value-type="float">
            <text:p>11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12" office:value-type="string" calcext:value-type="string">
            <text:p>Exhibitions &amp; Even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5350" calcext:value-type="float">
            <text:p>905,3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12" office:value-type="string" calcext:value-type="string">
            <text:p>Exhibitions &amp; Eve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14057141" calcext:value-type="float">
            <text:p>(14,057,1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12" office:value-type="string" calcext:value-type="string">
            <text:p>Exhibitions &amp; Eve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917874" calcext:value-type="float">
            <text:p>23,917,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12" office:value-type="string" calcext:value-type="string">
            <text:p>Exhibitions &amp; Eve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34646" calcext:value-type="float">
            <text:p>4,034,64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xhibition Place</text:p>
          </table:table-cell>
          <table:table-cell table:style-name="ce4" office:value-type="string" calcext:value-type="string">
            <text:p>Exhibitions &amp; Events</text:p>
          </table:table-cell>
          <table:table-cell table:style-name="ce14" office:value-type="string" calcext:value-type="string">
            <text:p>Exhibitions &amp; Events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5201191" calcext:value-type="float">
            <text:p>(25,201,19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acilities, Real Estate, Environment &amp; Energy</text:p>
          </table:table-cell>
          <table:table-cell table:style-name="ce2" office:value-type="string" calcext:value-type="string">
            <text:p>CA-Environment &amp; Energy</text:p>
          </table:table-cell>
          <table:table-cell table:style-name="ce11" office:value-type="string" calcext:value-type="string">
            <text:p>Energy Management &amp; Program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6263230.61" calcext:value-type="float">
            <text:p>(6,263,2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340" calcext:value-type="float">
            <text:p>22,3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86.85" calcext:value-type="float">
            <text:p>16,3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06.78" calcext:value-type="float">
            <text:p>4,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135904.22" calcext:value-type="float">
            <text:p>(8,135,9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929481.67" calcext:value-type="float">
            <text:p>25,929,4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19944" calcext:value-type="float">
            <text:p>4,319,9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57878.85" calcext:value-type="float">
            <text:p>4,257,8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60359.02" calcext:value-type="float">
            <text:p>1,360,3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80398" calcext:value-type="float">
            <text:p>(780,3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ergy Management &amp; Program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9780" calcext:value-type="float">
            <text:p>(249,7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3" office:value-type="string" calcext:value-type="string">
            <text:p>Environment &amp; Energy Outreach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5559.79" calcext:value-type="float">
            <text:p>(505,5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27.52" calcext:value-type="float">
            <text:p>2,0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269.85" calcext:value-type="float">
            <text:p>46,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892.56" calcext:value-type="float">
            <text:p>48,8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0000" calcext:value-type="float">
            <text:p>33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0000" calcext:value-type="float">
            <text:p>(2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8005.61" calcext:value-type="float">
            <text:p>888,0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7348.16" calcext:value-type="float">
            <text:p>587,3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5009.21" calcext:value-type="float">
            <text:p>(45,0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Environment &amp; Energy Outreach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0030" calcext:value-type="float">
            <text:p>(70,0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3" office:value-type="string" calcext:value-type="string">
            <text:p>Renewable Energy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8993.71" calcext:value-type="float">
            <text:p>(268,9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newable Energy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0000" calcext:value-type="float">
            <text:p>25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newable Energ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508.33" calcext:value-type="float">
            <text:p>26,5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newable Energ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408.91" calcext:value-type="float">
            <text:p>16,4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newable Energ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1710.59" calcext:value-type="float">
            <text:p>701,7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newable Energ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7717.84" calcext:value-type="float">
            <text:p>317,7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newable Energy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00000" calcext:value-type="float">
            <text:p>(7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3" office:value-type="string" calcext:value-type="string">
            <text:p>Research &amp; Policy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74033.05" calcext:value-type="float">
            <text:p>(474,0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search &amp; Policy Develop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80.29" calcext:value-type="float">
            <text:p>19,3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search &amp; Policy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00" calcext:value-type="float">
            <text:p>2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search &amp; Policy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76.75" calcext:value-type="float">
            <text:p>6,2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search &amp; Policy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03574.67" calcext:value-type="float">
            <text:p>1,703,5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2" office:value-type="string" calcext:value-type="string">
            <text:p>Research &amp; Policy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6859.35" calcext:value-type="float">
            <text:p>506,8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9" office:value-type="string" calcext:value-type="string">
            <text:p>CA-Facilities Management</text:p>
          </table:table-cell>
          <table:table-cell table:style-name="ce13" office:value-type="string" calcext:value-type="string">
            <text:p>Custodial Car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72" calcext:value-type="float">
            <text:p>12,6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3495.83" calcext:value-type="float">
            <text:p>213,4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5830" calcext:value-type="float">
            <text:p>(115,8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1877.68" calcext:value-type="float">
            <text:p>351,8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768829.32" calcext:value-type="float">
            <text:p>(12,768,8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27212.69" calcext:value-type="float">
            <text:p>1,527,2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610261.73" calcext:value-type="float">
            <text:p>20,610,2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32512.68" calcext:value-type="float">
            <text:p>8,832,5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3711.62" calcext:value-type="float">
            <text:p>(303,7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Custodial Car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46490" calcext:value-type="float">
            <text:p>(446,4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3" office:value-type="string" calcext:value-type="string">
            <text:p>Facilities Mainten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2604" calcext:value-type="float">
            <text:p>212,6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8002.58" calcext:value-type="float">
            <text:p>198,0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4650" calcext:value-type="float">
            <text:p>(104,6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3888.59" calcext:value-type="float">
            <text:p>843,8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660556.68" calcext:value-type="float">
            <text:p>(17,660,55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84971.32" calcext:value-type="float">
            <text:p>2,584,9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831131.96" calcext:value-type="float">
            <text:p>43,831,1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456153.24" calcext:value-type="float">
            <text:p>22,456,1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75378.19" calcext:value-type="float">
            <text:p>(1,975,3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289244.47" calcext:value-type="float">
            <text:p>(9,289,2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Facilities Maintenanc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66419" calcext:value-type="float">
            <text:p>(1,066,4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3" office:value-type="string" calcext:value-type="string">
            <text:p>Security &amp; Safety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668" calcext:value-type="float">
            <text:p>55,6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Security &amp; Safet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633.56" calcext:value-type="float">
            <text:p>40,6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Security &amp; Safety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966.54" calcext:value-type="float">
            <text:p>58,9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Security &amp; Safety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886917.73" calcext:value-type="float">
            <text:p>(5,886,9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Security &amp; Safet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419.91" calcext:value-type="float">
            <text:p>121,4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Security &amp; Safet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076413.25" calcext:value-type="float">
            <text:p>13,076,4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Security &amp; Safet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83411.95" calcext:value-type="float">
            <text:p>5,683,4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Security &amp; Safety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3030.56" calcext:value-type="float">
            <text:p>(293,0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2" office:value-type="string" calcext:value-type="string">
            <text:p>Security &amp; Safety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60000" calcext:value-type="float">
            <text:p>(56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9" office:value-type="string" calcext:value-type="string">
            <text:p>CA-Real Estate</text:p>
          </table:table-cell>
          <table:table-cell table:style-name="ce13" office:value-type="string" calcext:value-type="string">
            <text:p>Development &amp; Portfolio Plann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0000" calcext:value-type="float">
            <text:p>(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Development &amp; Portfolio Plann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973.08" calcext:value-type="float">
            <text:p>52,9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Development &amp; Portfolio Plann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5547.18" calcext:value-type="float">
            <text:p>865,5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Development &amp; Portfolio Plann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0217.99" calcext:value-type="float">
            <text:p>290,2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3" office:value-type="string" calcext:value-type="string">
            <text:p>Lease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638489.34" calcext:value-type="float">
            <text:p>(3,638,4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16654.12" calcext:value-type="float">
            <text:p>1,516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399.03" calcext:value-type="float">
            <text:p>27,3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492.22" calcext:value-type="float">
            <text:p>52,4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518649.55" calcext:value-type="float">
            <text:p>(5,518,6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0240.65" calcext:value-type="float">
            <text:p>130,2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10960" calcext:value-type="float">
            <text:p>1,810,9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21797.24" calcext:value-type="float">
            <text:p>3,221,7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53532.27" calcext:value-type="float">
            <text:p>14,053,5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78241" calcext:value-type="float">
            <text:p>(2,678,2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Lease Manage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1213635.53" calcext:value-type="float">
            <text:p>(41,213,6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3" office:value-type="string" calcext:value-type="string">
            <text:p>Property Acquisi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12" calcext:value-type="float">
            <text:p>7,2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cquisi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59.62" calcext:value-type="float">
            <text:p>6,8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cquisi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463.47" calcext:value-type="float">
            <text:p>90,4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cquisi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111.24" calcext:value-type="float">
            <text:p>22,1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cquisi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00940.14" calcext:value-type="float">
            <text:p>1,800,9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cquisi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3325.84" calcext:value-type="float">
            <text:p>203,3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cquisi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74121.88" calcext:value-type="float">
            <text:p>(674,1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3" office:value-type="string" calcext:value-type="string">
            <text:p>Property Appraisal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000" calcext:value-type="float">
            <text:p>(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ppraisal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7.24" calcext:value-type="float">
            <text:p>2,2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ppraisal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7.03" calcext:value-type="float">
            <text:p>3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ppraisal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98.78" calcext:value-type="float">
            <text:p>3,9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ppraisal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77566.49" calcext:value-type="float">
            <text:p>1,677,5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ppraisal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7733.4" calcext:value-type="float">
            <text:p>257,7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Appraisal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02834.56" calcext:value-type="float">
            <text:p>(602,83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3" office:value-type="string" calcext:value-type="string">
            <text:p>Property Disposal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45000" calcext:value-type="float">
            <text:p>(54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Disposal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353.39" calcext:value-type="float">
            <text:p>8,3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Disposal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4094" calcext:value-type="float">
            <text:p>(224,0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Disposal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71.58" calcext:value-type="float">
            <text:p>2,8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Disposal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55738.96" calcext:value-type="float">
            <text:p>1,655,7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2" office:value-type="string" calcext:value-type="string">
            <text:p>Property Disposal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60.6" calcext:value-type="float">
            <text:p>40,0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re Services</text:p>
          </table:table-cell>
          <table:table-cell table:style-name="ce2" office:value-type="string" calcext:value-type="string">
            <text:p>Fire Rescue &amp; Emergency Response</text:p>
          </table:table-cell>
          <table:table-cell table:style-name="ce11" office:value-type="string" calcext:value-type="string">
            <text:p>Fire Rescue &amp; Emergency Respons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9334571.96" calcext:value-type="float">
            <text:p>9,334,5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8719.23" calcext:value-type="float">
            <text:p>548,7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32757.27" calcext:value-type="float">
            <text:p>7,232,7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0210" calcext:value-type="float">
            <text:p>(240,2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23629.62" calcext:value-type="float">
            <text:p>7,223,6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5216608.8" calcext:value-type="float">
            <text:p>375,216,6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91065.04" calcext:value-type="float">
            <text:p>5,891,0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2739.35" calcext:value-type="float">
            <text:p>(102,7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1765" calcext:value-type="float">
            <text:p>(231,7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12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066627.71" calcext:value-type="float">
            <text:p>(13,066,6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9" office:value-type="string" calcext:value-type="string">
            <text:p>FR-Disaster Response &amp; Event Support</text:p>
          </table:table-cell>
          <table:table-cell table:style-name="ce13" office:value-type="string" calcext:value-type="string">
            <text:p>Chemical, Biological, Radiological, Nuclear &amp; Exposive Resp.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043.36" calcext:value-type="float">
            <text:p>140,0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Chemical, Biological, Radiological, Nuclear &amp; Exposive Resp.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871.12" calcext:value-type="float">
            <text:p>10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Chemical, Biological, Radiological, Nuclear &amp; Exposive Resp.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000" calcext:value-type="float">
            <text:p>(1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Chemical, Biological, Radiological, Nuclear &amp; Exposive Resp.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547.01" calcext:value-type="float">
            <text:p>18,5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Chemical, Biological, Radiological, Nuclear &amp; Exposive Resp.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9022.51" calcext:value-type="float">
            <text:p>149,0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3" office:value-type="string" calcext:value-type="string">
            <text:p>Event Suppor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3996" calcext:value-type="float">
            <text:p>(403,9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Event Suppor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4000.03" calcext:value-type="float">
            <text:p>16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Event Suppor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99.99" calcext:value-type="float">
            <text:p>12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Event Suppor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48499.98" calcext:value-type="float">
            <text:p>2,248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Event Suppor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996.03" calcext:value-type="float">
            <text:p>21,9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Event Suppor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42700" calcext:value-type="float">
            <text:p>(2,042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3" office:value-type="string" calcext:value-type="string">
            <text:p>Heavy Urban Search &amp; Rescu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104.05" calcext:value-type="float">
            <text:p>103,1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Heavy Urban Search &amp; Rescu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000" calcext:value-type="float">
            <text:p>69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Heavy Urban Search &amp; Rescu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4251.27" calcext:value-type="float">
            <text:p>114,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Heavy Urban Search &amp; Rescue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0000" calcext:value-type="float">
            <text:p>(3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Heavy Urban Search &amp; Rescu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3170.67" calcext:value-type="float">
            <text:p>573,1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2" office:value-type="string" calcext:value-type="string">
            <text:p>Heavy Urban Search &amp; Rescu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300.92" calcext:value-type="float">
            <text:p>104,3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9" office:value-type="string" calcext:value-type="string">
            <text:p>FR-Fire Prevention, Inspection, &amp; Enforcement</text:p>
          </table:table-cell>
          <table:table-cell table:style-name="ce13" office:value-type="string" calcext:value-type="string">
            <text:p>Development Review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59.57" calcext:value-type="float">
            <text:p>1,5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Development Review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.41" calcext:value-type="float">
            <text:p>1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Development Review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38.36" calcext:value-type="float">
            <text:p>4,4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Development Review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9281.05" calcext:value-type="float">
            <text:p>789,2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Development Review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6.6" calcext:value-type="float">
            <text:p>1,4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Development Review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643.69" calcext:value-type="float">
            <text:p>(14,6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3" office:value-type="string" calcext:value-type="string">
            <text:p>Fire Code Enforc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4323.62" calcext:value-type="float">
            <text:p>234,3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Fire Code Enforc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573.13" calcext:value-type="float">
            <text:p>60,5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Fire Code Enforc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7162.09" calcext:value-type="float">
            <text:p>257,1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Fire Code Enforc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756.8" calcext:value-type="float">
            <text:p>(5,75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Fire Code Enforc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0147.6" calcext:value-type="float">
            <text:p>360,1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Fire Code Enforc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380627.86" calcext:value-type="float">
            <text:p>17,380,6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Fire Code Enforc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218.35" calcext:value-type="float">
            <text:p>146,2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2" office:value-type="string" calcext:value-type="string">
            <text:p>Fire Code Enforce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80490.84" calcext:value-type="float">
            <text:p>(480,4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9" office:value-type="string" calcext:value-type="string">
            <text:p>FR-Fire Safety Education</text:p>
          </table:table-cell>
          <table:table-cell table:style-name="ce13" office:value-type="string" calcext:value-type="string">
            <text:p>Campaign Based Fire Educ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072.6" calcext:value-type="float">
            <text:p>15,0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Campaign Based Fire Educ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470.92" calcext:value-type="float">
            <text:p>9,4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Campaign Based Fire Educ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2452.8" calcext:value-type="float">
            <text:p>122,4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Campaign Based Fire Educ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39.2" calcext:value-type="float">
            <text:p>(1,4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Campaign Based Fire Educ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602.86" calcext:value-type="float">
            <text:p>96,6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Campaign Based Fire Educ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08510.6" calcext:value-type="float">
            <text:p>3,608,5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Campaign Based Fire Educ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963.2" calcext:value-type="float">
            <text:p>90,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Campaign Based Fire Educa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52.96" calcext:value-type="float">
            <text:p>(1,7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3" office:value-type="string" calcext:value-type="string">
            <text:p>School Based Fire Educa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" calcext:value-type="float">
            <text:p>(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School Based Fire Educ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4.44" calcext:value-type="float">
            <text:p>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School Based Fire Educ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79.53" calcext:value-type="float">
            <text:p>7,0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School Based Fire Educ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318.7" calcext:value-type="float">
            <text:p>14,3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School Based Fire Educ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2963.34" calcext:value-type="float">
            <text:p>502,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2" office:value-type="string" calcext:value-type="string">
            <text:p>School Based Fire Educ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081.94" calcext:value-type="float">
            <text:p>8,08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ire Services</text:p>
          </table:table-cell>
          <table:table-cell table:style-name="ce4" office:value-type="string" calcext:value-type="string">
            <text:p>FR-Fire Safety Education</text:p>
          </table:table-cell>
          <table:table-cell table:style-name="ce14" office:value-type="string" calcext:value-type="string">
            <text:p>School Based Fire Education</text:p>
          </table:table-cell>
          <table:table-cell table:style-name="ce10" office:value-type="string" calcext:value-type="string">
            <text:p>Sundry and Other Revenues</text:p>
          </table:table-cell>
          <table:table-cell table:style-name="ce15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8061" calcext:value-type="float">
            <text:p>(8,06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leet Services</text:p>
          </table:table-cell>
          <table:table-cell table:style-name="ce2" office:value-type="string" calcext:value-type="string">
            <text:p>FL-Fleet Management</text:p>
          </table:table-cell>
          <table:table-cell table:style-name="ce11" office:value-type="string" calcext:value-type="string">
            <text:p>Fleet Acquisition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162514.59" calcext:value-type="float">
            <text:p>(162,5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Acquisi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1002.8" calcext:value-type="float">
            <text:p>561,0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Acquisi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5.56" calcext:value-type="float">
            <text:p>4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Acquisi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290.43" calcext:value-type="float">
            <text:p>21,2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Acquisi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2493.73" calcext:value-type="float">
            <text:p>(132,4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Acquisi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47.06" calcext:value-type="float">
            <text:p>3,5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Acquisi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1766.78" calcext:value-type="float">
            <text:p>1,101,7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Acquisi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9422.73" calcext:value-type="float">
            <text:p>309,4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Acquisi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72945.69" calcext:value-type="float">
            <text:p>(1,272,9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3" office:value-type="string" calcext:value-type="string">
            <text:p>Fleet Disposal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7209.15" calcext:value-type="float">
            <text:p>237,2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Disposal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5800" calcext:value-type="float">
            <text:p>(275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3" office:value-type="string" calcext:value-type="string">
            <text:p>Fleet Maintenanc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53614.59" calcext:value-type="float">
            <text:p>53,6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022.4" calcext:value-type="float">
            <text:p>88,0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5159.58" calcext:value-type="float">
            <text:p>115,1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4171.07" calcext:value-type="float">
            <text:p>314,1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215603.24" calcext:value-type="float">
            <text:p>(32,215,6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63570.29" calcext:value-type="float">
            <text:p>8,463,5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78543.37" calcext:value-type="float">
            <text:p>14,678,5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28290.88" calcext:value-type="float">
            <text:p>6,928,2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1512995.93" calcext:value-type="float">
            <text:p>1,512,9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Fleet Maintenanc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2023.98" calcext:value-type="float">
            <text:p>(72,0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3" office:value-type="string" calcext:value-type="string">
            <text:p>Vehicle Safet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1.67" calcext:value-type="float">
            <text:p>5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Vehicle Safety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00" calcext:value-type="float">
            <text:p>2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Vehicle Safet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914.6" calcext:value-type="float">
            <text:p>14,9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Vehicle Safet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10396.19" calcext:value-type="float">
            <text:p>1,010,3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Vehicle Safet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99.88" calcext:value-type="float">
            <text:p>10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2" office:value-type="string" calcext:value-type="string">
            <text:p>Vehicle Safety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52153.01" calcext:value-type="float">
            <text:p>(1,252,1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9" office:value-type="string" calcext:value-type="string">
            <text:p>FL-Fuel Management</text:p>
          </table:table-cell>
          <table:table-cell table:style-name="ce13" office:value-type="string" calcext:value-type="string">
            <text:p>Fuel Acquisi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46.9" calcext:value-type="float">
            <text:p>2,4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Acquisi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285.31" calcext:value-type="float">
            <text:p>125,2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Acquisi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196628.76" calcext:value-type="float">
            <text:p>(15,196,6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Acquisi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750435.41" calcext:value-type="float">
            <text:p>15,750,4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Acquisi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6898.67" calcext:value-type="float">
            <text:p>106,8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Acquisi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97688.5" calcext:value-type="float">
            <text:p>(1,097,6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Acquisi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4458.03" calcext:value-type="float">
            <text:p>(44,4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3" office:value-type="string" calcext:value-type="string">
            <text:p>Fuel Distribu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100" calcext:value-type="float">
            <text:p>(12,1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Distribu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555.9" calcext:value-type="float">
            <text:p>8,5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Distribu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0.24" calcext:value-type="float">
            <text:p>2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Distribu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980.79" calcext:value-type="float">
            <text:p>118,9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Distribu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2499.75" calcext:value-type="float">
            <text:p>(14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Distribu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50.43" calcext:value-type="float">
            <text:p>1,6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Distribu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4859.03" calcext:value-type="float">
            <text:p>444,8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2" office:value-type="string" calcext:value-type="string">
            <text:p>Fuel Distribu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8183.95" calcext:value-type="float">
            <text:p>288,18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leet Services</text:p>
          </table:table-cell>
          <table:table-cell table:style-name="ce4" office:value-type="string" calcext:value-type="string">
            <text:p>FL-Fuel Management</text:p>
          </table:table-cell>
          <table:table-cell table:style-name="ce14" office:value-type="string" calcext:value-type="string">
            <text:p>Fuel Distribution</text:p>
          </table:table-cell>
          <table:table-cell table:style-name="ce10" office:value-type="string" calcext:value-type="string">
            <text:p>Sundry and Other Revenues</text:p>
          </table:table-cell>
          <table:table-cell table:style-name="ce15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98682.19" calcext:value-type="float">
            <text:p>(398,682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eritage Toronto</text:p>
          </table:table-cell>
          <table:table-cell table:style-name="ce2" office:value-type="string" calcext:value-type="string">
            <text:p>Heritage Fundraising &amp; Partnership Development</text:p>
          </table:table-cell>
          <table:table-cell table:style-name="ce11" office:value-type="string" calcext:value-type="string">
            <text:p>Heritage Fundraising &amp; Partnership Development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443.01" calcext:value-type="float">
            <text:p>4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12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159.8" calcext:value-type="float">
            <text:p>28,1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12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99.99" calcext:value-type="float">
            <text:p>2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12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2868.99" calcext:value-type="float">
            <text:p>192,8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12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400.21" calcext:value-type="float">
            <text:p>53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12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7000" calcext:value-type="float">
            <text:p>(77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9" office:value-type="string" calcext:value-type="string">
            <text:p>Heritage Promotion &amp; Education</text:p>
          </table:table-cell>
          <table:table-cell table:style-name="ce13" office:value-type="string" calcext:value-type="string">
            <text:p>Heritage Promotion &amp; Educ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2.78" calcext:value-type="float">
            <text:p>8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12" office:value-type="string" calcext:value-type="string">
            <text:p>Heritage Promotion &amp; Education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0000" calcext:value-type="float">
            <text:p>(7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12" office:value-type="string" calcext:value-type="string">
            <text:p>Heritage Promotion &amp; Educ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239.99" calcext:value-type="float">
            <text:p>42,2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12" office:value-type="string" calcext:value-type="string">
            <text:p>Heritage Promotion &amp; Educ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00.01" calcext:value-type="float">
            <text:p>3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12" office:value-type="string" calcext:value-type="string">
            <text:p>Heritage Promotion &amp; Education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6199.99" calcext:value-type="float">
            <text:p>(36,2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12" office:value-type="string" calcext:value-type="string">
            <text:p>Heritage Promotion &amp; Educ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7430.98" calcext:value-type="float">
            <text:p>357,4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12" office:value-type="string" calcext:value-type="string">
            <text:p>Heritage Promotion &amp; Educ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0100.01" calcext:value-type="float">
            <text:p>80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12" office:value-type="string" calcext:value-type="string">
            <text:p>Heritage Promotion &amp; Educ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0800" calcext:value-type="float">
            <text:p>(150,8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eritage Toronto</text:p>
          </table:table-cell>
          <table:table-cell table:style-name="ce4" office:value-type="string" calcext:value-type="string">
            <text:p>Heritage Promotion &amp; Education</text:p>
          </table:table-cell>
          <table:table-cell table:style-name="ce14" office:value-type="string" calcext:value-type="string">
            <text:p>Heritage Promotion &amp; Education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15500" calcext:value-type="float">
            <text:p>(115,5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formation &amp; Technology</text:p>
          </table:table-cell>
          <table:table-cell table:style-name="ce2" office:value-type="string" calcext:value-type="string">
            <text:p>IT-Business IT Solutions</text:p>
          </table:table-cell>
          <table:table-cell table:style-name="ce11" office:value-type="string" calcext:value-type="string">
            <text:p>Authoritative Data Custodianship</text:p>
          </table:table-cell>
          <table:table-cell table:style-name="ce2" office:value-type="string" calcext:value-type="string">
            <text:p>Equipment</text:p>
          </table:table-cell>
          <table:table-cell table:style-name="ce11" office:value-type="string" calcext:value-type="string">
            <text:p>30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141.4" calcext:value-type="float">
            <text:p>1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Authoritative Data Custodianship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363" calcext:value-type="float">
            <text:p>17,3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Authoritative Data Custodianship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49406.88" calcext:value-type="float">
            <text:p>(549,40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Authoritative Data Custodianship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17.92" calcext:value-type="float">
            <text:p>5,1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Authoritative Data Custodianship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21810.26" calcext:value-type="float">
            <text:p>2,821,8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Authoritative Data Custodianship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703.57" calcext:value-type="float">
            <text:p>19,7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Authoritative Data Custodianship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2012.52" calcext:value-type="float">
            <text:p>(122,01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Authoritative Data Custodianship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2794.72" calcext:value-type="float">
            <text:p>(122,7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Authoritative Data Custodianship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6102.72" calcext:value-type="float">
            <text:p>(186,1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3" office:value-type="string" calcext:value-type="string">
            <text:p>IT Common Componen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47" calcext:value-type="float">
            <text:p>5,0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IT Common Componen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913" calcext:value-type="float">
            <text:p>17,9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IT Common Component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27858.65" calcext:value-type="float">
            <text:p>(627,8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IT Common Componen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166.99" calcext:value-type="float">
            <text:p>11,1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IT Common Compone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64543.66" calcext:value-type="float">
            <text:p>3,764,5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IT Common Compone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0476.35" calcext:value-type="float">
            <text:p>170,4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IT Common Componen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3207.52" calcext:value-type="float">
            <text:p>(73,2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IT Common Component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10031.3" calcext:value-type="float">
            <text:p>(910,0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3" office:value-type="string" calcext:value-type="string">
            <text:p>Solution Implementa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1348.38" calcext:value-type="float">
            <text:p>(141,3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Implement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802.81" calcext:value-type="float">
            <text:p>22,8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Implement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067" calcext:value-type="float">
            <text:p>39,0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Implement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95332.53" calcext:value-type="float">
            <text:p>(1,595,3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Implement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41.4" calcext:value-type="float">
            <text:p>12,5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Implement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.68" calcext:value-type="float">
            <text:p>1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Implement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462526.55" calcext:value-type="float">
            <text:p>22,462,5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Implement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6593.11" calcext:value-type="float">
            <text:p>456,5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Implement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440168.94" calcext:value-type="float">
            <text:p>(14,440,1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3" office:value-type="string" calcext:value-type="string">
            <text:p>Solution Sustain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5218.85" calcext:value-type="float">
            <text:p>(255,2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Sustain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1900.18" calcext:value-type="float">
            <text:p>71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Sustain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104" calcext:value-type="float">
            <text:p>26,1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Sustain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23173.45" calcext:value-type="float">
            <text:p>(1,423,17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Sustain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886.84" calcext:value-type="float">
            <text:p>20,8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Sustain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7.88" calcext:value-type="float">
            <text:p>1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Sustain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18419.34" calcext:value-type="float">
            <text:p>7,918,4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Sustain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61999.28" calcext:value-type="float">
            <text:p>5,561,9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2" office:value-type="string" calcext:value-type="string">
            <text:p>Solution Sustain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3425.9" calcext:value-type="float">
            <text:p>(173,4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9" office:value-type="string" calcext:value-type="string">
            <text:p>IT-Computer &amp; Communications Technology Infrastructure</text:p>
          </table:table-cell>
          <table:table-cell table:style-name="ce13" office:value-type="string" calcext:value-type="string">
            <text:p>Computing Infrastructur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82310.56" calcext:value-type="float">
            <text:p>(2,182,31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1556.4" calcext:value-type="float">
            <text:p>(1,5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8176.21" calcext:value-type="float">
            <text:p>368,1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298.34" calcext:value-type="float">
            <text:p>31,2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62092.72" calcext:value-type="float">
            <text:p>(2,762,0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697.99" calcext:value-type="float">
            <text:p>13,6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.54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723894.96" calcext:value-type="float">
            <text:p>20,723,8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89110.06" calcext:value-type="float">
            <text:p>9,389,1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0808.84" calcext:value-type="float">
            <text:p>(90,8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Computing Infrastructur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916216.14" calcext:value-type="float">
            <text:p>(4,916,2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3" office:value-type="string" calcext:value-type="string">
            <text:p>Network &amp; Telecommunication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2995.54" calcext:value-type="float">
            <text:p>(62,9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40" calcext:value-type="float">
            <text:p>11,0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5390.52" calcext:value-type="float">
            <text:p>105,3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473.21" calcext:value-type="float">
            <text:p>28,4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14769.21" calcext:value-type="float">
            <text:p>(5,014,7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818.53" calcext:value-type="float">
            <text:p>22,8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.6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06633.26" calcext:value-type="float">
            <text:p>6,906,6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088139.84" calcext:value-type="float">
            <text:p>8,088,1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591.16" calcext:value-type="float">
            <text:p>(5,5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2" office:value-type="string" calcext:value-type="string">
            <text:p>Network &amp; Telecommunica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5142.68" calcext:value-type="float">
            <text:p>(345,1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9" office:value-type="string" calcext:value-type="string">
            <text:p>IT-Enterprise IT Planning &amp; Client Services</text:p>
          </table:table-cell>
          <table:table-cell table:style-name="ce13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69272.9" calcext:value-type="float">
            <text:p>(769,27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345.3" calcext:value-type="float">
            <text:p>47,3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876.59" calcext:value-type="float">
            <text:p>38,8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2514.2" calcext:value-type="float">
            <text:p>242,5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36609.98" calcext:value-type="float">
            <text:p>(836,6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482.66" calcext:value-type="float">
            <text:p>20,4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624576.3" calcext:value-type="float">
            <text:p>15,624,5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6344.26" calcext:value-type="float">
            <text:p>326,3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402.48" calcext:value-type="float">
            <text:p>(24,4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Client Support, Advice &amp; Consult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675777.92" calcext:value-type="float">
            <text:p>(3,675,7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3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65007.5" calcext:value-type="float">
            <text:p>(665,0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736.35" calcext:value-type="float">
            <text:p>69,7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7485.05" calcext:value-type="float">
            <text:p>627,4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855.38" calcext:value-type="float">
            <text:p>70,8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90075.83" calcext:value-type="float">
            <text:p>(690,0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967.03" calcext:value-type="float">
            <text:p>12,9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40006" calcext:value-type="float">
            <text:p>10,340,0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9561.01" calcext:value-type="float">
            <text:p>879,5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10326.45" calcext:value-type="float">
            <text:p>(410,3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Enterprise Planning &amp; Architectur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04333" calcext:value-type="float">
            <text:p>(3,704,3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3" office:value-type="string" calcext:value-type="string">
            <text:p>IT Project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3910.3" calcext:value-type="float">
            <text:p>(143,9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IT Project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27.67" calcext:value-type="float">
            <text:p>3,4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IT Project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363" calcext:value-type="float">
            <text:p>17,3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IT Project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558.44" calcext:value-type="float">
            <text:p>(9,5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IT Project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15.96" calcext:value-type="float">
            <text:p>2,8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IT Project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91386.37" calcext:value-type="float">
            <text:p>4,091,3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2" office:value-type="string" calcext:value-type="string">
            <text:p>IT Project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67.32" calcext:value-type="float">
            <text:p>11,66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nformation &amp; Technology</text:p>
          </table:table-cell>
          <table:table-cell table:style-name="ce4" office:value-type="string" calcext:value-type="string">
            <text:p>IT-Enterprise IT Planning &amp; Client Services</text:p>
          </table:table-cell>
          <table:table-cell table:style-name="ce14" office:value-type="string" calcext:value-type="string">
            <text:p>IT Project Management</text:p>
          </table:table-cell>
          <table:table-cell table:style-name="ce10" office:value-type="string" calcext:value-type="string">
            <text:p>Transfers From Capital</text:p>
          </table:table-cell>
          <table:table-cell table:style-name="ce15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313023.95" calcext:value-type="float">
            <text:p>(2,313,024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Integrity Commissioner's Office</text:p>
          </table:table-cell>
          <table:table-cell table:style-name="ce11" office:value-type="string" calcext:value-type="string">
            <text:p>Integrity Commissioner's Offic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4365.48" calcext:value-type="float">
            <text:p>4,365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tegrity Commissioner's Office</text:p>
          </table:table-cell>
          <table:table-cell table:style-name="ce12" office:value-type="string" calcext:value-type="string">
            <text:p>Integrity Commissioner's Offi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452.04" calcext:value-type="float">
            <text:p>6,45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tegrity Commissioner's Office</text:p>
          </table:table-cell>
          <table:table-cell table:style-name="ce12" office:value-type="string" calcext:value-type="string">
            <text:p>Integrity Commissioner's Offi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tegrity Commissioner's Office</text:p>
          </table:table-cell>
          <table:table-cell table:style-name="ce12" office:value-type="string" calcext:value-type="string">
            <text:p>Integrity Commissioner's Offi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55.88" calcext:value-type="float">
            <text:p>1,556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tegrity Commissioner's Office</text:p>
          </table:table-cell>
          <table:table-cell table:style-name="ce12" office:value-type="string" calcext:value-type="string">
            <text:p>Integrity Commissioner's Offi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7754.39" calcext:value-type="float">
            <text:p>387,754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Integrity Commissioner's Office</text:p>
          </table:table-cell>
          <table:table-cell table:style-name="ce14" office:value-type="string" calcext:value-type="string">
            <text:p>Integrity Commissioner's Office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7242.44" calcext:value-type="float">
            <text:p>27,2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gal Services</text:p>
          </table:table-cell>
          <table:table-cell table:style-name="ce2" office:value-type="string" calcext:value-type="string">
            <text:p>Civil Litigation</text:p>
          </table:table-cell>
          <table:table-cell table:style-name="ce11" office:value-type="string" calcext:value-type="string">
            <text:p>Civil Litigation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300000" calcext:value-type="float">
            <text:p>(3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12" office:value-type="string" calcext:value-type="string">
            <text:p>Civil Litig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935.64" calcext:value-type="float">
            <text:p>22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12" office:value-type="string" calcext:value-type="string">
            <text:p>Civil Litig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39.81" calcext:value-type="float">
            <text:p>10,4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12" office:value-type="string" calcext:value-type="string">
            <text:p>Civil Litig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278602" calcext:value-type="float">
            <text:p>(5,278,6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12" office:value-type="string" calcext:value-type="string">
            <text:p>Civil Litig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1827.3" calcext:value-type="float">
            <text:p>91,8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12" office:value-type="string" calcext:value-type="string">
            <text:p>Civil Litig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777644.35" calcext:value-type="float">
            <text:p>12,777,6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12" office:value-type="string" calcext:value-type="string">
            <text:p>Civil Litig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0423.42" calcext:value-type="float">
            <text:p>630,4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9" office:value-type="string" calcext:value-type="string">
            <text:p>Prosecution</text:p>
          </table:table-cell>
          <table:table-cell table:style-name="ce13" office:value-type="string" calcext:value-type="string">
            <text:p>Prosecu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935.64" calcext:value-type="float">
            <text:p>22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12" office:value-type="string" calcext:value-type="string">
            <text:p>Prosecu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356.32" calcext:value-type="float">
            <text:p>14,3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12" office:value-type="string" calcext:value-type="string">
            <text:p>Prosecu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54200" calcext:value-type="float">
            <text:p>7,054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12" office:value-type="string" calcext:value-type="string">
            <text:p>Prosecu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758142" calcext:value-type="float">
            <text:p>(13,758,1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12" office:value-type="string" calcext:value-type="string">
            <text:p>Prosecu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571.21" calcext:value-type="float">
            <text:p>109,5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12" office:value-type="string" calcext:value-type="string">
            <text:p>Prosecu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82083.46" calcext:value-type="float">
            <text:p>8,782,0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12" office:value-type="string" calcext:value-type="string">
            <text:p>Prosecu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4288.76" calcext:value-type="float">
            <text:p>184,2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9" office:value-type="string" calcext:value-type="string">
            <text:p>Solicitor</text:p>
          </table:table-cell>
          <table:table-cell table:style-name="ce13" office:value-type="string" calcext:value-type="string">
            <text:p>Solicitor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630.59" calcext:value-type="float">
            <text:p>23,6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12" office:value-type="string" calcext:value-type="string">
            <text:p>Solicitor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762.2" calcext:value-type="float">
            <text:p>84,7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12" office:value-type="string" calcext:value-type="string">
            <text:p>Solicitor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000" calcext:value-type="float">
            <text:p>53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12" office:value-type="string" calcext:value-type="string">
            <text:p>Solicitor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125733.73" calcext:value-type="float">
            <text:p>(3,125,7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12" office:value-type="string" calcext:value-type="string">
            <text:p>Solicitor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5932.25" calcext:value-type="float">
            <text:p>205,9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12" office:value-type="string" calcext:value-type="string">
            <text:p>Solicitor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903965.87" calcext:value-type="float">
            <text:p>18,903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12" office:value-type="string" calcext:value-type="string">
            <text:p>Solicitor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5890.99" calcext:value-type="float">
            <text:p>595,8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12" office:value-type="string" calcext:value-type="string">
            <text:p>Solicitor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106558" calcext:value-type="float">
            <text:p>(3,106,5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12" office:value-type="string" calcext:value-type="string">
            <text:p>Solicitor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62621" calcext:value-type="float">
            <text:p>(1,162,621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egal Services</text:p>
          </table:table-cell>
          <table:table-cell table:style-name="ce4" office:value-type="string" calcext:value-type="string">
            <text:p>Solicitor</text:p>
          </table:table-cell>
          <table:table-cell table:style-name="ce14" office:value-type="string" calcext:value-type="string">
            <text:p>Solicitor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529570.77" calcext:value-type="float">
            <text:p>(2,529,57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ng Term Care Homes &amp; Services</text:p>
          </table:table-cell>
          <table:table-cell table:style-name="ce2" office:value-type="string" calcext:value-type="string">
            <text:p>HA-Communtiy Based Long-Term Care</text:p>
          </table:table-cell>
          <table:table-cell table:style-name="ce11" office:value-type="string" calcext:value-type="string">
            <text:p>Adult Day Program</text:p>
          </table:table-cell>
          <table:table-cell table:style-name="ce2" office:value-type="string" calcext:value-type="string">
            <text:p>Materials &amp; Supplies</text:p>
          </table:table-cell>
          <table:table-cell table:style-name="ce11" office:value-type="string" calcext:value-type="string">
            <text:p>20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9700" calcext:value-type="float">
            <text:p>9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Adult Day Program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8600" calcext:value-type="float">
            <text:p>138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Adult Day Program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74900" calcext:value-type="float">
            <text:p>(1,374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Adult Day Program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73000" calcext:value-type="float">
            <text:p>1,173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Adult Day Program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6600" calcext:value-type="float">
            <text:p>236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Adult Day Program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3000" calcext:value-type="float">
            <text:p>(18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3" office:value-type="string" calcext:value-type="string">
            <text:p>Homemakers &amp; Nurses Servi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00" calcext:value-type="float">
            <text:p>3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Homemakers &amp; Nurses Servi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00" calcext:value-type="float">
            <text:p>11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Homemakers &amp; Nurses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00" calcext:value-type="float">
            <text:p>3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Homemakers &amp; Nurses Servic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76300" calcext:value-type="float">
            <text:p>(4,076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Homemakers &amp; Nurses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09515" calcext:value-type="float">
            <text:p>1,309,5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Homemakers &amp; Nurses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44485" calcext:value-type="float">
            <text:p>4,144,4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3" office:value-type="string" calcext:value-type="string">
            <text:p>Supportive Housing Servi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700" calcext:value-type="float">
            <text:p>21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Supportive Housing Servi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200" calcext:value-type="float">
            <text:p>15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Supportive Housing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900" calcext:value-type="float">
            <text:p>11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Supportive Housing Servic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900" calcext:value-type="float">
            <text:p>22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Supportive Housing Servic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154300" calcext:value-type="float">
            <text:p>(5,154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Supportive Housing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75150.76" calcext:value-type="float">
            <text:p>1,375,1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2" office:value-type="string" calcext:value-type="string">
            <text:p>Supportive Housing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07449.24" calcext:value-type="float">
            <text:p>3,707,4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9" office:value-type="string" calcext:value-type="string">
            <text:p>Long Term Care Homes</text:p>
          </table:table-cell>
          <table:table-cell table:style-name="ce13" office:value-type="string" calcext:value-type="string">
            <text:p>Long Term Care Hom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98431.92" calcext:value-type="float">
            <text:p>1,898,4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51700" calcext:value-type="float">
            <text:p>2,851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3723" calcext:value-type="float">
            <text:p>663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2800" calcext:value-type="float">
            <text:p>(72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565100" calcext:value-type="float">
            <text:p>18,565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46650" calcext:value-type="float">
            <text:p>(46,6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6213621.43" calcext:value-type="float">
            <text:p>(136,213,6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923633.87" calcext:value-type="float">
            <text:p>193,923,6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098887.93" calcext:value-type="float">
            <text:p>12,098,8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8000" calcext:value-type="float">
            <text:p>(13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12" office:value-type="string" calcext:value-type="string">
            <text:p>Long Term Care Hom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0000" calcext:value-type="float">
            <text:p>(260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ong Term Care Homes &amp; Services</text:p>
          </table:table-cell>
          <table:table-cell table:style-name="ce4" office:value-type="string" calcext:value-type="string">
            <text:p>Long Term Care Homes</text:p>
          </table:table-cell>
          <table:table-cell table:style-name="ce14" office:value-type="string" calcext:value-type="string">
            <text:p>Long Term Care Homes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8469700" calcext:value-type="float">
            <text:p>(48,469,700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Mayor's Office</text:p>
          </table:table-cell>
          <table:table-cell table:style-name="ce11" office:value-type="string" calcext:value-type="string">
            <text:p>Mayor's Office</text:p>
          </table:table-cell>
          <table:table-cell table:style-name="ce2" office:value-type="string" calcext:value-type="string">
            <text:p>Inter-Divisional Charges</text:p>
          </table:table-cell>
          <table:table-cell table:style-name="ce11" office:value-type="string" calcext:value-type="string">
            <text:p>70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5000" calcext:value-type="float">
            <text:p>5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Mayor's Office</text:p>
          </table:table-cell>
          <table:table-cell table:style-name="ce12" office:value-type="string" calcext:value-type="string">
            <text:p>Mayor's Offi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00" calcext:value-type="float">
            <text:p>5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Mayor's Office</text:p>
          </table:table-cell>
          <table:table-cell table:style-name="ce12" office:value-type="string" calcext:value-type="string">
            <text:p>Mayor's Offi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99586.08" calcext:value-type="float">
            <text:p>2,199,586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Mayor's Office</text:p>
          </table:table-cell>
          <table:table-cell table:style-name="ce14" office:value-type="string" calcext:value-type="string">
            <text:p>Mayor's Office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7524" calcext:value-type="float">
            <text:p>87,5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unicipal Licensing &amp; Standards</text:p>
          </table:table-cell>
          <table:table-cell table:style-name="ce2" office:value-type="string" calcext:value-type="string">
            <text:p>MS-Animal Care, Control &amp; Sheltering</text:p>
          </table:table-cell>
          <table:table-cell table:style-name="ce11" office:value-type="string" calcext:value-type="string">
            <text:p>Animal Mobile Respons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82081.9" calcext:value-type="float">
            <text:p>82,0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09.92" calcext:value-type="float">
            <text:p>5,1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6602.24" calcext:value-type="float">
            <text:p>316,6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33811.97" calcext:value-type="float">
            <text:p>(833,8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5020.07" calcext:value-type="float">
            <text:p>225,0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871.47" calcext:value-type="float">
            <text:p>13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94745.13" calcext:value-type="float">
            <text:p>3,894,7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3732.78" calcext:value-type="float">
            <text:p>283,7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4244" calcext:value-type="float">
            <text:p>(114,2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Mobile Respons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6484.11" calcext:value-type="float">
            <text:p>(46,4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3" office:value-type="string" calcext:value-type="string">
            <text:p>Animal Sheltering &amp; Adop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00.02" calcext:value-type="float">
            <text:p>(4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830.05" calcext:value-type="float">
            <text:p>62,8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3058.62" calcext:value-type="float">
            <text:p>133,0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1975.75" calcext:value-type="float">
            <text:p>201,9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000" calcext:value-type="float">
            <text:p>(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3022.76" calcext:value-type="float">
            <text:p>(133,0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3825.76" calcext:value-type="float">
            <text:p>213,8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35.99" calcext:value-type="float">
            <text:p>7,7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62416.9" calcext:value-type="float">
            <text:p>1,762,4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2403.3" calcext:value-type="float">
            <text:p>292,4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6625.51" calcext:value-type="float">
            <text:p>(86,6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Animal Sheltering &amp; Adop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5336.6" calcext:value-type="float">
            <text:p>(295,3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3" office:value-type="string" calcext:value-type="string">
            <text:p>Cat &amp; Dog Licens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326.33" calcext:value-type="float">
            <text:p>24,3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3" calcext:value-type="float">
            <text:p>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004.25" calcext:value-type="float">
            <text:p>50,0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95704.85" calcext:value-type="float">
            <text:p>(1,095,70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32.76" calcext:value-type="float">
            <text:p>4,6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510.03" calcext:value-type="float">
            <text:p>24,5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8126.4" calcext:value-type="float">
            <text:p>358,1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294.57" calcext:value-type="float">
            <text:p>37,2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19152.5" calcext:value-type="float">
            <text:p>19,1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Cat &amp; Dog Licens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5.75" calcext:value-type="float">
            <text:p>(3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3" office:value-type="string" calcext:value-type="string">
            <text:p>Veterinary Car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000.02" calcext:value-type="float">
            <text:p>(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578.18" calcext:value-type="float">
            <text:p>43,5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3268.47" calcext:value-type="float">
            <text:p>203,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5140.35" calcext:value-type="float">
            <text:p>105,1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829.36" calcext:value-type="float">
            <text:p>(29,8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0718.79" calcext:value-type="float">
            <text:p>230,7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82.5" calcext:value-type="float">
            <text:p>3,8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20337.3" calcext:value-type="float">
            <text:p>1,620,3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6879.68" calcext:value-type="float">
            <text:p>256,8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8283" calcext:value-type="float">
            <text:p>(48,2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2" office:value-type="string" calcext:value-type="string">
            <text:p>Veterinary Car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38710.82" calcext:value-type="float">
            <text:p>(438,71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9" office:value-type="string" calcext:value-type="string">
            <text:p>MS-Business Licensing, Enforcement, &amp; Permitting</text:p>
          </table:table-cell>
          <table:table-cell table:style-name="ce13" office:value-type="string" calcext:value-type="string">
            <text:p>Business &amp; Trade Licens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86.18" calcext:value-type="float">
            <text:p>12,6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67.5" calcext:value-type="float">
            <text:p>3,5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1438.97" calcext:value-type="float">
            <text:p>811,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971323.52" calcext:value-type="float">
            <text:p>(11,971,3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357.68" calcext:value-type="float">
            <text:p>23,3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000" calcext:value-type="float">
            <text:p>9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12466.21" calcext:value-type="float">
            <text:p>1,812,4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320.31" calcext:value-type="float">
            <text:p>46,3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697.29" calcext:value-type="float">
            <text:p>(42,6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&amp; Trade Licens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91256.41" calcext:value-type="float">
            <text:p>(791,2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3" office:value-type="string" calcext:value-type="string">
            <text:p>Business Permitt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86.18" calcext:value-type="float">
            <text:p>12,6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0.5" calcext:value-type="float">
            <text:p>6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2533.4" calcext:value-type="float">
            <text:p>152,5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88302.13" calcext:value-type="float">
            <text:p>(1,088,3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85.2" calcext:value-type="float">
            <text:p>3,8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8179.99" calcext:value-type="float">
            <text:p>408,1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450.64" calcext:value-type="float">
            <text:p>6,4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81.57" calcext:value-type="float">
            <text:p>(3,8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Business Permitt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1932.41" calcext:value-type="float">
            <text:p>(71,9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3" office:value-type="string" calcext:value-type="string">
            <text:p>Licensing Tribunal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9.5" calcext:value-type="float">
            <text:p>2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Licensing Tribunal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328.37" calcext:value-type="float">
            <text:p>49,3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Licensing Tribunal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24.3" calcext:value-type="float">
            <text:p>1,5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Licensing Tribunal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00" calcext:value-type="float">
            <text:p>6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Licensing Tribunal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8162.32" calcext:value-type="float">
            <text:p>108,1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Licensing Tribunal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84.14" calcext:value-type="float">
            <text:p>1,2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3" office:value-type="string" calcext:value-type="string">
            <text:p>Taxi &amp; Livery Licens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372.36" calcext:value-type="float">
            <text:p>25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296.52" calcext:value-type="float">
            <text:p>16,2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9361.14" calcext:value-type="float">
            <text:p>1,259,3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06417.11" calcext:value-type="float">
            <text:p>(8,706,41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288.12" calcext:value-type="float">
            <text:p>42,2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000" calcext:value-type="float">
            <text:p>9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52669.4" calcext:value-type="float">
            <text:p>3,452,6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119.86" calcext:value-type="float">
            <text:p>52,1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1052.58" calcext:value-type="float">
            <text:p>(31,0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2" office:value-type="string" calcext:value-type="string">
            <text:p>Taxi &amp; Livery Licens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75459.21" calcext:value-type="float">
            <text:p>(575,4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9" office:value-type="string" calcext:value-type="string">
            <text:p>MS-By-Law Enforcement</text:p>
          </table:table-cell>
          <table:table-cell table:style-name="ce13" office:value-type="string" calcext:value-type="string">
            <text:p>Animal By-Law Enforc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74.47" calcext:value-type="float">
            <text:p>5,0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Animal By-Law Enforc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Animal By-Law Enforc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849.24" calcext:value-type="float">
            <text:p>9,8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Animal By-Law Enforcement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86118.45" calcext:value-type="float">
            <text:p>(286,1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Animal By-Law Enforc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07.65" calcext:value-type="float">
            <text:p>7,8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Animal By-Law Enforc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5348.87" calcext:value-type="float">
            <text:p>1,265,3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Animal By-Law Enforc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314.56" calcext:value-type="float">
            <text:p>11,3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3" office:value-type="string" calcext:value-type="string">
            <text:p>License &amp; Permit Enforc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319.19" calcext:value-type="float">
            <text:p>88,3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License &amp; Permit Enforc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20.98" calcext:value-type="float">
            <text:p>5,7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License &amp; Permit Enforc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9147.98" calcext:value-type="float">
            <text:p>169,1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License &amp; Permit Enforc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530.38" calcext:value-type="float">
            <text:p>30,5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License &amp; Permit Enforc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462001.24" calcext:value-type="float">
            <text:p>6,462,0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License &amp; Permit Enforc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0467.79" calcext:value-type="float">
            <text:p>120,4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3" office:value-type="string" calcext:value-type="string">
            <text:p>Parks By-Law Enforc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86.18" calcext:value-type="float">
            <text:p>12,6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Parks By-Law Enforc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7" calcext:value-type="float">
            <text:p>1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Parks By-Law Enforc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646.9" calcext:value-type="float">
            <text:p>41,6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Parks By-Law Enforc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57.72" calcext:value-type="float">
            <text:p>6,2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Parks By-Law Enforc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6906.33" calcext:value-type="float">
            <text:p>886,9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Parks By-Law Enforc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078.91" calcext:value-type="float">
            <text:p>22,0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Parks By-Law Enforce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49.99" calcext:value-type="float">
            <text:p>(1,2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3" office:value-type="string" calcext:value-type="string">
            <text:p>Waste By-Law Enforc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3589.65" calcext:value-type="float">
            <text:p>303,5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Waste By-Law Enforc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084" calcext:value-type="float">
            <text:p>23,0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Waste By-Law Enforc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6902.5" calcext:value-type="float">
            <text:p>626,9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Waste By-Law Enforc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91461" calcext:value-type="float">
            <text:p>(1,491,4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Waste By-Law Enforc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7276.99" calcext:value-type="float">
            <text:p>147,2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Waste By-Law Enforc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61741.61" calcext:value-type="float">
            <text:p>5,361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Waste By-Law Enforc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6352.71" calcext:value-type="float">
            <text:p>196,3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2" office:value-type="string" calcext:value-type="string">
            <text:p>Waste By-Law Enforce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180.73" calcext:value-type="float">
            <text:p>(10,1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9" office:value-type="string" calcext:value-type="string">
            <text:p>MS-Property Standards, Inspection &amp; Compliance</text:p>
          </table:table-cell>
          <table:table-cell table:style-name="ce13" office:value-type="string" calcext:value-type="string">
            <text:p>Exemptions &amp; Permi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611.71" calcext:value-type="float">
            <text:p>7,6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Exemptions &amp; Permi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90.99" calcext:value-type="float">
            <text:p>2,4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Exemptions &amp; Permi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5189.07" calcext:value-type="float">
            <text:p>135,1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Exemptions &amp; Permit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680.01" calcext:value-type="float">
            <text:p>(42,6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Exemptions &amp; Permi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235.21" calcext:value-type="float">
            <text:p>34,2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Exemptions &amp; Permi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76185.96" calcext:value-type="float">
            <text:p>2,576,1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Exemptions &amp; Permi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344.89" calcext:value-type="float">
            <text:p>69,3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Exemptions &amp; Permi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00" calcext:value-type="float">
            <text:p>(2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Exemptions &amp; Permit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4749.55" calcext:value-type="float">
            <text:p>(234,7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3" office:value-type="string" calcext:value-type="string">
            <text:p>Property Mainten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058.55" calcext:value-type="float">
            <text:p>38,0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Mainten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70.22" calcext:value-type="float">
            <text:p>4,1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Mainten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4173.93" calcext:value-type="float">
            <text:p>244,1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Maintenance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4020" calcext:value-type="float">
            <text:p>(64,0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Mainten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572.76" calcext:value-type="float">
            <text:p>52,5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Mainten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54942.1" calcext:value-type="float">
            <text:p>4,254,9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Mainten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5837.09" calcext:value-type="float">
            <text:p>115,8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Maintena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99.99" calcext:value-type="float">
            <text:p>(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Maintenanc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7124.33" calcext:value-type="float">
            <text:p>(427,1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3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372.36" calcext:value-type="float">
            <text:p>25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01.72" calcext:value-type="float">
            <text:p>5,9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8715.04" calcext:value-type="float">
            <text:p>248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4020" calcext:value-type="float">
            <text:p>(64,0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802.44" calcext:value-type="float">
            <text:p>59,8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14963.12" calcext:value-type="float">
            <text:p>5,114,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8341.55" calcext:value-type="float">
            <text:p>158,3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99.99" calcext:value-type="float">
            <text:p>(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Property Standards, Inspection &amp; Enforce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7124.33" calcext:value-type="float">
            <text:p>(427,1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3" office:value-type="string" calcext:value-type="string">
            <text:p>Zoning Investigation &amp; Enforc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74.47" calcext:value-type="float">
            <text:p>5,0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Zoning Investigation &amp; Enforc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62.49" calcext:value-type="float">
            <text:p>2,6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Zoning Investigation &amp; Enforc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4982.23" calcext:value-type="float">
            <text:p>144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Zoning Investigation &amp; Enforcement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680.01" calcext:value-type="float">
            <text:p>(42,6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Zoning Investigation &amp; Enforc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122.16" calcext:value-type="float">
            <text:p>35,1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Zoning Investigation &amp; Enforc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82371.89" calcext:value-type="float">
            <text:p>2,682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Zoning Investigation &amp; Enforc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4095.98" calcext:value-type="float">
            <text:p>74,0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2" office:value-type="string" calcext:value-type="string">
            <text:p>Zoning Investigation &amp; Enforce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00" calcext:value-type="float">
            <text:p>(2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unicipal Licensing &amp; Standards</text:p>
          </table:table-cell>
          <table:table-cell table:style-name="ce4" office:value-type="string" calcext:value-type="string">
            <text:p>MS-Property Standards, Inspection &amp; Compliance</text:p>
          </table:table-cell>
          <table:table-cell table:style-name="ce14" office:value-type="string" calcext:value-type="string">
            <text:p>Zoning Investigation &amp; Enforcement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72249.55" calcext:value-type="float">
            <text:p>(272,25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n-Program Expenditures</text:p>
          </table:table-cell>
          <table:table-cell table:style-name="ce2" office:value-type="string" calcext:value-type="string">
            <text:p>Corporate Accounts</text:p>
          </table:table-cell>
          <table:table-cell table:style-name="ce11" office:value-type="string" calcext:value-type="string">
            <text:p>Corporate Accou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159878513.85" calcext:value-type="float">
            <text:p>(159,878,5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6162600" calcext:value-type="float">
            <text:p>76,162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504181.95" calcext:value-type="float">
            <text:p>18,504,1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25600" calcext:value-type="float">
            <text:p>1,125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9396573.03" calcext:value-type="float">
            <text:p>149,396,5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041112.79" calcext:value-type="float">
            <text:p>55,041,1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7964119.72" calcext:value-type="float">
            <text:p>307,964,1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621287.96" calcext:value-type="float">
            <text:p>(6,621,288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n-Program Expenditures</text:p>
          </table:table-cell>
          <table:table-cell table:style-name="ce4" office:value-type="string" calcext:value-type="string">
            <text:p>Corporate Accounts</text:p>
          </table:table-cell>
          <table:table-cell table:style-name="ce14" office:value-type="string" calcext:value-type="string">
            <text:p>Corporate Accounts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952942" calcext:value-type="float">
            <text:p>(1,952,942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n-Program Revenues</text:p>
          </table:table-cell>
          <table:table-cell table:style-name="ce2" office:value-type="string" calcext:value-type="string">
            <text:p>Corporate Accounts</text:p>
          </table:table-cell>
          <table:table-cell table:style-name="ce11" office:value-type="string" calcext:value-type="string">
            <text:p>Corporate Accou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91600000" calcext:value-type="float">
            <text:p>(91,6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7481000" calcext:value-type="float">
            <text:p>107,481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68131.17" calcext:value-type="float">
            <text:p>3,368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299700" calcext:value-type="float">
            <text:p>(35,299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02822.59" calcext:value-type="float">
            <text:p>(4,002,8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4500" calcext:value-type="float">
            <text:p>304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978535" calcext:value-type="float">
            <text:p>(42,978,53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67329" calcext:value-type="float">
            <text:p>5,767,3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12" office:value-type="string" calcext:value-type="string">
            <text:p>Corporate Accoun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46900690.86337" calcext:value-type="float">
            <text:p>(1,046,900,691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n-Program Revenues</text:p>
          </table:table-cell>
          <table:table-cell table:style-name="ce4" office:value-type="string" calcext:value-type="string">
            <text:p>Corporate Accounts</text:p>
          </table:table-cell>
          <table:table-cell table:style-name="ce14" office:value-type="string" calcext:value-type="string">
            <text:p>Corporate Accounts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994875.95" calcext:value-type="float">
            <text:p>(1,994,876)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roperty Tax</text:p>
          </table:table-cell>
          <table:table-cell table:number-columns-repeated="3" table:style-name="ce2" office:value-type="string" calcext:value-type="string">
            <text:p>Property Tax</text:p>
          </table:table-cell>
          <table:table-cell table:style-name="ce16" office:value-type="string" calcext:value-type="string">
            <text:p>940A</text:p>
          </table:table-cell>
          <table:table-cell table:style-name="ce11" office:value-type="string" calcext:value-type="string">
            <text:p>Revenues</text:p>
          </table:table-cell>
          <table:table-cell table:style-name="ce20" office:value-type="float" office:value="-3848634765.09663" calcext:value-type="float">
            <text:p>(3,848,634,765.10)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roperty Tax</text:p>
          </table:table-cell>
          <table:table-cell table:number-columns-repeated="3" table:style-name="ce9" office:value-type="string" calcext:value-type="string">
            <text:p>Special Levy for Scarborough Subway (Reserve Contribution)</text:p>
          </table:table-cell>
          <table:table-cell table:style-name="ce12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21" office:value-type="float" office:value="-24846399" calcext:value-type="float">
            <text:p>(24,846,399.00)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Property Tax</text:p>
          </table:table-cell>
          <table:table-cell table:number-columns-repeated="3" table:style-name="ce10" office:value-type="string" calcext:value-type="string">
            <text:p>Special Levy for Scarborough Subway</text:p>
          </table:table-cell>
          <table:table-cell table:style-name="ce15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22" office:value-type="float" office:value="24846399" calcext:value-type="float">
            <text:p>24,846,399.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ffice of the Chief Financial Officer</text:p>
          </table:table-cell>
          <table:table-cell table:style-name="ce2" office:value-type="string" calcext:value-type="string">
            <text:p>CPF-Financial Strategies, Analysis &amp; Policy Development</text:p>
          </table:table-cell>
          <table:table-cell table:style-name="ce11" office:value-type="string" calcext:value-type="string">
            <text:p>CPF-Advisory &amp; Negotiation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89285.76" calcext:value-type="float">
            <text:p>(89,28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Advisory &amp; Negoti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6.86" calcext:value-type="float">
            <text:p>5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Advisory &amp; Negoti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54.37" calcext:value-type="float">
            <text:p>1,3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Advisory &amp; Negoti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8281" calcext:value-type="float">
            <text:p>(28,2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Advisory &amp; Negoti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78.16" calcext:value-type="float">
            <text:p>2,3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Advisory &amp; Negoti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5021.89" calcext:value-type="float">
            <text:p>615,0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Advisory &amp; Negoti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42.81" calcext:value-type="float">
            <text:p>12,5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Advisory &amp; Negoti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798.52" calcext:value-type="float">
            <text:p>(20,7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3" office:value-type="string" calcext:value-type="string">
            <text:p>CPF-Financial &amp; Business Analysi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7623.12" calcext:value-type="float">
            <text:p>(107,6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&amp; Business Analysi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1.94" calcext:value-type="float">
            <text:p>5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&amp; Business Analysi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2.21" calcext:value-type="float">
            <text:p>1,6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&amp; Business Analysi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995" calcext:value-type="float">
            <text:p>(32,9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&amp; Business Analysi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83.16" calcext:value-type="float">
            <text:p>2,7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&amp; Business Analysi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7868.02" calcext:value-type="float">
            <text:p>707,8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&amp; Business Analysi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269.87" calcext:value-type="float">
            <text:p>14,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&amp; Business Analysi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226.4" calcext:value-type="float">
            <text:p>(25,2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3" office:value-type="string" calcext:value-type="string">
            <text:p>CPF-Financial Policy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8670.2" calcext:value-type="float">
            <text:p>(98,6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Policy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3.48" calcext:value-type="float">
            <text:p>5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Policy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24.83" calcext:value-type="float">
            <text:p>2,6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Policy Develop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8321" calcext:value-type="float">
            <text:p>(108,3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Policy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0.01" calcext:value-type="float">
            <text:p>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Policy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48495.88" calcext:value-type="float">
            <text:p>948,4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Policy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428.87" calcext:value-type="float">
            <text:p>19,4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2" office:value-type="string" calcext:value-type="string">
            <text:p>CPF-Financial Policy Develop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067.08" calcext:value-type="float">
            <text:p>(21,0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9" office:value-type="string" calcext:value-type="string">
            <text:p>CPF-Investment &amp; Debt Management</text:p>
          </table:table-cell>
          <table:table-cell table:style-name="ce13" office:value-type="string" calcext:value-type="string">
            <text:p>CPF-Debt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920.08" calcext:value-type="float">
            <text:p>(13,9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Debt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17.76" calcext:value-type="float">
            <text:p>3,0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Debt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4.59" calcext:value-type="float">
            <text:p>5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Debt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42148" calcext:value-type="float">
            <text:p>(542,1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Debt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02.98" calcext:value-type="float">
            <text:p>3,5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Debt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9" calcext:value-type="float">
            <text:p>3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Debt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2553.32" calcext:value-type="float">
            <text:p>282,5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Debt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4826.8" calcext:value-type="float">
            <text:p>304,8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3" office:value-type="string" calcext:value-type="string">
            <text:p>CPF-Investment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412.4" calcext:value-type="float">
            <text:p>(25,4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Investment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42.55" calcext:value-type="float">
            <text:p>1,5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Investment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48" calcext:value-type="float">
            <text:p>7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Investment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98389" calcext:value-type="float">
            <text:p>(698,3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Investment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35.68" calcext:value-type="float">
            <text:p>2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Investment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8.48" calcext:value-type="float">
            <text:p>1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Investment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9881.77" calcext:value-type="float">
            <text:p>529,8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2" office:value-type="string" calcext:value-type="string">
            <text:p>CPF-Investment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7266.38" calcext:value-type="float">
            <text:p>167,2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9" office:value-type="string" calcext:value-type="string">
            <text:p>CPF-Risk Management &amp; Insurance</text:p>
          </table:table-cell>
          <table:table-cell table:style-name="ce13" office:value-type="string" calcext:value-type="string">
            <text:p>CPF-Claims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30051.97" calcext:value-type="float">
            <text:p>(1,030,0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Claims Man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213.4" calcext:value-type="float">
            <text:p>50,2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Claims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72.41" calcext:value-type="float">
            <text:p>1,9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Claims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26" calcext:value-type="float">
            <text:p>1,2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Claims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1646" calcext:value-type="float">
            <text:p>(71,6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Claims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48.38" calcext:value-type="float">
            <text:p>4,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Claims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0.48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Claims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6962.27" calcext:value-type="float">
            <text:p>1,006,9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Claims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124.58" calcext:value-type="float">
            <text:p>19,1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3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16860.47" calcext:value-type="float">
            <text:p>(616,8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192.6" calcext:value-type="float">
            <text:p>27,1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81" calcext:value-type="float">
            <text:p>1,0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14" calcext:value-type="float">
            <text:p>9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3963" calcext:value-type="float">
            <text:p>(183,96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56.63" calcext:value-type="float">
            <text:p>2,8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.04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17796.85" calcext:value-type="float">
            <text:p>717,7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2" office:value-type="string" calcext:value-type="string">
            <text:p>CPF-Insurance &amp; Risk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934.04" calcext:value-type="float">
            <text:p>15,9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9" office:value-type="string" calcext:value-type="string">
            <text:p>F&amp;A-Executive Leadership</text:p>
          </table:table-cell>
          <table:table-cell table:style-name="ce13" office:value-type="string" calcext:value-type="string">
            <text:p>F&amp;A-Executive Leadership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9015" calcext:value-type="float">
            <text:p>(99,0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12" office:value-type="string" calcext:value-type="string">
            <text:p>F&amp;A-Executive Leadership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5750" calcext:value-type="float">
            <text:p>135,7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12" office:value-type="string" calcext:value-type="string">
            <text:p>F&amp;A-Executive Leadership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300" calcext:value-type="float">
            <text:p>(87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12" office:value-type="string" calcext:value-type="string">
            <text:p>F&amp;A-Executive Leadership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91" calcext:value-type="float">
            <text:p>3,3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12" office:value-type="string" calcext:value-type="string">
            <text:p>F&amp;A-Executive Leadership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96439" calcext:value-type="float">
            <text:p>896,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12" office:value-type="string" calcext:value-type="string">
            <text:p>F&amp;A-Executive Leadership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761" calcext:value-type="float">
            <text:p>19,7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9" office:value-type="string" calcext:value-type="string">
            <text:p>F&amp;A-Financial Management &amp; Program Support</text:p>
          </table:table-cell>
          <table:table-cell table:style-name="ce13" office:value-type="string" calcext:value-type="string">
            <text:p>F&amp;A-Financial Management &amp; Program Suppor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3633" calcext:value-type="float">
            <text:p>83,6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Financial Management &amp; Program Support</text:p>
          </table:table-cell>
          <table:table-cell table:style-name="ce12" office:value-type="string" calcext:value-type="string">
            <text:p>F&amp;A-Financial Management &amp; Program Suppor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02" calcext:value-type="float">
            <text:p>11,0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Financial Management &amp; Program Support</text:p>
          </table:table-cell>
          <table:table-cell table:style-name="ce12" office:value-type="string" calcext:value-type="string">
            <text:p>F&amp;A-Financial Management &amp; Program Suppor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1804" calcext:value-type="float">
            <text:p>1,451,8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Financial Management &amp; Program Support</text:p>
          </table:table-cell>
          <table:table-cell table:style-name="ce12" office:value-type="string" calcext:value-type="string">
            <text:p>F&amp;A-Financial Management &amp; Program Suppor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36.82" calcext:value-type="float">
            <text:p>19,3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9" office:value-type="string" calcext:value-type="string">
            <text:p>F&amp;A-Organizational Management Consulting</text:p>
          </table:table-cell>
          <table:table-cell table:style-name="ce13" office:value-type="string" calcext:value-type="string">
            <text:p>F&amp;A-Organizational Management Consul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77" calcext:value-type="float">
            <text:p>1,4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Organizational Management Consulting</text:p>
          </table:table-cell>
          <table:table-cell table:style-name="ce12" office:value-type="string" calcext:value-type="string">
            <text:p>F&amp;A-Organizational Management Consul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1923" calcext:value-type="float">
            <text:p>281,9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Organizational Management Consulting</text:p>
          </table:table-cell>
          <table:table-cell table:style-name="ce12" office:value-type="string" calcext:value-type="string">
            <text:p>F&amp;A-Organizational Management Consul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1.95" calcext:value-type="float">
            <text:p>1,4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9" office:value-type="string" calcext:value-type="string">
            <text:p>FPD-Financial Planning &amp; Management</text:p>
          </table:table-cell>
          <table:table-cell table:style-name="ce13" office:value-type="string" calcext:value-type="string">
            <text:p>FPD-Budge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864" calcext:value-type="float">
            <text:p>13,8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Budget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1778" calcext:value-type="float">
            <text:p>(381,7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Budge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25.32" calcext:value-type="float">
            <text:p>10,9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Budge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01435.31" calcext:value-type="float">
            <text:p>2,501,4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Budge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710.09" calcext:value-type="float">
            <text:p>45,7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Budget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77584.74" calcext:value-type="float">
            <text:p>(577,5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3" office:value-type="string" calcext:value-type="string">
            <text:p>FPD-Financial Advi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65" calcext:value-type="float">
            <text:p>8,6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Advic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8612" calcext:value-type="float">
            <text:p>(238,6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Advi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91.98" calcext:value-type="float">
            <text:p>6,8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Advi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39427.78" calcext:value-type="float">
            <text:p>1,839,4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Advi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740.76" calcext:value-type="float">
            <text:p>29,7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Advic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77584.63" calcext:value-type="float">
            <text:p>(577,5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3" office:value-type="string" calcext:value-type="string">
            <text:p>FPD-Financial Planning &amp; Policy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59" calcext:value-type="float">
            <text:p>4,1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Planning &amp; Policy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4534" calcext:value-type="float">
            <text:p>(114,5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Planning &amp; Polic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08.14" calcext:value-type="float">
            <text:p>3,3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Planning &amp; Polic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14558.02" calcext:value-type="float">
            <text:p>1,514,5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Planning &amp; Polic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61" calcext:value-type="float">
            <text:p>14,5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2" office:value-type="string" calcext:value-type="string">
            <text:p>FPD-Financial Planning &amp; Policy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81322.5" calcext:value-type="float">
            <text:p>(481,3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9" office:value-type="string" calcext:value-type="string">
            <text:p>FPD-Financial Reporting &amp; Control</text:p>
          </table:table-cell>
          <table:table-cell table:style-name="ce13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72" calcext:value-type="float">
            <text:p>7,9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12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9521" calcext:value-type="float">
            <text:p>(219,5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12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40.56" calcext:value-type="float">
            <text:p>6,3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12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37147.89" calcext:value-type="float">
            <text:p>2,137,1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12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022.39" calcext:value-type="float">
            <text:p>27,0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12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88793.13" calcext:value-type="float">
            <text:p>(288,793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Office of the Lobbyist Registrar</text:p>
          </table:table-cell>
          <table:table-cell table:style-name="ce11" office:value-type="string" calcext:value-type="string">
            <text:p>Office of the Lobbyist Registrar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1578.14" calcext:value-type="float">
            <text:p>1,578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Lobbyist Registrar</text:p>
          </table:table-cell>
          <table:table-cell table:style-name="ce12" office:value-type="string" calcext:value-type="string">
            <text:p>Office of the Lobbyist Registrar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Lobbyist Registrar</text:p>
          </table:table-cell>
          <table:table-cell table:style-name="ce12" office:value-type="string" calcext:value-type="string">
            <text:p>Office of the Lobbyist Registrar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0" calcext:value-type="float">
            <text:p>6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Lobbyist Registrar</text:p>
          </table:table-cell>
          <table:table-cell table:style-name="ce12" office:value-type="string" calcext:value-type="string">
            <text:p>Office of the Lobbyist Registrar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16.61" calcext:value-type="float">
            <text:p>7,517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Lobbyist Registrar</text:p>
          </table:table-cell>
          <table:table-cell table:style-name="ce12" office:value-type="string" calcext:value-type="string">
            <text:p>Office of the Lobbyist Registrar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6130.24" calcext:value-type="float">
            <text:p>1,036,130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Office of the Lobbyist Registrar</text:p>
          </table:table-cell>
          <table:table-cell table:style-name="ce14" office:value-type="string" calcext:value-type="string">
            <text:p>Office of the Lobbyist Registrar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7999.57" calcext:value-type="float">
            <text:p>78,00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Office of the Ombudsman</text:p>
          </table:table-cell>
          <table:table-cell table:style-name="ce11" office:value-type="string" calcext:value-type="string">
            <text:p>Office of the Ombudsman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2082.09" calcext:value-type="float">
            <text:p>2,08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Ombudsman</text:p>
          </table:table-cell>
          <table:table-cell table:style-name="ce12" office:value-type="string" calcext:value-type="string">
            <text:p>Office of the Ombudsma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468.21" calcext:value-type="float">
            <text:p>13,468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Ombudsman</text:p>
          </table:table-cell>
          <table:table-cell table:style-name="ce12" office:value-type="string" calcext:value-type="string">
            <text:p>Office of the Ombudsma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00" calcext:value-type="float">
            <text:p>11,8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Ombudsman</text:p>
          </table:table-cell>
          <table:table-cell table:style-name="ce12" office:value-type="string" calcext:value-type="string">
            <text:p>Office of the Ombudsma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68.57" calcext:value-type="float">
            <text:p>12,569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Ombudsman</text:p>
          </table:table-cell>
          <table:table-cell table:style-name="ce12" office:value-type="string" calcext:value-type="string">
            <text:p>Office of the Ombudsma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93782.38" calcext:value-type="float">
            <text:p>1,493,782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Office of the Ombudsman</text:p>
          </table:table-cell>
          <table:table-cell table:style-name="ce14" office:value-type="string" calcext:value-type="string">
            <text:p>Office of the Ombudsman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21684.97" calcext:value-type="float">
            <text:p>221,6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ffice of the Treasurer</text:p>
          </table:table-cell>
          <table:table-cell table:style-name="ce2" office:value-type="string" calcext:value-type="string">
            <text:p>ASD-Financial Reporting &amp; Control</text:p>
          </table:table-cell>
          <table:table-cell table:style-name="ce11" office:value-type="string" calcext:value-type="string">
            <text:p>ASD-Financial &amp; System Control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1107.32" calcext:value-type="float">
            <text:p>1,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&amp; System Control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79.31" calcext:value-type="float">
            <text:p>1,1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&amp; System Control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907" calcext:value-type="float">
            <text:p>13,9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&amp; System Control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9070" calcext:value-type="float">
            <text:p>(69,0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&amp; System Control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874.18" calcext:value-type="float">
            <text:p>9,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&amp; System Control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8268.27" calcext:value-type="float">
            <text:p>1,638,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&amp; System Control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164.26" calcext:value-type="float">
            <text:p>67,1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&amp; System Control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300" calcext:value-type="float">
            <text:p>(12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&amp; System Control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1500" calcext:value-type="float">
            <text:p>(31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3" office:value-type="string" calcext:value-type="string">
            <text:p>ASD-Financial Statement Prepar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258.64" calcext:value-type="float">
            <text:p>25,2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Statement Prepar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13.75" calcext:value-type="float">
            <text:p>8,6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Statement Prepar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1350" calcext:value-type="float">
            <text:p>(161,3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Statement Prepar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26.89" calcext:value-type="float">
            <text:p>5,5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Statement Prepar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74910.36" calcext:value-type="float">
            <text:p>1,674,9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Financial Statement Prepar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391.86" calcext:value-type="float">
            <text:p>68,3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3" office:value-type="string" calcext:value-type="string">
            <text:p>ASD-Management Report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7.36" calcext:value-type="float">
            <text:p>1,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Management Repor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3.55" calcext:value-type="float">
            <text:p>1,0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Management Repor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60.55" calcext:value-type="float">
            <text:p>10,9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Management Report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5720" calcext:value-type="float">
            <text:p>(75,7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Management Repor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70.54" calcext:value-type="float">
            <text:p>5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Management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19706.76" calcext:value-type="float">
            <text:p>1,319,7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Management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845.85" calcext:value-type="float">
            <text:p>45,8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Management Report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500" calcext:value-type="float">
            <text:p>(13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3" office:value-type="string" calcext:value-type="string">
            <text:p>ASD-Provincial &amp; Federal Reports Submiss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14.72" calcext:value-type="float">
            <text:p>2,2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Provincial &amp; Federal Reports Submiss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240" calcext:value-type="float">
            <text:p>(30,2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Provincial &amp; Federal Reports Submiss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.24" calcext:value-type="float">
            <text:p>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Provincial &amp; Federal Reports Submiss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299.24" calcext:value-type="float">
            <text:p>145,2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2" office:value-type="string" calcext:value-type="string">
            <text:p>ASD-Provincial &amp; Federal Reports Submiss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49.97" calcext:value-type="float">
            <text:p>6,5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7.24" calcext:value-type="float">
            <text:p>1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968" calcext:value-type="float">
            <text:p>121,9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82116" calcext:value-type="float">
            <text:p>(282,1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1.48" calcext:value-type="float">
            <text:p>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603" calcext:value-type="float">
            <text:p>17,6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25496.86" calcext:value-type="float">
            <text:p>3,925,4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879.12" calcext:value-type="float">
            <text:p>84,8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12582" calcext:value-type="float">
            <text:p>(512,5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Payable Process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3737.16" calcext:value-type="float">
            <text:p>(223,7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3" office:value-type="string" calcext:value-type="string">
            <text:p>ASD-Accounts Receivable Proces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2.36" calcext:value-type="float">
            <text:p>4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Receivable Proces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8749.52" calcext:value-type="float">
            <text:p>398,7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Receivable Proces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52.6" calcext:value-type="float">
            <text:p>2,3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Receivable Process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37700" calcext:value-type="float">
            <text:p>(337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Accounts Receivable Process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000" calcext:value-type="float">
            <text:p>(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3" office:value-type="string" calcext:value-type="string">
            <text:p>ASD-Corporate Bank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5.7" calcext:value-type="float">
            <text:p>1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Corporate Bank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32" calcext:value-type="float">
            <text:p>3,5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Corporate Bank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4.27" calcext:value-type="float">
            <text:p>5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Corporate Bank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8000" calcext:value-type="float">
            <text:p>98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Corporate Bank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2118.64" calcext:value-type="float">
            <text:p>882,1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Corporate Bank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54.16" calcext:value-type="float">
            <text:p>14,1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Corporate Bank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999.2" calcext:value-type="float">
            <text:p>(8,9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3" office:value-type="string" calcext:value-type="string">
            <text:p>ASD-PCard Process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504" calcext:value-type="float">
            <text:p>(11,5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PCard Proces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7.11" calcext:value-type="float">
            <text:p>4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PCard Proces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7000.84" calcext:value-type="float">
            <text:p>287,0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PCard Proces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31.76" calcext:value-type="float">
            <text:p>3,2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PCard Process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7383" calcext:value-type="float">
            <text:p>(97,3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2" office:value-type="string" calcext:value-type="string">
            <text:p>ASD-PCard Process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562.04" calcext:value-type="float">
            <text:p>(10,5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ASD-SAP Governance</text:p>
          </table:table-cell>
          <table:table-cell table:style-name="ce13" office:value-type="string" calcext:value-type="string">
            <text:p>ASD-SAP Solution Deliver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ASD-Tax &amp; Financial System Support</text:p>
          </table:table-cell>
          <table:table-cell table:style-name="ce13" office:value-type="string" calcext:value-type="string">
            <text:p>ASD-SAP Financial Systems Train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2.36" calcext:value-type="float">
            <text:p>4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SAP Financial Systems Train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9313.24" calcext:value-type="float">
            <text:p>329,3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SAP Financial Systems Train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2.22" calcext:value-type="float">
            <text:p>1,4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3" office:value-type="string" calcext:value-type="string">
            <text:p>ASD-SAP User Suppor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1.61" calcext:value-type="float">
            <text:p>3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SAP User Suppor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66.07" calcext:value-type="float">
            <text:p>7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SAP User Suppor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8739.2" calcext:value-type="float">
            <text:p>1,008,7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SAP User Suppor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551.68" calcext:value-type="float">
            <text:p>22,5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SAP User Suppor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1501.4" calcext:value-type="float">
            <text:p>(191,50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3" office:value-type="string" calcext:value-type="string">
            <text:p>ASD-Tax Advisory &amp; Policy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23.7" calcext:value-type="float">
            <text:p>4,8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Tax Advisory &amp; Polic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1.97" calcext:value-type="float">
            <text:p>2,2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Tax Advisory &amp; Polic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3015.32" calcext:value-type="float">
            <text:p>323,0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Tax Advisory &amp; Polic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29.82" calcext:value-type="float">
            <text:p>1,7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Tax Advisory &amp; Policy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2000" calcext:value-type="float">
            <text:p>(252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2" office:value-type="string" calcext:value-type="string">
            <text:p>ASD-Tax Advisory &amp; Policy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00" calcext:value-type="float">
            <text:p>(1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1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6822" calcext:value-type="float">
            <text:p>(326,8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12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393" calcext:value-type="float">
            <text:p>47,3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12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74.96" calcext:value-type="float">
            <text:p>6,5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12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0879.77" calcext:value-type="float">
            <text:p>170,8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12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7210" calcext:value-type="float">
            <text:p>(407,2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12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141.09" calcext:value-type="float">
            <text:p>19,1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12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56825.62" calcext:value-type="float">
            <text:p>2,756,8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12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046.44" calcext:value-type="float">
            <text:p>52,0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12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000" calcext:value-type="float">
            <text:p>(3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PMM-Purchasing</text:p>
          </table:table-cell>
          <table:table-cell table:style-name="ce13" office:value-type="string" calcext:value-type="string">
            <text:p>PMM-Purchas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0000" calcext:value-type="float">
            <text:p>(3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544.11" calcext:value-type="float">
            <text:p>28,5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34.32" calcext:value-type="float">
            <text:p>10,0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200" calcext:value-type="float">
            <text:p>20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80172.7" calcext:value-type="float">
            <text:p>(1,780,17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837.28" calcext:value-type="float">
            <text:p>44,8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85.55" calcext:value-type="float">
            <text:p>5,1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47598.82" calcext:value-type="float">
            <text:p>7,747,5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5999.85" calcext:value-type="float">
            <text:p>416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3084" calcext:value-type="float">
            <text:p>(143,0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34750" calcext:value-type="float">
            <text:p>(334,7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12" office:value-type="string" calcext:value-type="string">
            <text:p>PMM-Purchas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20000" calcext:value-type="float">
            <text:p>(52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PPEB-Employee &amp; Retiree Benefit &amp; OMERS Pension Compensation</text:p>
          </table:table-cell>
          <table:table-cell table:style-name="ce13" office:value-type="string" calcext:value-type="string">
            <text:p>PPEB-3rd Party Payments &amp; Compli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3rd Party Payments &amp; Compli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35.38" calcext:value-type="float">
            <text:p>1,4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3rd Party Payments &amp; Compli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712.4" calcext:value-type="float">
            <text:p>10,7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3rd Party Payments &amp; Compli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20.69" calcext:value-type="float">
            <text:p>2,1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3rd Party Payments &amp; Complianc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80.04" calcext:value-type="float">
            <text:p>1,2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3rd Party Payments &amp; Compli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1169" calcext:value-type="float">
            <text:p>541,1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3rd Party Payments &amp; Compli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311.64" calcext:value-type="float">
            <text:p>25,3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3" office:value-type="string" calcext:value-type="string">
            <text:p>PPEB-Benefit &amp; Pension Management Report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Benefit &amp; Pension Management Repor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34.97" calcext:value-type="float">
            <text:p>1,1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Benefit &amp; Pension Management Repor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14.8" calcext:value-type="float">
            <text:p>7,0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Benefit &amp; Pension Management Repor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20.69" calcext:value-type="float">
            <text:p>2,1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Benefit &amp; Pension Management Report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80.04" calcext:value-type="float">
            <text:p>1,2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Benefit &amp; Pension Management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7915.67" calcext:value-type="float">
            <text:p>667,9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Benefit &amp; Pension Management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53.18" calcext:value-type="float">
            <text:p>12,6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3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2542.36" calcext:value-type="float">
            <text:p>(52,5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03.56" calcext:value-type="float">
            <text:p>8,2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12.37" calcext:value-type="float">
            <text:p>3,3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485.08" calcext:value-type="float">
            <text:p>20,4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8215.5" calcext:value-type="float">
            <text:p>(58,2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09.63" calcext:value-type="float">
            <text:p>3,0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00.04" calcext:value-type="float">
            <text:p>3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70357" calcext:value-type="float">
            <text:p>2,370,3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2" office:value-type="string" calcext:value-type="string">
            <text:p>PPEB-Employee Benefits &amp; Pension Administr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2965.1" calcext:value-type="float">
            <text:p>92,9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PPEB-Non – OMERS Pension Plans</text:p>
          </table:table-cell>
          <table:table-cell table:style-name="ce13" office:value-type="string" calcext:value-type="string">
            <text:p>PPEB-City Sponsored Pension Administr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66.56" calcext:value-type="float">
            <text:p>2,2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City Sponsored Pension Administr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5.54" calcext:value-type="float">
            <text:p>8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City Sponsored Pension Administr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45.08" calcext:value-type="float">
            <text:p>6,2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City Sponsored Pension Administr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87.48" calcext:value-type="float">
            <text:p>2,5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City Sponsored Pension Administr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80.08" calcext:value-type="float">
            <text:p>5,2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City Sponsored Pension Administr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0657.75" calcext:value-type="float">
            <text:p>260,6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City Sponsored Pension Administr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9615.82" calcext:value-type="float">
            <text:p>99,6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3" office:value-type="string" calcext:value-type="string">
            <text:p>PPEB-Pension Deduction &amp; 3rd <text:s/>Party Compli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Deduction &amp; 3rd <text:s/>Party Compli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2.2" calcext:value-type="float">
            <text:p>7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Deduction &amp; 3rd <text:s/>Party Compli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16.4" calcext:value-type="float">
            <text:p>3,1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Deduction &amp; 3rd <text:s/>Party Compli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20.69" calcext:value-type="float">
            <text:p>2,1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Deduction &amp; 3rd <text:s/>Party Complianc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80.04" calcext:value-type="float">
            <text:p>4,8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Deduction &amp; 3rd <text:s/>Party Compli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1653.28" calcext:value-type="float">
            <text:p>181,6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Deduction &amp; 3rd <text:s/>Party Compli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746.07" calcext:value-type="float">
            <text:p>95,7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3" office:value-type="string" calcext:value-type="string">
            <text:p>PPEB-Pension Report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43.7" calcext:value-type="float">
            <text:p>1,7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Repor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1.84" calcext:value-type="float">
            <text:p>7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Repor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22.4" calcext:value-type="float">
            <text:p>6,9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Repor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20.41" calcext:value-type="float">
            <text:p>2,1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Report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79.76" calcext:value-type="float">
            <text:p>1,6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4164.19" calcext:value-type="float">
            <text:p>154,1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2" office:value-type="string" calcext:value-type="string">
            <text:p>PPEB-Pension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64.18" calcext:value-type="float">
            <text:p>6,0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PPEB-Payroll</text:p>
          </table:table-cell>
          <table:table-cell table:style-name="ce13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5084.96" calcext:value-type="float">
            <text:p>(105,0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75.44" calcext:value-type="float">
            <text:p>2,4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16.4" calcext:value-type="float">
            <text:p>14,1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074.6" calcext:value-type="float">
            <text:p>(13,0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16.05" calcext:value-type="float">
            <text:p>2,6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99.96" calcext:value-type="float">
            <text:p>1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48134.04" calcext:value-type="float">
            <text:p>1,448,1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3rd <text:s/>Party Payroll Payments &amp; Compli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1490.28" calcext:value-type="float">
            <text:p>91,4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3" office:value-type="string" calcext:value-type="string">
            <text:p>PPEB-Payroll Administra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83051.88" calcext:value-type="float">
            <text:p>(683,0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40.92" calcext:value-type="float">
            <text:p>2,4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438.67" calcext:value-type="float">
            <text:p>9,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098.44" calcext:value-type="float">
            <text:p>27,0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2398.6" calcext:value-type="float">
            <text:p>(272,3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23.96" calcext:value-type="float">
            <text:p>9,0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000.04" calcext:value-type="float">
            <text:p>16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15194.88" calcext:value-type="float">
            <text:p>8,415,1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9087.96" calcext:value-type="float">
            <text:p>359,0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Administr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70309" calcext:value-type="float">
            <text:p>(3,770,3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3" office:value-type="string" calcext:value-type="string">
            <text:p>PPEB-Payroll Management Report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0169.8" calcext:value-type="float">
            <text:p>(210,1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Management Report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Management Repor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87.07" calcext:value-type="float">
            <text:p>3,4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Management Repor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453" calcext:value-type="float">
            <text:p>17,4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Management Report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4600.3" calcext:value-type="float">
            <text:p>(104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Management Repor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56.69" calcext:value-type="float">
            <text:p>3,9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Management Report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00" calcext:value-type="float">
            <text:p>4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Management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03995.74" calcext:value-type="float">
            <text:p>1,603,9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2" office:value-type="string" calcext:value-type="string">
            <text:p>PPEB-Payroll Management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100.8" calcext:value-type="float">
            <text:p>17,1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RS-Parking Ticket</text:p>
          </table:table-cell>
          <table:table-cell table:style-name="ce13" office:value-type="string" calcext:value-type="string">
            <text:p>RS-Parking Ticket Proces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27.07" calcext:value-type="float">
            <text:p>5,9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12" office:value-type="string" calcext:value-type="string">
            <text:p>RS-Parking Ticket Process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798.32" calcext:value-type="float">
            <text:p>78,7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12" office:value-type="string" calcext:value-type="string">
            <text:p>RS-Parking Ticket Process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03665.08" calcext:value-type="float">
            <text:p>(3,503,6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12" office:value-type="string" calcext:value-type="string">
            <text:p>RS-Parking Ticket Proces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15.06" calcext:value-type="float">
            <text:p>10,9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12" office:value-type="string" calcext:value-type="string">
            <text:p>RS-Parking Ticket Process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92600" calcext:value-type="float">
            <text:p>992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12" office:value-type="string" calcext:value-type="string">
            <text:p>RS-Parking Ticket Proces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48817.04" calcext:value-type="float">
            <text:p>1,148,8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12" office:value-type="string" calcext:value-type="string">
            <text:p>RS-Parking Ticket Proces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24360.71" calcext:value-type="float">
            <text:p>1,424,3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RS-Property Tax Billing</text:p>
          </table:table-cell>
          <table:table-cell table:style-name="ce13" office:value-type="string" calcext:value-type="string">
            <text:p>RS-Appeals Proces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70.88" calcext:value-type="float">
            <text:p>2,3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eals Process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220.47" calcext:value-type="float">
            <text:p>53,2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eals Proces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06.96" calcext:value-type="float">
            <text:p>6,7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eals Proces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9728.84" calcext:value-type="float">
            <text:p>1,409,7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eals Proces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247.12" calcext:value-type="float">
            <text:p>16,2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3" office:value-type="string" calcext:value-type="string">
            <text:p>RS-Apportionments of Property Tax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2.72" calcext:value-type="float">
            <text:p>5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ortionments of Property Tax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74.6" calcext:value-type="float">
            <text:p>10,3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ortionments of Property Tax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31.31" calcext:value-type="float">
            <text:p>1,5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ortionments of Property Tax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8603.49" calcext:value-type="float">
            <text:p>198,6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ortionments of Property Tax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92.85" calcext:value-type="float">
            <text:p>3,2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Apportionments of Property Tax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615" calcext:value-type="float">
            <text:p>(15,6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3" office:value-type="string" calcext:value-type="string">
            <text:p>RS-Property Assessment Review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78.16" calcext:value-type="float">
            <text:p>1,7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Assessment Review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7899.18" calcext:value-type="float">
            <text:p>387,8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Assessment Review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1946" calcext:value-type="float">
            <text:p>(871,9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Assessment Review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11.1" calcext:value-type="float">
            <text:p>4,3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Assessment Review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87090.35" calcext:value-type="float">
            <text:p>987,0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Assessment Review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616.3" calcext:value-type="float">
            <text:p>18,6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3" office:value-type="string" calcext:value-type="string">
            <text:p>RS-Property Tax &amp; Payment in Lieu of Tax Bill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49.03" calcext:value-type="float">
            <text:p>4,1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Tax &amp; Payment in Lieu of Tax Bill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001.24" calcext:value-type="float">
            <text:p>93,0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Tax &amp; Payment in Lieu of Tax Bill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84.81" calcext:value-type="float">
            <text:p>8,7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Tax &amp; Payment in Lieu of Tax Bill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0937.19" calcext:value-type="float">
            <text:p>1,100,9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Tax &amp; Payment in Lieu of Tax Bill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2868.47" calcext:value-type="float">
            <text:p>1,462,8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Property Tax &amp; Payment in Lieu of Tax Bill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91009.25" calcext:value-type="float">
            <text:p>(891,0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3" office:value-type="string" calcext:value-type="string">
            <text:p>RS-Rebate &amp; Deferral Program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70.88" calcext:value-type="float">
            <text:p>2,3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Rebate &amp; Deferral Program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242.17" calcext:value-type="float">
            <text:p>54,2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Rebate &amp; Deferral Program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10.81" calcext:value-type="float">
            <text:p>7,0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Rebate &amp; Deferral Program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93298.84" calcext:value-type="float">
            <text:p>1,393,2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2" office:value-type="string" calcext:value-type="string">
            <text:p>RS-Rebate &amp; Deferral Program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7016.88" calcext:value-type="float">
            <text:p>317,0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RS-Revenue Accounting &amp; Collection</text:p>
          </table:table-cell>
          <table:table-cell table:style-name="ce13" office:value-type="string" calcext:value-type="string">
            <text:p>RS-Arrears Collec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41.69" calcext:value-type="float">
            <text:p>4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Arrears Collec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670.73" calcext:value-type="float">
            <text:p>141,6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Arrears Collec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83917.62" calcext:value-type="float">
            <text:p>(1,583,9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Arrears Collec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499.03" calcext:value-type="float">
            <text:p>11,4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Arrears Collec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000" calcext:value-type="float">
            <text:p>5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Arrears Collec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20570.68" calcext:value-type="float">
            <text:p>1,920,5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Arrears Collec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9462.99" calcext:value-type="float">
            <text:p>799,4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Arrears Collec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266204.9" calcext:value-type="float">
            <text:p>(7,266,20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3" office:value-type="string" calcext:value-type="string">
            <text:p>RS-Municipal Land Transfer Tax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97.95" calcext:value-type="float">
            <text:p>4,4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Municipal Land Transfer Tax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7528.36" calcext:value-type="float">
            <text:p>157,5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Municipal Land Transfer Tax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66060" calcext:value-type="float">
            <text:p>(1,466,0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Municipal Land Transfer Tax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749.11" calcext:value-type="float">
            <text:p>24,7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Municipal Land Transfer Tax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7363.7" calcext:value-type="float">
            <text:p>627,3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Municipal Land Transfer Tax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3022.98" calcext:value-type="float">
            <text:p>593,0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3" office:value-type="string" calcext:value-type="string">
            <text:p>RS-Payment Processing &amp; Collec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49.03" calcext:value-type="float">
            <text:p>4,1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Payment Processing &amp; Collec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328.34" calcext:value-type="float">
            <text:p>57,3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Payment Processing &amp; Collec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06628.96" calcext:value-type="float">
            <text:p>(1,906,6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Payment Processing &amp; Collec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383.54" calcext:value-type="float">
            <text:p>15,3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Payment Processing &amp; Collec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9529.48" calcext:value-type="float">
            <text:p>279,5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Payment Processing &amp; Collec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15373.19" calcext:value-type="float">
            <text:p>1,815,3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Payment Processing &amp; Collec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1411.44" calcext:value-type="float">
            <text:p>171,4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3" office:value-type="string" calcext:value-type="string">
            <text:p>RS-Refund Proces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5.6" calcext:value-type="float">
            <text:p>1,1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fund Process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178.78" calcext:value-type="float">
            <text:p>16,1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fund Process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1727.05" calcext:value-type="float">
            <text:p>(371,7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fund Proces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20.47" calcext:value-type="float">
            <text:p>3,4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fund Proces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58206.22" calcext:value-type="float">
            <text:p>858,2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fund Proces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72.19" calcext:value-type="float">
            <text:p>7,8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fund Process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67895" calcext:value-type="float">
            <text:p>(367,8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3" office:value-type="string" calcext:value-type="string">
            <text:p>RS-Revenue Accoun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70.88" calcext:value-type="float">
            <text:p>2,3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venue Accoun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842.77" calcext:value-type="float">
            <text:p>31,8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venue Account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59888.86" calcext:value-type="float">
            <text:p>(959,8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venue Accoun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22.46" calcext:value-type="float">
            <text:p>7,5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venue Accoun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10438.84" calcext:value-type="float">
            <text:p>1,710,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venue Accoun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024.18" calcext:value-type="float">
            <text:p>15,0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2" office:value-type="string" calcext:value-type="string">
            <text:p>RS-Revenue Account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2880" calcext:value-type="float">
            <text:p>(212,8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RS-Tax, Utility &amp; Parking Ticket Client Services</text:p>
          </table:table-cell>
          <table:table-cell table:style-name="ce13" office:value-type="string" calcext:value-type="string">
            <text:p>RS-Revenue Services Contact Cent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112.51" calcext:value-type="float">
            <text:p>7,1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ntact Cent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8299.3" calcext:value-type="float">
            <text:p>98,2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ntact Centr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74840.6" calcext:value-type="float">
            <text:p>(3,474,8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ntact Cent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55.91" calcext:value-type="float">
            <text:p>22,2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ntact Cent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65144.43" calcext:value-type="float">
            <text:p>5,265,1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ntact Cent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058.34" calcext:value-type="float">
            <text:p>66,0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ntact Centr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4180.9" calcext:value-type="float">
            <text:p>(64,1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3" office:value-type="string" calcext:value-type="string">
            <text:p>RS-Revenue Services Counter Oper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34.35" calcext:value-type="float">
            <text:p>5,3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unter Oper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980.73" calcext:value-type="float">
            <text:p>75,9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unter Oper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17618.21" calcext:value-type="float">
            <text:p>(2,717,6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unter Oper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648.57" calcext:value-type="float">
            <text:p>18,6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unter Oper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65992.49" calcext:value-type="float">
            <text:p>3,465,9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unter Oper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193.15" calcext:value-type="float">
            <text:p>34,1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Revenue Services Counter Opera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0871.1" calcext:value-type="float">
            <text:p>(160,8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3" office:value-type="string" calcext:value-type="string">
            <text:p>RS-Tax / Utility Account Administr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70.88" calcext:value-type="float">
            <text:p>2,3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Tax / Utility Account Administr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284.77" calcext:value-type="float">
            <text:p>32,2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Tax / Utility Account Administr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48290.23" calcext:value-type="float">
            <text:p>(948,2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Tax / Utility Account Administr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69.7" calcext:value-type="float">
            <text:p>7,5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Tax / Utility Account Administr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54274.84" calcext:value-type="float">
            <text:p>1,654,2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Tax / Utility Account Administr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056.59" calcext:value-type="float">
            <text:p>24,0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Tax / Utility Account Administr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17885" calcext:value-type="float">
            <text:p>(1,717,8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2" office:value-type="string" calcext:value-type="string">
            <text:p>RS-Tax / Utility Account Administra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27776.65" calcext:value-type="float">
            <text:p>(2,427,7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9" office:value-type="string" calcext:value-type="string">
            <text:p>RS-Utility Billing</text:p>
          </table:table-cell>
          <table:table-cell table:style-name="ce13" office:value-type="string" calcext:value-type="string">
            <text:p>RS-Meter Reading Oper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54.6" calcext:value-type="float">
            <text:p>6,0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Meter Reading Oper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7598.21" calcext:value-type="float">
            <text:p>157,5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Meter Reading Oper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26096.12" calcext:value-type="float">
            <text:p>(1,126,0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Meter Reading Oper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55.83" calcext:value-type="float">
            <text:p>12,1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Meter Reading Oper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26467.84" calcext:value-type="float">
            <text:p>926,4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Meter Reading Oper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6005.02" calcext:value-type="float">
            <text:p>296,0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3" office:value-type="string" calcext:value-type="string">
            <text:p>RS-Solid Waste Billing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5.44" calcext:value-type="float">
            <text:p>1,1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Solid Waste Billing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1033.98" calcext:value-type="float">
            <text:p>331,0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Solid Waste Billing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05608.03" calcext:value-type="float">
            <text:p>(1,705,6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Solid Waste Billing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92.01" calcext:value-type="float">
            <text:p>1,9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Solid Waste Billing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7035.86" calcext:value-type="float">
            <text:p>387,0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Solid Waste Billing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82.02" calcext:value-type="float">
            <text:p>6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3" office:value-type="string" calcext:value-type="string">
            <text:p>RS-Water Billing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807.88" calcext:value-type="float">
            <text:p>14,8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Water Billing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328.34" calcext:value-type="float">
            <text:p>55,3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Water Billing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08597.7" calcext:value-type="float">
            <text:p>(1,408,5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Water Billing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54.57" calcext:value-type="float">
            <text:p>11,8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Water Billing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0425.19" calcext:value-type="float">
            <text:p>1,460,4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2" office:value-type="string" calcext:value-type="string">
            <text:p>RS-Water Billing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0636.45" calcext:value-type="float">
            <text:p>1,260,63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ffice of the Treasurer</text:p>
          </table:table-cell>
          <table:table-cell table:style-name="ce4" office:value-type="string" calcext:value-type="string">
            <text:p>RS-Utility Billing</text:p>
          </table:table-cell>
          <table:table-cell table:style-name="ce14" office:value-type="string" calcext:value-type="string">
            <text:p>RS-Water Billings</text:p>
          </table:table-cell>
          <table:table-cell table:style-name="ce10" office:value-type="string" calcext:value-type="string">
            <text:p>Sundry and Other Revenues</text:p>
          </table:table-cell>
          <table:table-cell table:style-name="ce15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93000" calcext:value-type="float">
            <text:p>(293,0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rks, Forestry &amp; Recreation</text:p>
          </table:table-cell>
          <table:table-cell table:style-name="ce2" office:value-type="string" calcext:value-type="string">
            <text:p>PR-Community Recreation</text:p>
          </table:table-cell>
          <table:table-cell table:style-name="ce11" office:value-type="string" calcext:value-type="string">
            <text:p>Community Development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477124" calcext:value-type="float">
            <text:p>(477,1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1130.25" calcext:value-type="float">
            <text:p>251,1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6627.5" calcext:value-type="float">
            <text:p>276,6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2753.34" calcext:value-type="float">
            <text:p>822,7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20725.12" calcext:value-type="float">
            <text:p>(2,720,7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60416.95" calcext:value-type="float">
            <text:p>1,860,4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88189.63" calcext:value-type="float">
            <text:p>8,888,1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000" calcext:value-type="float">
            <text:p>(1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252637.71" calcext:value-type="float">
            <text:p>14,252,6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45333.22" calcext:value-type="float">
            <text:p>2,345,3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4444.7" calcext:value-type="float">
            <text:p>(54,4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Community Develop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5865.55" calcext:value-type="float">
            <text:p>(385,86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3" office:value-type="string" calcext:value-type="string">
            <text:p>Instructional Recreation Program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000" calcext:value-type="float">
            <text:p>(42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35924.56" calcext:value-type="float">
            <text:p>735,9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8155.95" calcext:value-type="float">
            <text:p>548,1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61858" calcext:value-type="float">
            <text:p>2,561,8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19398.81" calcext:value-type="float">
            <text:p>(1,219,3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00965.35" calcext:value-type="float">
            <text:p>6,100,9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1615.83" calcext:value-type="float">
            <text:p>191,6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63472.1" calcext:value-type="float">
            <text:p>(563,4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950030.81" calcext:value-type="float">
            <text:p>57,950,0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156094.11" calcext:value-type="float">
            <text:p>11,156,0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2615.38" calcext:value-type="float">
            <text:p>(152,6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Instructional Recreation Program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478314.08" calcext:value-type="float">
            <text:p>(30,478,3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3" office:value-type="string" calcext:value-type="string">
            <text:p>Leisure Recreation Program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8000" calcext:value-type="float">
            <text:p>(2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2775.63" calcext:value-type="float">
            <text:p>492,7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9717.48" calcext:value-type="float">
            <text:p>369,7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53487.38" calcext:value-type="float">
            <text:p>1,653,4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6349.37" calcext:value-type="float">
            <text:p>(46,3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22510.69" calcext:value-type="float">
            <text:p>5,322,5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7591.05" calcext:value-type="float">
            <text:p>127,5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500" calcext:value-type="float">
            <text:p>(37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318262.33" calcext:value-type="float">
            <text:p>34,318,2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99008.66" calcext:value-type="float">
            <text:p>4,499,0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7569.39" calcext:value-type="float">
            <text:p>(77,5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Leisure Recreation Program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887099.9" calcext:value-type="float">
            <text:p>(7,887,1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3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6000" calcext:value-type="float">
            <text:p>(5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1640.1" calcext:value-type="float">
            <text:p>1,041,6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2689.62" calcext:value-type="float">
            <text:p>482,6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11596.95" calcext:value-type="float">
            <text:p>3,111,5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985.37" calcext:value-type="float">
            <text:p>(37,9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05895.83" calcext:value-type="float">
            <text:p>(4,205,8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55224.48" calcext:value-type="float">
            <text:p>8,455,2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4959.86" calcext:value-type="float">
            <text:p>254,9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000" calcext:value-type="float">
            <text:p>(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066571.98" calcext:value-type="float">
            <text:p>34,066,5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127301.65" calcext:value-type="float">
            <text:p>7,127,3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38445.5" calcext:value-type="float">
            <text:p>(538,4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Permitted Activities &amp; Recration Facilitie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270569.97" calcext:value-type="float">
            <text:p>(16,270,5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3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9759.52" calcext:value-type="float">
            <text:p>(39,7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268" calcext:value-type="float">
            <text:p>58,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6187.21" calcext:value-type="float">
            <text:p>206,1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457.09" calcext:value-type="float">
            <text:p>90,4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996.83" calcext:value-type="float">
            <text:p>78,9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312167.67" calcext:value-type="float">
            <text:p>11,312,1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7526.53" calcext:value-type="float">
            <text:p>327,5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00" calcext:value-type="float">
            <text:p>(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66399.43" calcext:value-type="float">
            <text:p>(3,266,3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2" office:value-type="string" calcext:value-type="string">
            <text:p>Recreation &amp; Facilities Planning &amp; Develop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34573.79" calcext:value-type="float">
            <text:p>(1,534,57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9" office:value-type="string" calcext:value-type="string">
            <text:p>PR-Parks</text:p>
          </table:table-cell>
          <table:table-cell table:style-name="ce13" office:value-type="string" calcext:value-type="string">
            <text:p>Beach Acces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2444.98" calcext:value-type="float">
            <text:p>342,4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Beach Acces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245.3" calcext:value-type="float">
            <text:p>27,2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Beach Acces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0600" calcext:value-type="float">
            <text:p>260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Beach Acces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50.73" calcext:value-type="float">
            <text:p>(45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Beach Acces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001.36" calcext:value-type="float">
            <text:p>163,0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Beach Acces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.75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Beach Acces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45836.63" calcext:value-type="float">
            <text:p>2,445,8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Beach Acces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7269.1" calcext:value-type="float">
            <text:p>97,2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Beach Acces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319.75" calcext:value-type="float">
            <text:p>(6,3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3" office:value-type="string" calcext:value-type="string">
            <text:p>Parks Planning &amp;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831.66" calcext:value-type="float">
            <text:p>(27,8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545.05" calcext:value-type="float">
            <text:p>49,5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4759.89" calcext:value-type="float">
            <text:p>434,7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1839.36" calcext:value-type="float">
            <text:p>361,8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047.78" calcext:value-type="float">
            <text:p>81,0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684993.71" calcext:value-type="float">
            <text:p>10,684,9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71809.32" calcext:value-type="float">
            <text:p>971,8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70042.81" calcext:value-type="float">
            <text:p>(1,270,0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86479.6" calcext:value-type="float">
            <text:p>(2,286,4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arks Planning &amp; Develop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40817.95" calcext:value-type="float">
            <text:p>(4,040,8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3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24700" calcext:value-type="float">
            <text:p>(524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1295.58" calcext:value-type="float">
            <text:p>351,2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558.75" calcext:value-type="float">
            <text:p>59,5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781.28" calcext:value-type="float">
            <text:p>163,7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0" calcext:value-type="float">
            <text:p>(1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2690.87" calcext:value-type="float">
            <text:p>(222,6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23645.89" calcext:value-type="float">
            <text:p>1,023,6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0013.5" calcext:value-type="float">
            <text:p>240,0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14862.86" calcext:value-type="float">
            <text:p>3,114,8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6059.02" calcext:value-type="float">
            <text:p>346,0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lant Production, Greenhouses, Comm Gardens &amp; Conservatori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7730.2" calcext:value-type="float">
            <text:p>(67,7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3" office:value-type="string" calcext:value-type="string">
            <text:p>PR-Parks Acces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60383.3" calcext:value-type="float">
            <text:p>(1,260,3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14438.24" calcext:value-type="float">
            <text:p>5,514,4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6388.04" calcext:value-type="float">
            <text:p>1,186,3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60512.35" calcext:value-type="float">
            <text:p>9,360,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58680.5" calcext:value-type="float">
            <text:p>(1,258,6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69131.35" calcext:value-type="float">
            <text:p>(3,869,1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469071.75" calcext:value-type="float">
            <text:p>11,469,0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221.25" calcext:value-type="float">
            <text:p>68,2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0000" calcext:value-type="float">
            <text:p>(17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866720.61" calcext:value-type="float">
            <text:p>79,866,7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32302.04" calcext:value-type="float">
            <text:p>7,732,3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87660.3" calcext:value-type="float">
            <text:p>(987,6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PR-Parks Acces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956134.5" calcext:value-type="float">
            <text:p>(5,956,13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3" office:value-type="string" calcext:value-type="string">
            <text:p>Ravines &amp; Watercours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12.1" calcext:value-type="float">
            <text:p>7,9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Ravines &amp; Watercours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744.17" calcext:value-type="float">
            <text:p>78,7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Ravines &amp; Watercours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2600" calcext:value-type="float">
            <text:p>(232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Ravines &amp; Watercourse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4.48" calcext:value-type="float">
            <text:p>(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Ravines &amp; Watercours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103.63" calcext:value-type="float">
            <text:p>26,1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Ravines &amp; Watercours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8177.99" calcext:value-type="float">
            <text:p>938,1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Ravines &amp; Watercours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023.96" calcext:value-type="float">
            <text:p>27,0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Ravines &amp; Watercours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87.55" calcext:value-type="float">
            <text:p>(3,4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3" office:value-type="string" calcext:value-type="string">
            <text:p>Toronto Island Ferry Oper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6077.16" calcext:value-type="float">
            <text:p>936,0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Toronto Island Ferry Oper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555.4" calcext:value-type="float">
            <text:p>11,5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Toronto Island Ferry Oper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6372.16" calcext:value-type="float">
            <text:p>666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Toronto Island Ferry Oper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4550" calcext:value-type="float">
            <text:p>(44,5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Toronto Island Ferry Oper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2027.85" calcext:value-type="float">
            <text:p>652,0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Toronto Island Ferry Opera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930.56" calcext:value-type="float">
            <text:p>32,9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Toronto Island Ferry Oper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01515.44" calcext:value-type="float">
            <text:p>5,201,5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Toronto Island Ferry Oper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8150.46" calcext:value-type="float">
            <text:p>448,1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Toronto Island Ferry Opera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737658.69" calcext:value-type="float">
            <text:p>(6,737,6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3" office:value-type="string" calcext:value-type="string">
            <text:p>Zoo &amp; Farm Attrac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7.66" calcext:value-type="float">
            <text:p>3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71.45" calcext:value-type="float">
            <text:p>7,9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704.96" calcext:value-type="float">
            <text:p>32,7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672.12" calcext:value-type="float">
            <text:p>(27,6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8349.45" calcext:value-type="float">
            <text:p>218,3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.5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18003.17" calcext:value-type="float">
            <text:p>1,118,0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422.93" calcext:value-type="float">
            <text:p>62,4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832.2" calcext:value-type="float">
            <text:p>(32,8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2" office:value-type="string" calcext:value-type="string">
            <text:p>Zoo &amp; Farm Attrac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8301" calcext:value-type="float">
            <text:p>(78,30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9" office:value-type="string" calcext:value-type="string">
            <text:p>PR-Urban Forestry</text:p>
          </table:table-cell>
          <table:table-cell table:style-name="ce13" office:value-type="string" calcext:value-type="string">
            <text:p>Tree Care &amp; Maintenanc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924364.12" calcext:value-type="float">
            <text:p>(17,924,3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2651.62" calcext:value-type="float">
            <text:p>562,6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8521.76" calcext:value-type="float">
            <text:p>288,5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00000" calcext:value-type="float">
            <text:p>(3,5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98876.84" calcext:value-type="float">
            <text:p>1,898,8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500" calcext:value-type="float">
            <text:p>(37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6016.01" calcext:value-type="float">
            <text:p>866,0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2.75" calcext:value-type="float">
            <text:p>1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181504.07" calcext:value-type="float">
            <text:p>22,181,5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826253.53" calcext:value-type="float">
            <text:p>26,826,2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Care &amp; Maintena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8752" calcext:value-type="float">
            <text:p>(148,7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3" office:value-type="string" calcext:value-type="string">
            <text:p>Tree Plant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75445.86" calcext:value-type="float">
            <text:p>(2,475,4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2530.32" calcext:value-type="float">
            <text:p>112,5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383.25" calcext:value-type="float">
            <text:p>12,3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4408.86" calcext:value-type="float">
            <text:p>114,4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62500" calcext:value-type="float">
            <text:p>(1,96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7674.53" calcext:value-type="float">
            <text:p>337,6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082.25" calcext:value-type="float">
            <text:p>100,0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64863.77" calcext:value-type="float">
            <text:p>2,664,8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57794.53" calcext:value-type="float">
            <text:p>5,557,7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65503" calcext:value-type="float">
            <text:p>(365,5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lant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00000" calcext:value-type="float">
            <text:p>(6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3" office:value-type="string" calcext:value-type="string">
            <text:p>Tree Protec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020.22" calcext:value-type="float">
            <text:p>75,0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rotec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423" calcext:value-type="float">
            <text:p>13,4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rotec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761.73" calcext:value-type="float">
            <text:p>86,7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rotec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946.54" calcext:value-type="float">
            <text:p>52,9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rotec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92742.12" calcext:value-type="float">
            <text:p>4,692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rotec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205.44" calcext:value-type="float">
            <text:p>34,2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Tree Protec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12187.76" calcext:value-type="float">
            <text:p>(2,712,1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3" office:value-type="string" calcext:value-type="string">
            <text:p>Urban Forestry Planning &amp;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927.85" calcext:value-type="float">
            <text:p>(11,9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Urban Forestry Planning &amp;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330.95" calcext:value-type="float">
            <text:p>16,3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Urban Forestry Planning &amp; Develop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084.82" calcext:value-type="float">
            <text:p>61,0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Urban Forestry Planning &amp;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24.93" calcext:value-type="float">
            <text:p>19,3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Urban Forestry Planning &amp; Develop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699.05" calcext:value-type="float">
            <text:p>23,6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Urban Forestry Planning &amp;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63096.82" calcext:value-type="float">
            <text:p>3,263,0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Urban Forestry Planning &amp;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1811.43" calcext:value-type="float">
            <text:p>91,8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2" office:value-type="string" calcext:value-type="string">
            <text:p>Urban Forestry Planning &amp; Develop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79919.83" calcext:value-type="float">
            <text:p>(979,92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arks, Forestry &amp; Recreation</text:p>
          </table:table-cell>
          <table:table-cell table:style-name="ce4" office:value-type="string" calcext:value-type="string">
            <text:p>PR-Urban Forestry</text:p>
          </table:table-cell>
          <table:table-cell table:style-name="ce14" office:value-type="string" calcext:value-type="string">
            <text:p>Urban Forestry Planning &amp; Development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746.84" calcext:value-type="float">
            <text:p>(1,747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licy, Planning, Finance &amp; Administration</text:p>
          </table:table-cell>
          <table:table-cell table:style-name="ce2" office:value-type="string" calcext:value-type="string">
            <text:p>Corporate Leadership</text:p>
          </table:table-cell>
          <table:table-cell table:style-name="ce11" office:value-type="string" calcext:value-type="string">
            <text:p>Corporate Leadership</text:p>
          </table:table-cell>
          <table:table-cell table:style-name="ce2" office:value-type="string" calcext:value-type="string">
            <text:p>Equipment</text:p>
          </table:table-cell>
          <table:table-cell table:style-name="ce11" office:value-type="string" calcext:value-type="string">
            <text:p>30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1999.99" calcext:value-type="float">
            <text:p>2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Corporate Leadership</text:p>
          </table:table-cell>
          <table:table-cell table:style-name="ce12" office:value-type="string" calcext:value-type="string">
            <text:p>Corporate Leadership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12.95" calcext:value-type="float">
            <text:p>2,2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Corporate Leadership</text:p>
          </table:table-cell>
          <table:table-cell table:style-name="ce12" office:value-type="string" calcext:value-type="string">
            <text:p>Corporate Leadership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62348.9" calcext:value-type="float">
            <text:p>762,3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Corporate Leadership</text:p>
          </table:table-cell>
          <table:table-cell table:style-name="ce12" office:value-type="string" calcext:value-type="string">
            <text:p>Corporate Leadership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00" calcext:value-type="float">
            <text:p>11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9" office:value-type="string" calcext:value-type="string">
            <text:p>Organizational Effectiveness</text:p>
          </table:table-cell>
          <table:table-cell table:style-name="ce13" office:value-type="string" calcext:value-type="string">
            <text:p>Organizational Effectivenes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0" calcext:value-type="float">
            <text:p>7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12" office:value-type="string" calcext:value-type="string">
            <text:p>Organizational Effectivenes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1099.01" calcext:value-type="float">
            <text:p>101,0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12" office:value-type="string" calcext:value-type="string">
            <text:p>Organizational Effectivenes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44193.77" calcext:value-type="float">
            <text:p>(1,044,1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12" office:value-type="string" calcext:value-type="string">
            <text:p>Organizational Effectivenes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43.5" calcext:value-type="float">
            <text:p>1,1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12" office:value-type="string" calcext:value-type="string">
            <text:p>Organizational Effectivenes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37413.04" calcext:value-type="float">
            <text:p>1,837,4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12" office:value-type="string" calcext:value-type="string">
            <text:p>Organizational Effectivenes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2402.96" calcext:value-type="float">
            <text:p>(2,4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12" office:value-type="string" calcext:value-type="string">
            <text:p>Organizational Effectivenes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2039.99" calcext:value-type="float">
            <text:p>(222,0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9" office:value-type="string" calcext:value-type="string">
            <text:p>PA-Emergency Management</text:p>
          </table:table-cell>
          <table:table-cell table:style-name="ce13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5.34" calcext:value-type="float">
            <text:p>(8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12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454.95" calcext:value-type="float">
            <text:p>22,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12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81.52" calcext:value-type="float">
            <text:p>6,1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12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8171.38" calcext:value-type="float">
            <text:p>318,1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12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784.61" calcext:value-type="float">
            <text:p>44,7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12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5000" calcext:value-type="float">
            <text:p>(22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12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98179.38" calcext:value-type="float">
            <text:p>2,298,1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12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1278.41" calcext:value-type="float">
            <text:p>341,2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12" office:value-type="string" calcext:value-type="string">
            <text:p>Emergency Management Program Development &amp; Respons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124.66" calcext:value-type="float">
            <text:p>(9,1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9" office:value-type="string" calcext:value-type="string">
            <text:p>PA-Financial Management</text:p>
          </table:table-cell>
          <table:table-cell table:style-name="ce13" office:value-type="string" calcext:value-type="string">
            <text:p>Budget Planning &amp; coordin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00" calcext:value-type="float">
            <text:p>2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2" office:value-type="string" calcext:value-type="string">
            <text:p>Budget Planning &amp; coordin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66829.42" calcext:value-type="float">
            <text:p>(966,8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2" office:value-type="string" calcext:value-type="string">
            <text:p>Budget Planning &amp; coordin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5.51" calcext:value-type="float">
            <text:p>5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2" office:value-type="string" calcext:value-type="string">
            <text:p>Budget Planning &amp; coordin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15154.46" calcext:value-type="float">
            <text:p>2,015,1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2" office:value-type="string" calcext:value-type="string">
            <text:p>Budget Planning &amp; coordin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41.06" calcext:value-type="float">
            <text:p>6,9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3" office:value-type="string" calcext:value-type="string">
            <text:p>Financial Transaction &amp; Payment Process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449.88" calcext:value-type="float">
            <text:p>36,4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2" office:value-type="string" calcext:value-type="string">
            <text:p>Financial Transaction &amp; Payment Process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152704.63" calcext:value-type="float">
            <text:p>(3,152,70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2" office:value-type="string" calcext:value-type="string">
            <text:p>Financial Transaction &amp; Payment Process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35.28" calcext:value-type="float">
            <text:p>3,5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2" office:value-type="string" calcext:value-type="string">
            <text:p>Financial Transaction &amp; Payment Process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08811.51" calcext:value-type="float">
            <text:p>5,908,8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2" office:value-type="string" calcext:value-type="string">
            <text:p>Financial Transaction &amp; Payment Process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648.7" calcext:value-type="float">
            <text:p>52,6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9" office:value-type="string" calcext:value-type="string">
            <text:p>PA-Program Support</text:p>
          </table:table-cell>
          <table:table-cell table:style-name="ce13" office:value-type="string" calcext:value-type="string">
            <text:p>Complement Management &amp; Repor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25.19" calcext:value-type="float">
            <text:p>1,7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Complement Management &amp; Report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0180.33" calcext:value-type="float">
            <text:p>(210,1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Complement Management &amp; Repor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0.81" calcext:value-type="float">
            <text:p>3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Complement Management &amp;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6045.63" calcext:value-type="float">
            <text:p>486,0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Complement Management &amp;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38.1" calcext:value-type="float">
            <text:p>2,1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Complement Management &amp; Report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4615.23" calcext:value-type="float">
            <text:p>(114,6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3" office:value-type="string" calcext:value-type="string">
            <text:p>General Administr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265.79" calcext:value-type="float">
            <text:p>103,2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General Administr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481.94" calcext:value-type="float">
            <text:p>33,4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General Administr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5607.53" calcext:value-type="float">
            <text:p>355,6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General Administr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50901.59" calcext:value-type="float">
            <text:p>(1,050,9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General Administr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25354.55" calcext:value-type="float">
            <text:p>925,3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General Administr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98943.77" calcext:value-type="float">
            <text:p>1,598,9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General Administr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8048.29" calcext:value-type="float">
            <text:p>278,0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General Administr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73076.07" calcext:value-type="float">
            <text:p>(573,0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3" office:value-type="string" calcext:value-type="string">
            <text:p>Public Consult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25.19" calcext:value-type="float">
            <text:p>1,1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Public Consult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61081.86" calcext:value-type="float">
            <text:p>(1,261,0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Public Consult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5.96" calcext:value-type="float">
            <text:p>8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Public Consult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9392.36" calcext:value-type="float">
            <text:p>1,169,3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Public Consult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76.31" calcext:value-type="float">
            <text:p>5,6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Public Consult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85299.19" calcext:value-type="float">
            <text:p>(785,2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3" office:value-type="string" calcext:value-type="string">
            <text:p>Time &amp; Attendance Data Entry &amp; Repor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75.19" calcext:value-type="float">
            <text:p>3,3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Time &amp; Attendance Data Entry &amp; Report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81442.51" calcext:value-type="float">
            <text:p>(1,681,4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Time &amp; Attendance Data Entry &amp; Repor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3863.22" calcext:value-type="float">
            <text:p>113,8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Time &amp; Attendance Data Entry &amp;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18246.88" calcext:value-type="float">
            <text:p>2,918,2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2" office:value-type="string" calcext:value-type="string">
            <text:p>Time &amp; Attendance Data Entry &amp;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5903.98" calcext:value-type="float">
            <text:p>185,90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olicy, Planning, Finance &amp; Administration</text:p>
          </table:table-cell>
          <table:table-cell table:style-name="ce4" office:value-type="string" calcext:value-type="string">
            <text:p>PA-Program Support</text:p>
          </table:table-cell>
          <table:table-cell table:style-name="ce14" office:value-type="string" calcext:value-type="string">
            <text:p>Time &amp; Attendance Data Entry &amp; Reporting</text:p>
          </table:table-cell>
          <table:table-cell table:style-name="ce10" office:value-type="string" calcext:value-type="string">
            <text:p>Transfers From Capital</text:p>
          </table:table-cell>
          <table:table-cell table:style-name="ce15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916921.67" calcext:value-type="float">
            <text:p>(916,922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elter, Support &amp; Housing Administration</text:p>
          </table:table-cell>
          <table:table-cell table:style-name="ce2" office:value-type="string" calcext:value-type="string">
            <text:p>HS-Homeless and Housing First Solutions</text:p>
          </table:table-cell>
          <table:table-cell table:style-name="ce11" office:value-type="string" calcext:value-type="string">
            <text:p>Housing Stability Policy &amp; Strategic Investme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416000" calcext:value-type="float">
            <text:p>(41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153.83" calcext:value-type="float">
            <text:p>10,1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947.2" calcext:value-type="float">
            <text:p>26,9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296389" calcext:value-type="float">
            <text:p>(17,296,3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2146.81" calcext:value-type="float">
            <text:p>422,1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68.75" calcext:value-type="float">
            <text:p>(3,7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423.73" calcext:value-type="float">
            <text:p>96,4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586453.06" calcext:value-type="float">
            <text:p>35,586,4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677995.65" calcext:value-type="float">
            <text:p>(18,677,9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46606.36" calcext:value-type="float">
            <text:p>11,046,6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0656.48" calcext:value-type="float">
            <text:p>930,6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179778.25" calcext:value-type="float">
            <text:p>179,7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Housing Stability Policy &amp; Strategic Investment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0011.78" calcext:value-type="float">
            <text:p>(70,0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3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90" calcext:value-type="float">
            <text:p>(3,7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31914.95" calcext:value-type="float">
            <text:p>4,631,9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4922.76" calcext:value-type="float">
            <text:p>134,9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8096.14" calcext:value-type="float">
            <text:p>498,0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68.75" calcext:value-type="float">
            <text:p>(3,7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20977.54" calcext:value-type="float">
            <text:p>4,120,9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20848" calcext:value-type="float">
            <text:p>6,620,8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5542466.79" calcext:value-type="float">
            <text:p>(75,542,4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553391.02" calcext:value-type="float">
            <text:p>50,553,3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664778.78" calcext:value-type="float">
            <text:p>68,664,7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7609.93" calcext:value-type="float">
            <text:p>(127,6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011.78" calcext:value-type="float">
            <text:p>(50,0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2" office:value-type="string" calcext:value-type="string">
            <text:p>Provide Emergency Shelter &amp; Related Suppor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72800" calcext:value-type="float">
            <text:p>(472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9" office:value-type="string" calcext:value-type="string">
            <text:p>HS-Social Housing System Management</text:p>
          </table:table-cell>
          <table:table-cell table:style-name="ce13" office:value-type="string" calcext:value-type="string">
            <text:p>Manage Centralized Social Housing Waiting Lis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854.9" calcext:value-type="float">
            <text:p>49,8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Centralized Social Housing Waiting Lis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16.27" calcext:value-type="float">
            <text:p>1,7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Centralized Social Housing Waiting Lis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649.24" calcext:value-type="float">
            <text:p>23,6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Centralized Social Housing Waiting Lis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50.12" calcext:value-type="float">
            <text:p>3,0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Centralized Social Housing Waiting Lis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82828.07" calcext:value-type="float">
            <text:p>1,882,8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Centralized Social Housing Waiting Lis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3365.72" calcext:value-type="float">
            <text:p>133,3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3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550000" calcext:value-type="float">
            <text:p>(7,5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982.04" calcext:value-type="float">
            <text:p>49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54.88" calcext:value-type="float">
            <text:p>3,1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846.52" calcext:value-type="float">
            <text:p>62,8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37.5" calcext:value-type="float">
            <text:p>(1,2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36.47" calcext:value-type="float">
            <text:p>5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836908.8" calcext:value-type="float">
            <text:p>36,836,9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183089.42" calcext:value-type="float">
            <text:p>(29,183,0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12043.12" calcext:value-type="float">
            <text:p>1,512,0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883.31" calcext:value-type="float">
            <text:p>141,8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737.72" calcext:value-type="float">
            <text:p>(29,7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New Affordable Housing/Other Non Subsidized Program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421.82" calcext:value-type="float">
            <text:p>(16,4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3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993188" calcext:value-type="float">
            <text:p>(5,993,1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982.04" calcext:value-type="float">
            <text:p>49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54.88" calcext:value-type="float">
            <text:p>3,1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741183.42" calcext:value-type="float">
            <text:p>(30,741,1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846.53" calcext:value-type="float">
            <text:p>62,8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37.5" calcext:value-type="float">
            <text:p>(1,2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36.47" calcext:value-type="float">
            <text:p>5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558604.6" calcext:value-type="float">
            <text:p>110,558,6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Other Subsidies</text:p>
          </table:table-cell>
          <table:table-cell table:style-name="ce13" office:value-type="string" calcext:value-type="string">
            <text:p>8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710554.56" calcext:value-type="float">
            <text:p>(16,710,55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241332.61" calcext:value-type="float">
            <text:p>(20,241,3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11506.12" calcext:value-type="float">
            <text:p>1,511,5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883.32" calcext:value-type="float">
            <text:p>141,8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737.71" calcext:value-type="float">
            <text:p>(29,7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Rent Subsidies &amp; Housing Allowanc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421.81" calcext:value-type="float">
            <text:p>(16,4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3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625676.62" calcext:value-type="float">
            <text:p>(21,625,6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982.04" calcext:value-type="float">
            <text:p>49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54.88" calcext:value-type="float">
            <text:p>3,1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9301469.58" calcext:value-type="float">
            <text:p>(109,301,4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9581.53" calcext:value-type="float">
            <text:p>99,5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37.5" calcext:value-type="float">
            <text:p>(1,2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36.47" calcext:value-type="float">
            <text:p>5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3948780.75" calcext:value-type="float">
            <text:p>323,948,7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Other Subsidies</text:p>
          </table:table-cell>
          <table:table-cell table:style-name="ce13" office:value-type="string" calcext:value-type="string">
            <text:p>8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16710555.23" calcext:value-type="float">
            <text:p>16,710,5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663478.61" calcext:value-type="float">
            <text:p>(3,663,47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74501.17" calcext:value-type="float">
            <text:p>1,774,5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883.32" calcext:value-type="float">
            <text:p>141,8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737.71" calcext:value-type="float">
            <text:p>(29,7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2" office:value-type="string" calcext:value-type="string">
            <text:p>Manage Social Housing Provider Subsidi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421.81" calcext:value-type="float">
            <text:p>(16,422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cial Development, Finance &amp; Administration</text:p>
          </table:table-cell>
          <table:table-cell table:style-name="ce2" office:value-type="string" calcext:value-type="string">
            <text:p>CD-Community &amp; Neighbourhood Development</text:p>
          </table:table-cell>
          <table:table-cell table:style-name="ce11" office:value-type="string" calcext:value-type="string">
            <text:p>Community Engagement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22500" calcext:value-type="float">
            <text:p>(2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Eng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7.35" calcext:value-type="float">
            <text:p>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Eng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2.33" calcext:value-type="float">
            <text:p>1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Engagemen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6494.1" calcext:value-type="float">
            <text:p>(96,4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Eng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1093.58" calcext:value-type="float">
            <text:p>491,0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Eng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2281.52" calcext:value-type="float">
            <text:p>372,2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3" office:value-type="string" calcext:value-type="string">
            <text:p>Community Funding Delivery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000" calcext:value-type="float">
            <text:p>(1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Funding Deliver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7.35" calcext:value-type="float">
            <text:p>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Funding Delivery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5000" calcext:value-type="float">
            <text:p>(12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Funding Deliver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50.68" calcext:value-type="float">
            <text:p>3,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Funding Delivery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00000" calcext:value-type="float">
            <text:p>1,50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Funding Delivery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08286.64" calcext:value-type="float">
            <text:p>(2,008,2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Funding Deliver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51582.12" calcext:value-type="float">
            <text:p>1,651,5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Funding Deliver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69.71" calcext:value-type="float">
            <text:p>22,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3" office:value-type="string" calcext:value-type="string">
            <text:p>Community Safet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6.31" calcext:value-type="float">
            <text:p>4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Safety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3300" calcext:value-type="float">
            <text:p>(223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Safet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237.57" calcext:value-type="float">
            <text:p>8,2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Safety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3739.63" calcext:value-type="float">
            <text:p>(243,7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Safet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55718.26" calcext:value-type="float">
            <text:p>855,7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Community Safet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434.74" calcext:value-type="float">
            <text:p>36,4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3" office:value-type="string" calcext:value-type="string">
            <text:p>Tower &amp; Neighbourhood Revitaliza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115000" calcext:value-type="float">
            <text:p>(7,11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Tower &amp; Neighbourhood Revitaliz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43.51" calcext:value-type="float">
            <text:p>1,6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Tower &amp; Neighbourhood Revitaliz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0000" calcext:value-type="float">
            <text:p>(1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Tower &amp; Neighbourhood Revitaliz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55.05" calcext:value-type="float">
            <text:p>4,1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Tower &amp; Neighbourhood Revitaliz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00000" calcext:value-type="float">
            <text:p>7,00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Tower &amp; Neighbourhood Revitalization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92062.32" calcext:value-type="float">
            <text:p>(392,0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Tower &amp; Neighbourhood Revitaliz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3068.68" calcext:value-type="float">
            <text:p>1,183,0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Tower &amp; Neighbourhood Revitaliz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3527.8" calcext:value-type="float">
            <text:p>133,5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3" office:value-type="string" calcext:value-type="string">
            <text:p>Youth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2980" calcext:value-type="float">
            <text:p>(292,9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Youth Develop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6.31" calcext:value-type="float">
            <text:p>4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Youth Development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25711.48" calcext:value-type="float">
            <text:p>(1,625,71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Youth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488.52" calcext:value-type="float">
            <text:p>12,4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Youth Developmen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4209.84" calcext:value-type="float">
            <text:p>(114,2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Youth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4294.32" calcext:value-type="float">
            <text:p>604,2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2" office:value-type="string" calcext:value-type="string">
            <text:p>Youth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07187.91" calcext:value-type="float">
            <text:p>2,507,1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9" office:value-type="string" calcext:value-type="string">
            <text:p>CD-Community Partnership Investment Program</text:p>
          </table:table-cell>
          <table:table-cell table:style-name="ce13" office:value-type="string" calcext:value-type="string">
            <text:p>Investment Fund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70000" calcext:value-type="float">
            <text:p>(2,37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Partnership Investment Program</text:p>
          </table:table-cell>
          <table:table-cell table:style-name="ce12" office:value-type="string" calcext:value-type="string">
            <text:p>Investment Fund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96800" calcext:value-type="float">
            <text:p>4,896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Partnership Investment Program</text:p>
          </table:table-cell>
          <table:table-cell table:style-name="ce12" office:value-type="string" calcext:value-type="string">
            <text:p>Investment Fund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0000" calcext:value-type="float">
            <text:p>61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Partnership Investment Program</text:p>
          </table:table-cell>
          <table:table-cell table:style-name="ce13" office:value-type="string" calcext:value-type="string">
            <text:p>Partnership Fund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664100" calcext:value-type="float">
            <text:p>15,664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9" office:value-type="string" calcext:value-type="string">
            <text:p>CD-Financial Management &amp; Program Support</text:p>
          </table:table-cell>
          <table:table-cell table:style-name="ce13" office:value-type="string" calcext:value-type="string">
            <text:p>Financial Management &amp; Report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008.1" calcext:value-type="float">
            <text:p>21,0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Management &amp; Repor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8.7" calcext:value-type="float">
            <text:p>8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Management &amp; Repor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83.56" calcext:value-type="float">
            <text:p>14,1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Management &amp; Reporting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2260.58" calcext:value-type="float">
            <text:p>(242,2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Management &amp; Repor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94944" calcext:value-type="float">
            <text:p>1,994,9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Management &amp; Repor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635.44" calcext:value-type="float">
            <text:p>63,6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3" office:value-type="string" calcext:value-type="string">
            <text:p>Financial Planning &amp; Coordin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05.32" calcext:value-type="float">
            <text:p>12,6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Planning &amp; Coordin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1.22" calcext:value-type="float">
            <text:p>5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Planning &amp; Coordin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44.21" calcext:value-type="float">
            <text:p>2,8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Planning &amp; Coordination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5223.3" calcext:value-type="float">
            <text:p>(55,2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Planning &amp; Coordin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8128.58" calcext:value-type="float">
            <text:p>418,1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Financial Planning &amp; Coordin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260.07" calcext:value-type="float">
            <text:p>38,2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3" office:value-type="string" calcext:value-type="string">
            <text:p>Program Suppor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791.69" calcext:value-type="float">
            <text:p>40,7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Program Suppor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47.78" calcext:value-type="float">
            <text:p>1,6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Program Suppor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7875" calcext:value-type="float">
            <text:p>297,8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Program Suppor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91.1" calcext:value-type="float">
            <text:p>7,9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Program Suppor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6241.27" calcext:value-type="float">
            <text:p>(86,2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Program Suppor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9453.34" calcext:value-type="float">
            <text:p>799,4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Program Suppor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590.09" calcext:value-type="float">
            <text:p>36,5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3" office:value-type="string" calcext:value-type="string">
            <text:p>Revenue &amp; Cash Man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05.32" calcext:value-type="float">
            <text:p>12,6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Revenue &amp; Cash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21.22" calcext:value-type="float">
            <text:p>3,0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Revenue &amp; Cash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44.21" calcext:value-type="float">
            <text:p>2,8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Revenue &amp; Cash Managemen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52521.45" calcext:value-type="float">
            <text:p>(952,5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Revenue &amp; Cash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6885.06" calcext:value-type="float">
            <text:p>1,936,8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2" office:value-type="string" calcext:value-type="string">
            <text:p>Revenue &amp; Cash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345.1" calcext:value-type="float">
            <text:p>41,3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9" office:value-type="string" calcext:value-type="string">
            <text:p>CD-Social Policy &amp; Planning</text:p>
          </table:table-cell>
          <table:table-cell table:style-name="ce13" office:value-type="string" calcext:value-type="string">
            <text:p>Human Services System Plann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3100" calcext:value-type="float">
            <text:p>(123,1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Human Services System Plann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63.11" calcext:value-type="float">
            <text:p>2,5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Human Services System Planning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13390" calcext:value-type="float">
            <text:p>(413,3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Human Services System Plann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669.66" calcext:value-type="float">
            <text:p>19,6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Human Services System Planning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8475.39" calcext:value-type="float">
            <text:p>(298,4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Human Services System Plann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31644.32" calcext:value-type="float">
            <text:p>1,731,6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Human Services System Plann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9436.15" calcext:value-type="float">
            <text:p>189,4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3" office:value-type="string" calcext:value-type="string">
            <text:p>Social Policy &amp; Analysi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66.21" calcext:value-type="float">
            <text:p>1,8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Policy &amp; Analysi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73.26" calcext:value-type="float">
            <text:p>4,8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Policy &amp; Analysi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2985.27" calcext:value-type="float">
            <text:p>(62,9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Policy &amp; Analysi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2788.05" calcext:value-type="float">
            <text:p>362,7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Policy &amp; Analysi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232.13" calcext:value-type="float">
            <text:p>11,2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3" office:value-type="string" calcext:value-type="string">
            <text:p>Social Research &amp; Evalu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74.96" calcext:value-type="float">
            <text:p>3,6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Research &amp; Evalu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21.22" calcext:value-type="float">
            <text:p>9,3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Research &amp; Evalu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83.33" calcext:value-type="float">
            <text:p>3,0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Research &amp; Evaluation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3903.48" calcext:value-type="float">
            <text:p>(233,9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Research &amp; Evalu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41456" calcext:value-type="float">
            <text:p>741,4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2" office:value-type="string" calcext:value-type="string">
            <text:p>Social Research &amp; Evalu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239.35" calcext:value-type="float">
            <text:p>17,2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9" office:value-type="string" calcext:value-type="string">
            <text:p>CD-Toronto Office of Partnerships</text:p>
          </table:table-cell>
          <table:table-cell table:style-name="ce13" office:value-type="string" calcext:value-type="string">
            <text:p>Corporate Partnership Initiativ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0000" calcext:value-type="float">
            <text:p>(1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Corporate Partnership Initiativ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3.9" calcext:value-type="float">
            <text:p>3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Corporate Partnership Initiativ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6408.95" calcext:value-type="float">
            <text:p>216,4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Corporate Partnership Initiativ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5588.71" calcext:value-type="float">
            <text:p>155,5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3" office:value-type="string" calcext:value-type="string">
            <text:p>Partnership Develop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5000" calcext:value-type="float">
            <text:p>(27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Partnership Develop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7.15" calcext:value-type="float">
            <text:p>5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Partnership Develop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6582.21" calcext:value-type="float">
            <text:p>396,5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Partnership Develop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5245.99" calcext:value-type="float">
            <text:p>285,2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3" office:value-type="string" calcext:value-type="string">
            <text:p>Revenue Generation and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5000" calcext:value-type="float">
            <text:p>(7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Revenue Generation and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1.95" calcext:value-type="float">
            <text:p>1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Revenue Generation and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0377.03" calcext:value-type="float">
            <text:p>220,3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Revenue Generation and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5194.34" calcext:value-type="float">
            <text:p>115,1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12" office:value-type="string" calcext:value-type="string">
            <text:p>Revenue Generation and Manage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8149.11" calcext:value-type="float">
            <text:p>(108,1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9" office:value-type="string" calcext:value-type="string">
            <text:p>Corporate Leadership (DCM)</text:p>
          </table:table-cell>
          <table:table-cell table:style-name="ce13" office:value-type="string" calcext:value-type="string">
            <text:p>Corporate Leadership (DCM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693.23" calcext:value-type="float">
            <text:p>34,6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orporate Leadership (DCM)</text:p>
          </table:table-cell>
          <table:table-cell table:style-name="ce12" office:value-type="string" calcext:value-type="string">
            <text:p>Corporate Leadership (DCM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4.96" calcext:value-type="float">
            <text:p>6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orporate Leadership (DCM)</text:p>
          </table:table-cell>
          <table:table-cell table:style-name="ce12" office:value-type="string" calcext:value-type="string">
            <text:p>Corporate Leadership (DCM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12.53" calcext:value-type="float">
            <text:p>7,7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orporate Leadership (DCM)</text:p>
          </table:table-cell>
          <table:table-cell table:style-name="ce12" office:value-type="string" calcext:value-type="string">
            <text:p>Corporate Leadership (DCM)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0018.26" calcext:value-type="float">
            <text:p>(90,0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orporate Leadership (DCM)</text:p>
          </table:table-cell>
          <table:table-cell table:style-name="ce12" office:value-type="string" calcext:value-type="string">
            <text:p>Corporate Leadership (DCM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0107.75" calcext:value-type="float">
            <text:p>1,090,10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cial Development, Finance &amp; Administration</text:p>
          </table:table-cell>
          <table:table-cell table:style-name="ce4" office:value-type="string" calcext:value-type="string">
            <text:p>Corporate Leadership (DCM)</text:p>
          </table:table-cell>
          <table:table-cell table:style-name="ce14" office:value-type="string" calcext:value-type="string">
            <text:p>Corporate Leadership (DCM)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7829.02" calcext:value-type="float">
            <text:p>77,8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lid Waste Management Services</text:p>
          </table:table-cell>
          <table:table-cell table:style-name="ce2" office:value-type="string" calcext:value-type="string">
            <text:p>SW-City Beautification</text:p>
          </table:table-cell>
          <table:table-cell table:style-name="ce11" office:value-type="string" calcext:value-type="string">
            <text:p>Litter Pick-up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1244552.77" calcext:value-type="float">
            <text:p>1,244,5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Litter Pick-up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769.2" calcext:value-type="float">
            <text:p>15,7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Litter Pick-up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67990.75" calcext:value-type="float">
            <text:p>1,767,9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Litter Pick-up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5296.57" calcext:value-type="float">
            <text:p>105,2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Litter Pick-up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1601.1" calcext:value-type="float">
            <text:p>311,6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Litter Pick-up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60656.57" calcext:value-type="float">
            <text:p>11,660,6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Litter Pick-up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97148.84" calcext:value-type="float">
            <text:p>2,997,1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3" office:value-type="string" calcext:value-type="string">
            <text:p>Parks Bi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87099.48" calcext:value-type="float">
            <text:p>2,587,0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Parks Bi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5.56" calcext:value-type="float">
            <text:p>4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Parks Bi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63431.87" calcext:value-type="float">
            <text:p>1,263,4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Parks Bi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8456.07" calcext:value-type="float">
            <text:p>178,4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Parks Bi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8083.04" calcext:value-type="float">
            <text:p>108,0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Parks Bi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37628.11" calcext:value-type="float">
            <text:p>4,737,6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Parks Bi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5973.65" calcext:value-type="float">
            <text:p>165,9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3" office:value-type="string" calcext:value-type="string">
            <text:p>Special Eve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312.69" calcext:value-type="float">
            <text:p>21,3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pecial Even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08.82" calcext:value-type="float">
            <text:p>9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pecial Even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471.37" calcext:value-type="float">
            <text:p>100,4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pecial Even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20.07" calcext:value-type="float">
            <text:p>6,1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pecial Eve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097.47" calcext:value-type="float">
            <text:p>16,0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pecial Eve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1933.46" calcext:value-type="float">
            <text:p>651,9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pecial Eve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4424.52" calcext:value-type="float">
            <text:p>174,4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3" office:value-type="string" calcext:value-type="string">
            <text:p>Street Litter Bi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505.07" calcext:value-type="float">
            <text:p>68,5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treet Litter Bi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7.65" calcext:value-type="float">
            <text:p>2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treet Litter Bi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0847.21" calcext:value-type="float">
            <text:p>950,8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treet Litter Bi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54829.63" calcext:value-type="float">
            <text:p>(1,354,8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treet Litter Bi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100.13" calcext:value-type="float">
            <text:p>14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treet Litter Bi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741.88" calcext:value-type="float">
            <text:p>51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treet Litter Bi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40651.64" calcext:value-type="float">
            <text:p>4,340,6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2" office:value-type="string" calcext:value-type="string">
            <text:p>Street Litter Bi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59.62" calcext:value-type="float">
            <text:p>5,1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9" office:value-type="string" calcext:value-type="string">
            <text:p>SW-Residual Management</text:p>
          </table:table-cell>
          <table:table-cell table:style-name="ce13" office:value-type="string" calcext:value-type="string">
            <text:p>Energy Gener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134.01" calcext:value-type="float">
            <text:p>9,1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Energy Gener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36.96" calcext:value-type="float">
            <text:p>2,4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Energy Gener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580.48" calcext:value-type="float">
            <text:p>10,5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Energy Gener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24.2" calcext:value-type="float">
            <text:p>9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Energy Gener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98.92" calcext:value-type="float">
            <text:p>6,8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Energy Gener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8135.18" calcext:value-type="float">
            <text:p>128,1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Energy Gener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732.13" calcext:value-type="float">
            <text:p>86,7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Energy Gener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00000" calcext:value-type="float">
            <text:p>(8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Energy Gener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0000" calcext:value-type="float">
            <text:p>(7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3" office:value-type="string" calcext:value-type="string">
            <text:p>Green Lane Landfill Sit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16258.21" calcext:value-type="float">
            <text:p>4,616,2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079.92" calcext:value-type="float">
            <text:p>26,0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96618.71" calcext:value-type="float">
            <text:p>3,296,6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20000" calcext:value-type="float">
            <text:p>(1,02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6364.21" calcext:value-type="float">
            <text:p>436,3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387303.3" calcext:value-type="float">
            <text:p>61,387,3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87152.35" calcext:value-type="float">
            <text:p>987,1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81078.75" calcext:value-type="float">
            <text:p>11,681,0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9135870.82" calcext:value-type="float">
            <text:p>(39,135,8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Green Lane Landfill Sit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430009.56" calcext:value-type="float">
            <text:p>(4,430,0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3" office:value-type="string" calcext:value-type="string">
            <text:p>Perpetual Car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395821.89" calcext:value-type="float">
            <text:p>8,395,8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Perpetual Ca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16.38" calcext:value-type="float">
            <text:p>6,3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Perpetual Ca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1592.71" calcext:value-type="float">
            <text:p>541,5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Perpetual Ca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467.89" calcext:value-type="float">
            <text:p>12,4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Perpetual Car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0092.21" calcext:value-type="float">
            <text:p>520,0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Perpetual Ca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67487.45" calcext:value-type="float">
            <text:p>2,867,4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Perpetual Ca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018.99" calcext:value-type="float">
            <text:p>55,0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2" office:value-type="string" calcext:value-type="string">
            <text:p>Perpetual Car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13206.53" calcext:value-type="float">
            <text:p>(2,313,20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9" office:value-type="string" calcext:value-type="string">
            <text:p>SW-Solid Waste Collection &amp; Transfer</text:p>
          </table:table-cell>
          <table:table-cell table:style-name="ce13" office:value-type="string" calcext:value-type="string">
            <text:p>Durable Goods (C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1586.76" calcext:value-type="float">
            <text:p>721,5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Durable Goods (C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735.45" calcext:value-type="float">
            <text:p>21,7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Durable Goods (C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17729.99" calcext:value-type="float">
            <text:p>2,617,7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Durable Goods (C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1780.6" calcext:value-type="float">
            <text:p>231,7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Durable Goods (C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5607.38" calcext:value-type="float">
            <text:p>545,6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Durable Goods (C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10587.72" calcext:value-type="float">
            <text:p>6,510,5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Durable Goods (C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85220.18" calcext:value-type="float">
            <text:p>6,385,2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3" office:value-type="string" calcext:value-type="string">
            <text:p>Garbage (C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01786.7" calcext:value-type="float">
            <text:p>6,801,7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516.4" calcext:value-type="float">
            <text:p>36,5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51360.9" calcext:value-type="float">
            <text:p>3,551,3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37658.71" calcext:value-type="float">
            <text:p>(1,337,6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0110.52" calcext:value-type="float">
            <text:p>240,1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25150.74" calcext:value-type="float">
            <text:p>1,225,1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63447.03" calcext:value-type="float">
            <text:p>7,763,4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20183.36" calcext:value-type="float">
            <text:p>9,520,1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52459.76" calcext:value-type="float">
            <text:p>(3,052,4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arbage (C&amp;T)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8464418.22" calcext:value-type="float">
            <text:p>(258,464,4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3" office:value-type="string" calcext:value-type="string">
            <text:p>Green Bin (C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1851.23" calcext:value-type="float">
            <text:p>841,8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reen Bin (C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919.81" calcext:value-type="float">
            <text:p>33,9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reen Bin (C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10115.96" calcext:value-type="float">
            <text:p>4,610,1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reen Bin (C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7572.39" calcext:value-type="float">
            <text:p>457,5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reen Bin (C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7035.03" calcext:value-type="float">
            <text:p>637,0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reen Bin (C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884776.35" calcext:value-type="float">
            <text:p>12,884,7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Green Bin (C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05076.94" calcext:value-type="float">
            <text:p>5,605,0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3" office:value-type="string" calcext:value-type="string">
            <text:p>Leaf &amp; Yard Waste (C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0009.61" calcext:value-type="float">
            <text:p>580,0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Leaf &amp; Yard Waste (C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701.51" calcext:value-type="float">
            <text:p>17,7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Leaf &amp; Yard Waste (C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54986.6" calcext:value-type="float">
            <text:p>2,254,9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Leaf &amp; Yard Waste (C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3965.74" calcext:value-type="float">
            <text:p>203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Leaf &amp; Yard Waste (C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8605.73" calcext:value-type="float">
            <text:p>438,6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Leaf &amp; Yard Waste (C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67394.99" calcext:value-type="float">
            <text:p>5,967,3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Leaf &amp; Yard Waste (C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28041.05" calcext:value-type="float">
            <text:p>4,228,0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Leaf &amp; Yard Waste (C&amp;T)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361.69" calcext:value-type="float">
            <text:p>(34,3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Leaf &amp; Yard Waste (C&amp;T)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0028.97" calcext:value-type="float">
            <text:p>(220,0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3" office:value-type="string" calcext:value-type="string">
            <text:p>Municipal Hazardous &amp; Special Waste (C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013.71" calcext:value-type="float">
            <text:p>35,0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Municipal Hazardous &amp; Special Waste (C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52.69" calcext:value-type="float">
            <text:p>4,9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Municipal Hazardous &amp; Special Waste (C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2032.64" calcext:value-type="float">
            <text:p>372,0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Municipal Hazardous &amp; Special Waste (C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567.2" calcext:value-type="float">
            <text:p>41,5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Municipal Hazardous &amp; Special Waste (C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553.74" calcext:value-type="float">
            <text:p>26,5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Municipal Hazardous &amp; Special Waste (C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6559.75" calcext:value-type="float">
            <text:p>1,256,5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Municipal Hazardous &amp; Special Waste (C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729.74" calcext:value-type="float">
            <text:p>50,7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3" office:value-type="string" calcext:value-type="string">
            <text:p>Recyclables (C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60419.2" calcext:value-type="float">
            <text:p>5,860,4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Recyclables (C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291.25" calcext:value-type="float">
            <text:p>33,2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Recyclables (C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68680.32" calcext:value-type="float">
            <text:p>3,368,6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Recyclables (C&amp;T)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003.68" calcext:value-type="float">
            <text:p>(38,0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Recyclables (C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8239.36" calcext:value-type="float">
            <text:p>238,2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Recyclables (C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3269.87" calcext:value-type="float">
            <text:p>1,103,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Recyclables (C&amp;T)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121600" calcext:value-type="float">
            <text:p>(11,121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Recyclables (C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153294.07" calcext:value-type="float">
            <text:p>7,153,2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2" office:value-type="string" calcext:value-type="string">
            <text:p>Recyclables (C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72568.48" calcext:value-type="float">
            <text:p>10,972,5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9" office:value-type="string" calcext:value-type="string">
            <text:p>SW-Solid Waste Education &amp; Enforcement</text:p>
          </table:table-cell>
          <table:table-cell table:style-name="ce13" office:value-type="string" calcext:value-type="string">
            <text:p>By-law Enforc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0920.8" calcext:value-type="float">
            <text:p>130,9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By-law Enforc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976.15" calcext:value-type="float">
            <text:p>21,9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By-law Enforc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9910.05" calcext:value-type="float">
            <text:p>219,9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By-law Enforc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3823.43" calcext:value-type="float">
            <text:p>363,8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By-law Enforce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283.58" calcext:value-type="float">
            <text:p>100,2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By-law Enforc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2505.1" calcext:value-type="float">
            <text:p>122,5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3" office:value-type="string" calcext:value-type="string">
            <text:p>Environment Day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268.01" calcext:value-type="float">
            <text:p>18,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Environment Day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814.58" calcext:value-type="float">
            <text:p>12,8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Environment Day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557.54" calcext:value-type="float">
            <text:p>23,5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Environment Day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659.39" calcext:value-type="float">
            <text:p>34,6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Environment Day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856.43" calcext:value-type="float">
            <text:p>16,8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Environment Day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0299.39" calcext:value-type="float">
            <text:p>620,2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Environment Day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808.05" calcext:value-type="float">
            <text:p>63,8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3" office:value-type="string" calcext:value-type="string">
            <text:p>Promotion &amp; Educ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3363.95" calcext:value-type="float">
            <text:p>263,3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Promotion &amp; Educ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75.23" calcext:value-type="float">
            <text:p>8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Promotion &amp; Educ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3057.62" calcext:value-type="float">
            <text:p>483,0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Promotion &amp; Educ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71.55" calcext:value-type="float">
            <text:p>3,8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Promotion &amp; Educ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8918.78" calcext:value-type="float">
            <text:p>198,9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Promotion &amp; Educ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8472.5" calcext:value-type="float">
            <text:p>148,4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2" office:value-type="string" calcext:value-type="string">
            <text:p>Promotion &amp; Educ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91936.26" calcext:value-type="float">
            <text:p>3,391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9" office:value-type="string" calcext:value-type="string">
            <text:p>SW-Solid Waste Processing &amp; Transport</text:p>
          </table:table-cell>
          <table:table-cell table:style-name="ce13" office:value-type="string" calcext:value-type="string">
            <text:p>Durable Goods (P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4175.12" calcext:value-type="float">
            <text:p>114,1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Durable Goods (P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2.98" calcext:value-type="float">
            <text:p>4,0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Durable Goods (P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1736.18" calcext:value-type="float">
            <text:p>191,7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Durable Goods (P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783.8" calcext:value-type="float">
            <text:p>72,7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Durable Goods (P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236.47" calcext:value-type="float">
            <text:p>86,2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Durable Goods (P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4591.38" calcext:value-type="float">
            <text:p>1,104,5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Durable Goods (P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5627.47" calcext:value-type="float">
            <text:p>815,6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Durable Goods (P&amp;T)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22436.83" calcext:value-type="float">
            <text:p>(722,4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3" office:value-type="string" calcext:value-type="string">
            <text:p>Garbage (P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72623.29" calcext:value-type="float">
            <text:p>1,172,6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356.35" calcext:value-type="float">
            <text:p>62,3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56550.17" calcext:value-type="float">
            <text:p>2,456,5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30254.38" calcext:value-type="float">
            <text:p>(2,030,25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6606.29" calcext:value-type="float">
            <text:p>1,456,6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75975.45" calcext:value-type="float">
            <text:p>2,175,9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728.71" calcext:value-type="float">
            <text:p>(6,7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26219.56" calcext:value-type="float">
            <text:p>9,626,2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044408.74" calcext:value-type="float">
            <text:p>12,044,4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65500" calcext:value-type="float">
            <text:p>(465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arbage (P&amp;T)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449499.92" calcext:value-type="float">
            <text:p>(8,449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3" office:value-type="string" calcext:value-type="string">
            <text:p>Green Bin (P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74962.71" calcext:value-type="float">
            <text:p>1,574,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reen Bin (P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881.99" calcext:value-type="float">
            <text:p>24,8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reen Bin (P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44715.4" calcext:value-type="float">
            <text:p>1,944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reen Bin (P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8325.12" calcext:value-type="float">
            <text:p>308,3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reen Bin (P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0601.83" calcext:value-type="float">
            <text:p>1,400,6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reen Bin (P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15962.7" calcext:value-type="float">
            <text:p>3,215,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reen Bin (P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637673.44" calcext:value-type="float">
            <text:p>20,637,6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Green Bin (P&amp;T)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3500" calcext:value-type="float">
            <text:p>(123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3" office:value-type="string" calcext:value-type="string">
            <text:p>Leaf &amp; Yard Waste (P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87701.44" calcext:value-type="float">
            <text:p>587,7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153.61" calcext:value-type="float">
            <text:p>21,1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07523.78" calcext:value-type="float">
            <text:p>1,307,5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472.97" calcext:value-type="float">
            <text:p>(100,47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4047.59" calcext:value-type="float">
            <text:p>354,0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7816.12" calcext:value-type="float">
            <text:p>697,8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41.01" calcext:value-type="float">
            <text:p>(1,4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80056.21" calcext:value-type="float">
            <text:p>3,480,0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74125.68" calcext:value-type="float">
            <text:p>4,974,1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5500" calcext:value-type="float">
            <text:p>(85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Leaf &amp; Yard Waste (P&amp;T)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13371.51" calcext:value-type="float">
            <text:p>(313,3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3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2680.19" calcext:value-type="float">
            <text:p>182,6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170.83" calcext:value-type="float">
            <text:p>10,1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2581.91" calcext:value-type="float">
            <text:p>172,5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301.21" calcext:value-type="float">
            <text:p>39,3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7978.35" calcext:value-type="float">
            <text:p>137,9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6621.07" calcext:value-type="float">
            <text:p>(1,006,6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78380.07" calcext:value-type="float">
            <text:p>1,478,3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05323.76" calcext:value-type="float">
            <text:p>1,605,3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62187.02" calcext:value-type="float">
            <text:p>(462,1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Municipal Hazardous &amp; Special Waste (P&amp;T)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0000" calcext:value-type="float">
            <text:p>(7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3" office:value-type="string" calcext:value-type="string">
            <text:p>Resales of Recyclables (P&amp;T)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41111.4" calcext:value-type="float">
            <text:p>1,641,1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536.9" calcext:value-type="float">
            <text:p>28,5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11279.49" calcext:value-type="float">
            <text:p>3,611,2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3019.53" calcext:value-type="float">
            <text:p>(103,0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8522.36" calcext:value-type="float">
            <text:p>708,5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42412" calcext:value-type="float">
            <text:p>1,842,4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879011.81" calcext:value-type="float">
            <text:p>(9,879,0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313995.65" calcext:value-type="float">
            <text:p>7,313,9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787066.13" calcext:value-type="float">
            <text:p>29,787,0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061796.91" calcext:value-type="float">
            <text:p>(23,061,7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2" office:value-type="string" calcext:value-type="string">
            <text:p>Resales of Recyclables (P&amp;T)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9500" calcext:value-type="float">
            <text:p>(199,5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lid Waste Management Services</text:p>
          </table:table-cell>
          <table:table-cell table:style-name="ce4" office:value-type="string" calcext:value-type="string">
            <text:p>SW-Solid Waste Processing &amp; Transport</text:p>
          </table:table-cell>
          <table:table-cell table:style-name="ce14" office:value-type="string" calcext:value-type="string">
            <text:p>Resales of Recyclables (P&amp;T)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11859" calcext:value-type="float">
            <text:p>(311,859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heatres</text:p>
          </table:table-cell>
          <table:table-cell table:style-name="ce2" office:value-type="string" calcext:value-type="string">
            <text:p>Theatrical &amp; Other Cultural Events</text:p>
          </table:table-cell>
          <table:table-cell table:style-name="ce11" office:value-type="string" calcext:value-type="string">
            <text:p>Theatrical &amp; Other Cultural Eve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2062340.04" calcext:value-type="float">
            <text:p>(2,062,3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12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2151" calcext:value-type="float">
            <text:p>952,1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12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08104.31" calcext:value-type="float">
            <text:p>1,708,1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12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6163" calcext:value-type="float">
            <text:p>436,1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12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32922.08" calcext:value-type="float">
            <text:p>2,032,9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12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5489" calcext:value-type="float">
            <text:p>935,4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12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652573.52" calcext:value-type="float">
            <text:p>10,652,5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12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06268" calcext:value-type="float">
            <text:p>6,606,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12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88390" calcext:value-type="float">
            <text:p>(3,088,39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heatres</text:p>
          </table:table-cell>
          <table:table-cell table:style-name="ce4" office:value-type="string" calcext:value-type="string">
            <text:p>Theatrical &amp; Other Cultural Events</text:p>
          </table:table-cell>
          <table:table-cell table:style-name="ce14" office:value-type="string" calcext:value-type="string">
            <text:p>Theatrical &amp; Other Cultural Events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2827713" calcext:value-type="float">
            <text:p>(12,827,713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Toronto &amp; Region Conservation Authority</text:p>
          </table:table-cell>
          <table:table-cell table:style-name="ce11" office:value-type="string" calcext:value-type="string">
            <text:p>Toronto &amp; Region Conservation Authority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4598000" calcext:value-type="float">
            <text:p>(4,598,0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12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2000" calcext:value-type="float">
            <text:p>1,252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12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11000" calcext:value-type="float">
            <text:p>4,211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12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35000" calcext:value-type="float">
            <text:p>(1,835,0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12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520000" calcext:value-type="float">
            <text:p>32,520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12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6000" calcext:value-type="float">
            <text:p>1,936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12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231000" calcext:value-type="float">
            <text:p>(5,231,000)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Toronto &amp; Region Conservation Authority</text:p>
          </table:table-cell>
          <table:table-cell table:style-name="ce14" office:value-type="string" calcext:value-type="string">
            <text:p>Toronto &amp; Region Conservation Authority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4799000" calcext:value-type="float">
            <text:p>(24,799,000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Toronto Atmospheric Fund</text:p>
          </table:table-cell>
          <table:table-cell table:style-name="ce11" office:value-type="string" calcext:value-type="string">
            <text:p>Toronto Atmospheric Fund</text:p>
          </table:table-cell>
          <table:table-cell table:style-name="ce2" office:value-type="string" calcext:value-type="string">
            <text:p>Materials &amp; Supplies</text:p>
          </table:table-cell>
          <table:table-cell table:style-name="ce11" office:value-type="string" calcext:value-type="string">
            <text:p>20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20000" calcext:value-type="float">
            <text:p>20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Atmospheric Fund</text:p>
          </table:table-cell>
          <table:table-cell table:style-name="ce12" office:value-type="string" calcext:value-type="string">
            <text:p>Toronto Atmospheric Fund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00000" calcext:value-type="float">
            <text:p>500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Atmospheric Fund</text:p>
          </table:table-cell>
          <table:table-cell table:style-name="ce12" office:value-type="string" calcext:value-type="string">
            <text:p>Toronto Atmospheric Fund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3000" calcext:value-type="float">
            <text:p>953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Atmospheric Fund</text:p>
          </table:table-cell>
          <table:table-cell table:style-name="ce12" office:value-type="string" calcext:value-type="string">
            <text:p>Toronto Atmospheric Fund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2000" calcext:value-type="float">
            <text:p>1,102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Atmospheric Fund</text:p>
          </table:table-cell>
          <table:table-cell table:style-name="ce12" office:value-type="string" calcext:value-type="string">
            <text:p>Toronto Atmospheric Fund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25000" calcext:value-type="float">
            <text:p>(1,925,000)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Toronto Atmospheric Fund</text:p>
          </table:table-cell>
          <table:table-cell table:style-name="ce14" office:value-type="string" calcext:value-type="string">
            <text:p>Toronto Atmospheric Fund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650000" calcext:value-type="float">
            <text:p>(650,0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Building</text:p>
          </table:table-cell>
          <table:table-cell table:style-name="ce2" office:value-type="string" calcext:value-type="string">
            <text:p>BL-Building Compliance</text:p>
          </table:table-cell>
          <table:table-cell table:style-name="ce11" office:value-type="string" calcext:value-type="string">
            <text:p>Building Inspections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1205806.76" calcext:value-type="float">
            <text:p>1,205,8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724.39" calcext:value-type="float">
            <text:p>104,7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8817.11" calcext:value-type="float">
            <text:p>238,8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37203.34" calcext:value-type="float">
            <text:p>(337,2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1233082.43" calcext:value-type="float">
            <text:p>(21,233,0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4049.57" calcext:value-type="float">
            <text:p>74,0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1648.1" calcext:value-type="float">
            <text:p>101,6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435867.11" calcext:value-type="float">
            <text:p>16,435,8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9230.2" calcext:value-type="float">
            <text:p>439,2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600.06" calcext:value-type="float">
            <text:p>(14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2721.17" calcext:value-type="float">
            <text:p>(162,7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spec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94567.12" calcext:value-type="float">
            <text:p>(594,5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3" office:value-type="string" calcext:value-type="string">
            <text:p>Building Investig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4464.94" calcext:value-type="float">
            <text:p>244,4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131.14" calcext:value-type="float">
            <text:p>21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355.83" calcext:value-type="float">
            <text:p>48,3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8364.51" calcext:value-type="float">
            <text:p>(68,3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304788.24" calcext:value-type="float">
            <text:p>(4,304,7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012.92" calcext:value-type="float">
            <text:p>15,0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608.12" calcext:value-type="float">
            <text:p>20,6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44943.13" calcext:value-type="float">
            <text:p>3,144,9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9461.41" calcext:value-type="float">
            <text:p>89,4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960" calcext:value-type="float">
            <text:p>(2,9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7921.48" calcext:value-type="float">
            <text:p>(27,9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Building Investiga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0542.37" calcext:value-type="float">
            <text:p>(120,5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3" office:value-type="string" calcext:value-type="string">
            <text:p>Sign Tax Billing &amp; Collec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428.64" calcext:value-type="float">
            <text:p>26,4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84.02" calcext:value-type="float">
            <text:p>2,2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45.07" calcext:value-type="float">
            <text:p>5,2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390.76" calcext:value-type="float">
            <text:p>(7,3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65381.57" calcext:value-type="float">
            <text:p>(465,3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23.12" calcext:value-type="float">
            <text:p>1,6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7.9" calcext:value-type="float">
            <text:p>2,2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4440.52" calcext:value-type="float">
            <text:p>284,4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71.38" calcext:value-type="float">
            <text:p>9,6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0" calcext:value-type="float">
            <text:p>(3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83.75" calcext:value-type="float">
            <text:p>(2,3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2" office:value-type="string" calcext:value-type="string">
            <text:p>Sign Tax Billing &amp; Collec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031.61" calcext:value-type="float">
            <text:p>(13,0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9" office:value-type="string" calcext:value-type="string">
            <text:p>BL-Building Permission &amp; Information</text:p>
          </table:table-cell>
          <table:table-cell table:style-name="ce13" office:value-type="string" calcext:value-type="string">
            <text:p>Building Inform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3393.82" calcext:value-type="float">
            <text:p>363,3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410.27" calcext:value-type="float">
            <text:p>31,4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115.88" calcext:value-type="float">
            <text:p>72,1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1622.92" calcext:value-type="float">
            <text:p>(101,6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399011.82" calcext:value-type="float">
            <text:p>(6,399,0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316.24" calcext:value-type="float">
            <text:p>22,3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633.66" calcext:value-type="float">
            <text:p>30,6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81420.75" calcext:value-type="float">
            <text:p>1,881,4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2984.55" calcext:value-type="float">
            <text:p>132,9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400" calcext:value-type="float">
            <text:p>(4,4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9452.87" calcext:value-type="float">
            <text:p>(49,4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Informa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9184.6" calcext:value-type="float">
            <text:p>(179,1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3" office:value-type="string" calcext:value-type="string">
            <text:p>Building Permi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82681.7" calcext:value-type="float">
            <text:p>1,182,6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2225.65" calcext:value-type="float">
            <text:p>102,2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4705.87" calcext:value-type="float">
            <text:p>234,7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30736.43" calcext:value-type="float">
            <text:p>(330,7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825871.38" calcext:value-type="float">
            <text:p>(20,825,8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628.81" calcext:value-type="float">
            <text:p>72,6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9698.68" calcext:value-type="float">
            <text:p>99,6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600715.31" calcext:value-type="float">
            <text:p>18,600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2800.9" calcext:value-type="float">
            <text:p>432,8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320" calcext:value-type="float">
            <text:p>(14,3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3682.26" calcext:value-type="float">
            <text:p>(153,6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Building Permit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83164.46" calcext:value-type="float">
            <text:p>(583,1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3" office:value-type="string" calcext:value-type="string">
            <text:p>Preliminary Review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0804.31" calcext:value-type="float">
            <text:p>280,8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271.47" calcext:value-type="float">
            <text:p>24,2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725.16" calcext:value-type="float">
            <text:p>55,7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8526.8" calcext:value-type="float">
            <text:p>(78,5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944689.54" calcext:value-type="float">
            <text:p>(4,944,6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245.21" calcext:value-type="float">
            <text:p>17,2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671.5" calcext:value-type="float">
            <text:p>23,6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65081.74" calcext:value-type="float">
            <text:p>4,165,0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2763.22" calcext:value-type="float">
            <text:p>102,7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00.06" calcext:value-type="float">
            <text:p>(3,4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2" office:value-type="string" calcext:value-type="string">
            <text:p>Preliminary Review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102.76" calcext:value-type="float">
            <text:p>(38,103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Building</text:p>
          </table:table-cell>
          <table:table-cell table:style-name="ce4" office:value-type="string" calcext:value-type="string">
            <text:p>BL-Building Permission &amp; Information</text:p>
          </table:table-cell>
          <table:table-cell table:style-name="ce14" office:value-type="string" calcext:value-type="string">
            <text:p>Preliminary Review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38460.84" calcext:value-type="float">
            <text:p>(138,46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Employment &amp; Social Services</text:p>
          </table:table-cell>
          <table:table-cell table:style-name="ce2" office:value-type="string" calcext:value-type="string">
            <text:p>SS-Employment Services</text:p>
          </table:table-cell>
          <table:table-cell table:style-name="ce11" office:value-type="string" calcext:value-type="string">
            <text:p>Develop and implement integrated employment strategies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47010.45" calcext:value-type="float">
            <text:p>47,0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Develop and implement integrated employment strategi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.91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Develop and implement integrated employment strategi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643.8" calcext:value-type="float">
            <text:p>33,6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Develop and implement integrated employment strategi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421.63" calcext:value-type="float">
            <text:p>(5,4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Develop and implement integrated employment strategi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641.71" calcext:value-type="float">
            <text:p>86,6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Develop and implement integrated employment strategi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23400.16" calcext:value-type="float">
            <text:p>(2,523,4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Develop and implement integrated employment strategi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33983.72" calcext:value-type="float">
            <text:p>2,933,9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Develop and implement integrated employment strategi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641998.13" calcext:value-type="float">
            <text:p>(641,9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3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49250" calcext:value-type="float">
            <text:p>(1,349,2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0648.87" calcext:value-type="float">
            <text:p>130,6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9462.61" calcext:value-type="float">
            <text:p>139,4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4699.45" calcext:value-type="float">
            <text:p>374,6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0382.09" calcext:value-type="float">
            <text:p>(60,3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0019.6" calcext:value-type="float">
            <text:p>330,0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200000" calcext:value-type="float">
            <text:p>10,20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8375792.07" calcext:value-type="float">
            <text:p>(48,375,79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345358.09" calcext:value-type="float">
            <text:p>32,345,3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2" office:value-type="string" calcext:value-type="string">
            <text:p>Plan and manage employment and career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600516.21" calcext:value-type="float">
            <text:p>25,600,5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9" office:value-type="string" calcext:value-type="string">
            <text:p>SS-Financial Supports</text:p>
          </table:table-cell>
          <table:table-cell table:style-name="ce13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224030.69" calcext:value-type="float">
            <text:p>(13,224,0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66573.71" calcext:value-type="float">
            <text:p>6,966,5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811.72" calcext:value-type="float">
            <text:p>67,8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26609.38" calcext:value-type="float">
            <text:p>22,226,6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034.93" calcext:value-type="float">
            <text:p>(50,03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259966.9" calcext:value-type="float">
            <text:p>13,259,9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6226895.38" calcext:value-type="float">
            <text:p>776,226,8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Other Subsidies</text:p>
          </table:table-cell>
          <table:table-cell table:style-name="ce13" office:value-type="string" calcext:value-type="string">
            <text:p>8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799500" calcext:value-type="float">
            <text:p>(6,799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84777884.95" calcext:value-type="float">
            <text:p>(784,777,8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919681.09" calcext:value-type="float">
            <text:p>26,919,6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285716.43" calcext:value-type="float">
            <text:p>62,285,7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12" office:value-type="string" calcext:value-type="string">
            <text:p>Financial and employment benefits administr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800000" calcext:value-type="float">
            <text:p>(17,8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9" office:value-type="string" calcext:value-type="string">
            <text:p>SS-Integrated Case Management and Service Planning</text:p>
          </table:table-cell>
          <table:table-cell table:style-name="ce13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6875" calcext:value-type="float">
            <text:p>(266,8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8659.24" calcext:value-type="float">
            <text:p>378,6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6787.83" calcext:value-type="float">
            <text:p>286,7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7818.23" calcext:value-type="float">
            <text:p>667,8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7617.61" calcext:value-type="float">
            <text:p>(107,6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5632.93" calcext:value-type="float">
            <text:p>625,6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861425.09" calcext:value-type="float">
            <text:p>(26,861,4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474617.06" calcext:value-type="float">
            <text:p>57,474,6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Eligibility determination and case man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22515224.54" calcext:value-type="float">
            <text:p>(22,515,2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3" office:value-type="string" calcext:value-type="string">
            <text:p>Provide Individualized Employment Service Plann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92875" calcext:value-type="float">
            <text:p>(392,8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Provide Individualized Employment Service Plann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5305.18" calcext:value-type="float">
            <text:p>305,3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Provide Individualized Employment Service Plann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2389.97" calcext:value-type="float">
            <text:p>382,3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Provide Individualized Employment Service Plann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2288.6" calcext:value-type="float">
            <text:p>812,2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Provide Individualized Employment Service Plann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0898.74" calcext:value-type="float">
            <text:p>(130,8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Provide Individualized Employment Service Plann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1456.77" calcext:value-type="float">
            <text:p>471,4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Provide Individualized Employment Service Planning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4098260.41" calcext:value-type="float">
            <text:p>(54,098,2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2" office:value-type="string" calcext:value-type="string">
            <text:p>Provide Individualized Employment Service Plann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082260.75" calcext:value-type="float">
            <text:p>68,082,26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Employment &amp; Social Services</text:p>
          </table:table-cell>
          <table:table-cell table:style-name="ce4" office:value-type="string" calcext:value-type="string">
            <text:p>SS-Integrated Case Management and Service Planning</text:p>
          </table:table-cell>
          <table:table-cell table:style-name="ce14" office:value-type="string" calcext:value-type="string">
            <text:p>Provide Individualized Employment Service Planning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6747571.51" calcext:value-type="float">
            <text:p>26,747,5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aramedic Services</text:p>
          </table:table-cell>
          <table:table-cell table:style-name="ce2" office:value-type="string" calcext:value-type="string">
            <text:p>AM-Community Paramedicine &amp; Emergency Call Mitigation</text:p>
          </table:table-cell>
          <table:table-cell table:style-name="ce11" office:value-type="string" calcext:value-type="string">
            <text:p>Citizen First Response Education</text:p>
          </table:table-cell>
          <table:table-cell table:style-name="ce2" office:value-type="string" calcext:value-type="string">
            <text:p>Contribution To Capital</text:p>
          </table:table-cell>
          <table:table-cell table:style-name="ce11" office:value-type="string" calcext:value-type="string">
            <text:p>505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4536" calcext:value-type="float">
            <text:p>4,5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653.89" calcext:value-type="float">
            <text:p>25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453.24" calcext:value-type="float">
            <text:p>12,4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6998.54" calcext:value-type="float">
            <text:p>106,9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16244.38" calcext:value-type="float">
            <text:p>(416,2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4046.89" calcext:value-type="float">
            <text:p>214,0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05546.88" calcext:value-type="float">
            <text:p>(605,54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70155.49" calcext:value-type="float">
            <text:p>1,170,1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6220.35" calcext:value-type="float">
            <text:p>486,2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45.01" calcext:value-type="float">
            <text:p>(1,0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00" calcext:value-type="float">
            <text:p>(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itizen First Response Educa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70953.22" calcext:value-type="float">
            <text:p>(470,9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3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6" calcext:value-type="float">
            <text:p>7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104.98" calcext:value-type="float">
            <text:p>70,1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572.28" calcext:value-type="float">
            <text:p>54,5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621.01" calcext:value-type="float">
            <text:p>42,6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40.21" calcext:value-type="float">
            <text:p>(5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173.94" calcext:value-type="float">
            <text:p>27,1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0542.25" calcext:value-type="float">
            <text:p>(1,000,5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84836.84" calcext:value-type="float">
            <text:p>884,8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668.79" calcext:value-type="float">
            <text:p>222,6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397.06" calcext:value-type="float">
            <text:p>(3,3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25" calcext:value-type="float">
            <text:p>(2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2" office:value-type="string" calcext:value-type="string">
            <text:p>Community Healthcare Outreach &amp; Referral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9.28" calcext:value-type="float">
            <text:p>(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3" office:value-type="string" calcext:value-type="string">
            <text:p>Critical Care Transport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608" calcext:value-type="float">
            <text:p>13,6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0327.77" calcext:value-type="float">
            <text:p>100,3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665.69" calcext:value-type="float">
            <text:p>10,6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3043.77" calcext:value-type="float">
            <text:p>203,0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961.62" calcext:value-type="float">
            <text:p>(3,9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694.33" calcext:value-type="float">
            <text:p>193,6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6.62" calcext:value-type="float">
            <text:p>1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06808.86" calcext:value-type="float">
            <text:p>(3,506,8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34153.35" calcext:value-type="float">
            <text:p>3,134,1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5144.83" calcext:value-type="float">
            <text:p>85,1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342.78" calcext:value-type="float">
            <text:p>(6,3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50" calcext:value-type="float">
            <text:p>(1,6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Critical Care Transpor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064.92" calcext:value-type="float">
            <text:p>(6,0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3" office:value-type="string" calcext:value-type="string">
            <text:p>Pre-Hospital Emergency Care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0228" calcext:value-type="float">
            <text:p>690,2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38652.57" calcext:value-type="float">
            <text:p>5,238,6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6263.67" calcext:value-type="float">
            <text:p>616,2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935966.46" calcext:value-type="float">
            <text:p>6,935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71790.63" calcext:value-type="float">
            <text:p>(471,7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59730.32" calcext:value-type="float">
            <text:p>5,459,7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51.01" calcext:value-type="float">
            <text:p>8,6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6333216.49" calcext:value-type="float">
            <text:p>(86,333,2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4648378.39" calcext:value-type="float">
            <text:p>134,648,3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416874.34" calcext:value-type="float">
            <text:p>6,416,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67063.29" calcext:value-type="float">
            <text:p>(567,06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1550" calcext:value-type="float">
            <text:p>(71,5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2" office:value-type="string" calcext:value-type="string">
            <text:p>Pre-Hospital Emergency Car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7425.35" calcext:value-type="float">
            <text:p>(267,4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9" office:value-type="string" calcext:value-type="string">
            <text:p>Blocked AM-City Emergency &amp; Major Event Mass Casualty Care</text:p>
          </table:table-cell>
          <table:table-cell table:style-name="ce13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9503" calcext:value-type="float">
            <text:p>(409,5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24" calcext:value-type="float">
            <text:p>3,0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3601.36" calcext:value-type="float">
            <text:p>393,6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081.16" calcext:value-type="float">
            <text:p>52,0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3833.3" calcext:value-type="float">
            <text:p>233,8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20.68" calcext:value-type="float">
            <text:p>(1,6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5394.4" calcext:value-type="float">
            <text:p>205,3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9.37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4278.08" calcext:value-type="float">
            <text:p>(1,004,2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26657.89" calcext:value-type="float">
            <text:p>3,426,6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4665.51" calcext:value-type="float">
            <text:p>154,6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64331.61" calcext:value-type="float">
            <text:p>(1,764,3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75" calcext:value-type="float">
            <text:p>(6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Blocked AM-City Emergency &amp; Major Event Mass Casualty Care</text:p>
          </table:table-cell>
          <table:table-cell table:style-name="ce12" office:value-type="string" calcext:value-type="string">
            <text:p>Blocked AM-City Emergency &amp; Major Event Mass Casualty Car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90092.3" calcext:value-type="float">
            <text:p>(390,09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1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848" calcext:value-type="float">
            <text:p>43,8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7891.92" calcext:value-type="float">
            <text:p>137,8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7173.17" calcext:value-type="float">
            <text:p>267,1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13843.07" calcext:value-type="float">
            <text:p>1,913,8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6752.32" calcext:value-type="float">
            <text:p>366,7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6097072.22" calcext:value-type="float">
            <text:p>(26,097,0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321783.37" calcext:value-type="float">
            <text:p>21,321,7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09984.57" calcext:value-type="float">
            <text:p>2,509,9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52.07" calcext:value-type="float">
            <text:p>(2,3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12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090.9" calcext:value-type="float">
            <text:p>(7,09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arking Authority</text:p>
          </table:table-cell>
          <table:table-cell table:style-name="ce2" office:value-type="string" calcext:value-type="string">
            <text:p>Bike Share</text:p>
          </table:table-cell>
          <table:table-cell table:style-name="ce11" office:value-type="string" calcext:value-type="string">
            <text:p>Bike Share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770000.04" calcext:value-type="float">
            <text:p>(77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Bike Share</text:p>
          </table:table-cell>
          <table:table-cell table:style-name="ce12" office:value-type="string" calcext:value-type="string">
            <text:p>Bike Shar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13100.04" calcext:value-type="float">
            <text:p>913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Bike Share</text:p>
          </table:table-cell>
          <table:table-cell table:style-name="ce12" office:value-type="string" calcext:value-type="string">
            <text:p>Bike Shar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5100.04" calcext:value-type="float">
            <text:p>(55,1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Bike Share</text:p>
          </table:table-cell>
          <table:table-cell table:style-name="ce12" office:value-type="string" calcext:value-type="string">
            <text:p>Bike Shar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999.96" calcext:value-type="float">
            <text:p>(8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9" office:value-type="string" calcext:value-type="string">
            <text:p>Off-Street Parking</text:p>
          </table:table-cell>
          <table:table-cell table:style-name="ce13" office:value-type="string" calcext:value-type="string">
            <text:p>Off-Street Park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858812" calcext:value-type="float">
            <text:p>4,858,8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12" office:value-type="string" calcext:value-type="string">
            <text:p>Off-Street Park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22074.04" calcext:value-type="float">
            <text:p>3,822,0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12" office:value-type="string" calcext:value-type="string">
            <text:p>Off-Street Park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6651150" calcext:value-type="float">
            <text:p>36,651,1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12" office:value-type="string" calcext:value-type="string">
            <text:p>Off-Street Park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680667.04" calcext:value-type="float">
            <text:p>20,680,6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12" office:value-type="string" calcext:value-type="string">
            <text:p>Off-Street Park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905289" calcext:value-type="float">
            <text:p>18,905,2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12" office:value-type="string" calcext:value-type="string">
            <text:p>Off-Street Park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525503" calcext:value-type="float">
            <text:p>(4,525,5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12" office:value-type="string" calcext:value-type="string">
            <text:p>Off-Street Park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0392488.96" calcext:value-type="float">
            <text:p>(80,392,4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9" office:value-type="string" calcext:value-type="string">
            <text:p>On-Street Parking</text:p>
          </table:table-cell>
          <table:table-cell table:style-name="ce13" office:value-type="string" calcext:value-type="string">
            <text:p>On-Street Park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11239.04" calcext:value-type="float">
            <text:p>2,511,2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n-Street Parking</text:p>
          </table:table-cell>
          <table:table-cell table:style-name="ce12" office:value-type="string" calcext:value-type="string">
            <text:p>On-Street Park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81798.04" calcext:value-type="float">
            <text:p>5,381,7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n-Street Parking</text:p>
          </table:table-cell>
          <table:table-cell table:style-name="ce12" office:value-type="string" calcext:value-type="string">
            <text:p>On-Street Park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719174" calcext:value-type="float">
            <text:p>34,719,1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n-Street Parking</text:p>
          </table:table-cell>
          <table:table-cell table:style-name="ce12" office:value-type="string" calcext:value-type="string">
            <text:p>On-Street Park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98160.92" calcext:value-type="float">
            <text:p>2,598,1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n-Street Parking</text:p>
          </table:table-cell>
          <table:table-cell table:style-name="ce12" office:value-type="string" calcext:value-type="string">
            <text:p>On-Street Park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87976.04" calcext:value-type="float">
            <text:p>3,187,97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Parking Authority</text:p>
          </table:table-cell>
          <table:table-cell table:style-name="ce4" office:value-type="string" calcext:value-type="string">
            <text:p>On-Street Parking</text:p>
          </table:table-cell>
          <table:table-cell table:style-name="ce14" office:value-type="string" calcext:value-type="string">
            <text:p>On-Street Parking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8398348.04" calcext:value-type="float">
            <text:p>(48,398,348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Toronto Police Service</text:p>
          </table:table-cell>
          <table:table-cell table:style-name="ce11" office:value-type="string" calcext:value-type="string">
            <text:p>Toronto Police Service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22534000" calcext:value-type="float">
            <text:p>(22,534,0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797488.53" calcext:value-type="float">
            <text:p>37,797,489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05399.96" calcext:value-type="float">
            <text:p>3,105,4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218912.32" calcext:value-type="float">
            <text:p>20,218,91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956100" calcext:value-type="float">
            <text:p>(9,956,1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807599.96" calcext:value-type="float">
            <text:p>19,807,6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2245200.04" calcext:value-type="float">
            <text:p>(112,245,2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28821700.08" calcext:value-type="float">
            <text:p>1,028,821,7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2565887.6" calcext:value-type="float">
            <text:p>62,565,888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12" office:value-type="string" calcext:value-type="string">
            <text:p>Toronto Police Servi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00000" calcext:value-type="float">
            <text:p>(900,000)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Toronto Police Service</text:p>
          </table:table-cell>
          <table:table-cell table:style-name="ce14" office:value-type="string" calcext:value-type="string">
            <text:p>Toronto Police Service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7018799.96" calcext:value-type="float">
            <text:p>(47,018,8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olice Services Board</text:p>
          </table:table-cell>
          <table:table-cell table:style-name="ce2" office:value-type="string" calcext:value-type="string">
            <text:p>Toronto Police Service Governance &amp; Oversight</text:p>
          </table:table-cell>
          <table:table-cell table:style-name="ce11" office:value-type="string" calcext:value-type="string">
            <text:p>Toronto Police Service Governance &amp; Oversight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750000" calcext:value-type="float">
            <text:p>(7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12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0599.96" calcext:value-type="float">
            <text:p>610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12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45400.08" calcext:value-type="float">
            <text:p>645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12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299.96" calcext:value-type="float">
            <text:p>7,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12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9199.92" calcext:value-type="float">
            <text:p>969,2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Police Services Board</text:p>
          </table:table-cell>
          <table:table-cell table:style-name="ce4" office:value-type="string" calcext:value-type="string">
            <text:p>Toronto Police Service Governance &amp; Oversight</text:p>
          </table:table-cell>
          <table:table-cell table:style-name="ce14" office:value-type="string" calcext:value-type="string">
            <text:p>Toronto Police Service Governance &amp; Oversight</text:p>
          </table:table-cell>
          <table:table-cell table:style-name="ce10" office:value-type="string" calcext:value-type="string">
            <text:p>Service And Rent</text:p>
          </table:table-cell>
          <table:table-cell table:style-name="ce15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83300.04" calcext:value-type="float">
            <text:p>883,3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ublic Health</text:p>
          </table:table-cell>
          <table:table-cell table:style-name="ce2" office:value-type="string" calcext:value-type="string">
            <text:p>Chronic Diseases &amp; Injuries</text:p>
          </table:table-cell>
          <table:table-cell table:style-name="ce11" office:value-type="string" calcext:value-type="string">
            <text:p>Chronic Diseases &amp; Injurie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52467.43" calcext:value-type="float">
            <text:p>(52,4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2878.52" calcext:value-type="float">
            <text:p>252,8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9336.08" calcext:value-type="float">
            <text:p>579,3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2161.39" calcext:value-type="float">
            <text:p>(232,1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98861.37" calcext:value-type="float">
            <text:p>2,498,8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5441.63" calcext:value-type="float">
            <text:p>465,4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76304.94" calcext:value-type="float">
            <text:p>2,876,3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233248.12" calcext:value-type="float">
            <text:p>(24,233,2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756612.34" calcext:value-type="float">
            <text:p>24,756,6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80920.32" calcext:value-type="float">
            <text:p>3,480,9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418.4" calcext:value-type="float">
            <text:p>(7,4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12" office:value-type="string" calcext:value-type="string">
            <text:p>Chronic Diseases &amp; Injuri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12864.62" calcext:value-type="float">
            <text:p>(812,8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9" office:value-type="string" calcext:value-type="string">
            <text:p>Emergency Preparedness</text:p>
          </table:table-cell>
          <table:table-cell table:style-name="ce13" office:value-type="string" calcext:value-type="string">
            <text:p>Emergency Preparednes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279.05" calcext:value-type="float">
            <text:p>(6,27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750.41" calcext:value-type="float">
            <text:p>29,7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382.77" calcext:value-type="float">
            <text:p>10,3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3634.71" calcext:value-type="float">
            <text:p>293,6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403.16" calcext:value-type="float">
            <text:p>16,4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04207.5" calcext:value-type="float">
            <text:p>(2,304,2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639275.76" calcext:value-type="float">
            <text:p>2,639,2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5666.35" calcext:value-type="float">
            <text:p>185,6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487.81" calcext:value-type="float">
            <text:p>(10,4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8127.99" calcext:value-type="float">
            <text:p>(68,1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12" office:value-type="string" calcext:value-type="string">
            <text:p>Emergency Preparednes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909.48" calcext:value-type="float">
            <text:p>(20,9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13" office:value-type="string" calcext:value-type="string">
            <text:p>Environmental Health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2790.46" calcext:value-type="float">
            <text:p>(62,7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377.69" calcext:value-type="float">
            <text:p>193,3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2453.39" calcext:value-type="float">
            <text:p>182,4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8036.42" calcext:value-type="float">
            <text:p>(128,0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00622.18" calcext:value-type="float">
            <text:p>2,000,6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630" calcext:value-type="float">
            <text:p>(10,6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2906.28" calcext:value-type="float">
            <text:p>152,9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030736.33" calcext:value-type="float">
            <text:p>(17,030,7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502389.05" calcext:value-type="float">
            <text:p>19,502,3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64016.25" calcext:value-type="float">
            <text:p>1,964,0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3511.67" calcext:value-type="float">
            <text:p>(103,5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7852.59" calcext:value-type="float">
            <text:p>(327,8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12" office:value-type="string" calcext:value-type="string">
            <text:p>Environmental Health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29619.68" calcext:value-type="float">
            <text:p>(929,6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9" office:value-type="string" calcext:value-type="string">
            <text:p>Family Health</text:p>
          </table:table-cell>
          <table:table-cell table:style-name="ce13" office:value-type="string" calcext:value-type="string">
            <text:p>Family Health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55.8" calcext:value-type="float">
            <text:p>(1,2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16505.78" calcext:value-type="float">
            <text:p>416,5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8696.14" calcext:value-type="float">
            <text:p>288,6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995042.18" calcext:value-type="float">
            <text:p>5,995,0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841662.49" calcext:value-type="float">
            <text:p>(9,841,6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1759.35" calcext:value-type="float">
            <text:p>1,091,7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68276.94" calcext:value-type="float">
            <text:p>2,768,2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1655505.86" calcext:value-type="float">
            <text:p>(71,655,50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3710505.59" calcext:value-type="float">
            <text:p>63,710,5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4891747.76" calcext:value-type="float">
            <text:p>24,891,7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4738.31" calcext:value-type="float">
            <text:p>(234,7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12" office:value-type="string" calcext:value-type="string">
            <text:p>Family Health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81764.8" calcext:value-type="float">
            <text:p>(881,7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9" office:value-type="string" calcext:value-type="string">
            <text:p>Infectious Diseases</text:p>
          </table:table-cell>
          <table:table-cell table:style-name="ce13" office:value-type="string" calcext:value-type="string">
            <text:p>Infectious Diseas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1488.19" calcext:value-type="float">
            <text:p>(51,4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6256.18" calcext:value-type="float">
            <text:p>446,2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3583.21" calcext:value-type="float">
            <text:p>343,5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31.34" calcext:value-type="float">
            <text:p>(3,7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25276.07" calcext:value-type="float">
            <text:p>4,425,2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27287.69" calcext:value-type="float">
            <text:p>1,527,2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8084727.07" calcext:value-type="float">
            <text:p>(48,084,7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206086.47" calcext:value-type="float">
            <text:p>49,206,0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79868.42" calcext:value-type="float">
            <text:p>7,979,8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41311.78" calcext:value-type="float">
            <text:p>(1,041,3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99361.67" calcext:value-type="float">
            <text:p>(1,199,3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12" office:value-type="string" calcext:value-type="string">
            <text:p>Infectious Disease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1217.22" calcext:value-type="float">
            <text:p>(71,21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13" office:value-type="string" calcext:value-type="string">
            <text:p>Public Health Found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8752.06" calcext:value-type="float">
            <text:p>148,7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306.01" calcext:value-type="float">
            <text:p>116,3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3500" calcext:value-type="float">
            <text:p>(23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76702.28" calcext:value-type="float">
            <text:p>1,676,7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89593.5" calcext:value-type="float">
            <text:p>(689,5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3515.61" calcext:value-type="float">
            <text:p>513,5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79171.12" calcext:value-type="float">
            <text:p>2,879,1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280788.01" calcext:value-type="float">
            <text:p>(16,280,7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870475.12" calcext:value-type="float">
            <text:p>21,870,4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88422.26" calcext:value-type="float">
            <text:p>1,588,4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01437.66" calcext:value-type="float">
            <text:p>(301,4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12" office:value-type="string" calcext:value-type="string">
            <text:p>Public Health Founda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8564.48" calcext:value-type="float">
            <text:p>(348,564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ublic Library</text:p>
          </table:table-cell>
          <table:table-cell table:style-name="ce2" office:value-type="string" calcext:value-type="string">
            <text:p>Library Collections Access &amp; Borrowing</text:p>
          </table:table-cell>
          <table:table-cell table:style-name="ce11" office:value-type="string" calcext:value-type="string">
            <text:p>Library Collections Access &amp; Borrowing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3476000" calcext:value-type="float">
            <text:p>(3,47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1259" calcext:value-type="float">
            <text:p>171,2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0970.72" calcext:value-type="float">
            <text:p>110,9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742" calcext:value-type="float">
            <text:p>61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628" calcext:value-type="float">
            <text:p>(3,6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301242.19" calcext:value-type="float">
            <text:p>13,301,2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33120" calcext:value-type="float">
            <text:p>(1,033,1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037494" calcext:value-type="float">
            <text:p>55,037,4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51811" calcext:value-type="float">
            <text:p>2,851,8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4216" calcext:value-type="float">
            <text:p>(344,2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6596" calcext:value-type="float">
            <text:p>(56,5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12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12902" calcext:value-type="float">
            <text:p>(912,9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1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3400" calcext:value-type="float">
            <text:p>(83,4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7698" calcext:value-type="float">
            <text:p>1,167,6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56710.68" calcext:value-type="float">
            <text:p>756,7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0981" calcext:value-type="float">
            <text:p>490,9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002" calcext:value-type="float">
            <text:p>(16,0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511494.58" calcext:value-type="float">
            <text:p>12,511,4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557047" calcext:value-type="float">
            <text:p>(4,557,04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0539416" calcext:value-type="float">
            <text:p>80,539,4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826314" calcext:value-type="float">
            <text:p>14,826,3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18322" calcext:value-type="float">
            <text:p>(1,518,3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9639" calcext:value-type="float">
            <text:p>(249,6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12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026019" calcext:value-type="float">
            <text:p>(4,026,0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1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043" calcext:value-type="float">
            <text:p>39,0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299.78" calcext:value-type="float">
            <text:p>25,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76" calcext:value-type="float">
            <text:p>14,0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Federal Subsidies</text:p>
          </table:table-cell>
          <table:table-cell table:style-name="ce13" office:value-type="string" calcext:value-type="string">
            <text:p>81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0" calcext:value-type="float">
            <text:p>(3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3563.14" calcext:value-type="float">
            <text:p>683,5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5233" calcext:value-type="float">
            <text:p>(105,2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44871" calcext:value-type="float">
            <text:p>5,644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4321" calcext:value-type="float">
            <text:p>474,3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062" calcext:value-type="float">
            <text:p>(35,0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12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765" calcext:value-type="float">
            <text:p>(5,765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Public Library</text:p>
          </table:table-cell>
          <table:table-cell table:style-name="ce4" office:value-type="string" calcext:value-type="string">
            <text:p>Library Partnerships, Outreach &amp; Cust. Engagement</text:p>
          </table:table-cell>
          <table:table-cell table:style-name="ce14" office:value-type="string" calcext:value-type="string">
            <text:p>Library Partnerships, Outreach &amp; Cust. Engagement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92779" calcext:value-type="float">
            <text:p>(92,779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Transit Commission - Conventional</text:p>
          </table:table-cell>
          <table:table-cell table:style-name="ce2" office:value-type="string" calcext:value-type="string">
            <text:p>Toronto Transit Commission - Conventional Service</text:p>
          </table:table-cell>
          <table:table-cell table:style-name="ce11" office:value-type="string" calcext:value-type="string">
            <text:p>Toronto Transit Commission - Conventional Service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9897500" calcext:value-type="float">
            <text:p>(9,897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12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Contribution To Capital</text:p>
          </table:table-cell>
          <table:table-cell table:style-name="ce13" office:value-type="string" calcext:value-type="string">
            <text:p>505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936000" calcext:value-type="float">
            <text:p>13,936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12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345400.41" calcext:value-type="float">
            <text:p>32,345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12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76400" calcext:value-type="float">
            <text:p>3,576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12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8563899.39" calcext:value-type="float">
            <text:p>318,563,8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12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216000" calcext:value-type="float">
            <text:p>34,216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12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2667300.39" calcext:value-type="float">
            <text:p>1,212,667,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12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515299.81" calcext:value-type="float">
            <text:p>78,515,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12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504300" calcext:value-type="float">
            <text:p>(3,504,3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Transit Commission - Conventional</text:p>
          </table:table-cell>
          <table:table-cell table:style-name="ce4" office:value-type="string" calcext:value-type="string">
            <text:p>Toronto Transit Commission - Conventional Service</text:p>
          </table:table-cell>
          <table:table-cell table:style-name="ce14" office:value-type="string" calcext:value-type="string">
            <text:p>Toronto Transit Commission - Conventional Service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206687700" calcext:value-type="float">
            <text:p>(1,206,687,7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Transit Commission - Wheel Trans</text:p>
          </table:table-cell>
          <table:table-cell table:style-name="ce2" office:value-type="string" calcext:value-type="string">
            <text:p>Toronto Transit Commission - Wheel-Trans Service</text:p>
          </table:table-cell>
          <table:table-cell table:style-name="ce11" office:value-type="string" calcext:value-type="string">
            <text:p>Toronto Transit Commission - Wheel-Trans Service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300000" calcext:value-type="float">
            <text:p>(3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3" office:value-type="string" calcext:value-type="string">
            <text:p>Toronto Transit Commission - Wheel-Trans Service</text:p>
          </table:table-cell>
          <table:table-cell table:style-name="ce12" office:value-type="string" calcext:value-type="string">
            <text:p>Toronto Transit Commission - Wheel-Trans Servi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07100" calcext:value-type="float">
            <text:p>14,507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3" office:value-type="string" calcext:value-type="string">
            <text:p>Toronto Transit Commission - Wheel-Trans Service</text:p>
          </table:table-cell>
          <table:table-cell table:style-name="ce12" office:value-type="string" calcext:value-type="string">
            <text:p>Toronto Transit Commission - Wheel-Trans Servic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84800.03" calcext:value-type="float">
            <text:p>684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3" office:value-type="string" calcext:value-type="string">
            <text:p>Toronto Transit Commission - Wheel-Trans Service</text:p>
          </table:table-cell>
          <table:table-cell table:style-name="ce12" office:value-type="string" calcext:value-type="string">
            <text:p>Toronto Transit Commission - Wheel-Trans Servi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920300" calcext:value-type="float">
            <text:p>57,920,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3" office:value-type="string" calcext:value-type="string">
            <text:p>Toronto Transit Commission - Wheel-Trans Service</text:p>
          </table:table-cell>
          <table:table-cell table:style-name="ce12" office:value-type="string" calcext:value-type="string">
            <text:p>Toronto Transit Commission - Wheel-Trans Servi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200899.97" calcext:value-type="float">
            <text:p>42,200,9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Transit Commission - Wheel Trans</text:p>
          </table:table-cell>
          <table:table-cell table:style-name="ce4" office:value-type="string" calcext:value-type="string">
            <text:p>Toronto Transit Commission - Wheel-Trans Service</text:p>
          </table:table-cell>
          <table:table-cell table:style-name="ce14" office:value-type="string" calcext:value-type="string">
            <text:p>Toronto Transit Commission - Wheel-Trans Service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6214300" calcext:value-type="float">
            <text:p>(6,214,3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Water</text:p>
          </table:table-cell>
          <table:table-cell table:style-name="ce2" office:value-type="string" calcext:value-type="string">
            <text:p>TW-Stormwater Management</text:p>
          </table:table-cell>
          <table:table-cell table:style-name="ce11" office:value-type="string" calcext:value-type="string">
            <text:p>TW-Stormwater Collection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-13189189.18" calcext:value-type="float">
            <text:p>(13,189,1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952.53" calcext:value-type="float">
            <text:p>77,9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43940.22" calcext:value-type="float">
            <text:p>3,543,9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5901.56" calcext:value-type="float">
            <text:p>435,9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350" calcext:value-type="float">
            <text:p>30,3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160774.81" calcext:value-type="float">
            <text:p>10,160,7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19205" calcext:value-type="float">
            <text:p>2,319,2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28945.88" calcext:value-type="float">
            <text:p>(1,028,9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8939.72" calcext:value-type="float">
            <text:p>(128,9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Collec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96955.21" calcext:value-type="float">
            <text:p>(1,396,95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3" office:value-type="string" calcext:value-type="string">
            <text:p>TW-Stormwater Treatment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5000" calcext:value-type="float">
            <text:p>(19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10205682.8" calcext:value-type="float">
            <text:p>(10,205,6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831.42" calcext:value-type="float">
            <text:p>35,8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26687.45" calcext:value-type="float">
            <text:p>2,226,6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36638.88" calcext:value-type="float">
            <text:p>336,6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98550.4" calcext:value-type="float">
            <text:p>4,598,5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78864.65" calcext:value-type="float">
            <text:p>3,578,8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5871.83" calcext:value-type="float">
            <text:p>305,8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58415.37" calcext:value-type="float">
            <text:p>(558,4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3006.77" calcext:value-type="float">
            <text:p>(73,00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2" office:value-type="string" calcext:value-type="string">
            <text:p>TW-Stormwater Treat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0482.8" calcext:value-type="float">
            <text:p>(100,4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9" office:value-type="string" calcext:value-type="string">
            <text:p>TW-Wastewater Collection &amp; Treatment</text:p>
          </table:table-cell>
          <table:table-cell table:style-name="ce13" office:value-type="string" calcext:value-type="string">
            <text:p>TW-Wastewater Collec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72701706.43" calcext:value-type="float">
            <text:p>472,701,7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4373.48" calcext:value-type="float">
            <text:p>194,3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856587.82" calcext:value-type="float">
            <text:p>13,856,5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76455.95" calcext:value-type="float">
            <text:p>2,276,4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200" calcext:value-type="float">
            <text:p>140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961173.52" calcext:value-type="float">
            <text:p>28,961,1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632754.1" calcext:value-type="float">
            <text:p>11,632,7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16948861.04" calcext:value-type="float">
            <text:p>(516,948,8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93558.04" calcext:value-type="float">
            <text:p>(493,5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Collec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500183.26" calcext:value-type="float">
            <text:p>(7,500,1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3" office:value-type="string" calcext:value-type="string">
            <text:p>TW-Wastewater Treat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119844126.26" calcext:value-type="float">
            <text:p>(119,844,1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78280.28" calcext:value-type="float">
            <text:p>1,278,2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468662.51" calcext:value-type="float">
            <text:p>14,468,6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000" calcext:value-type="float">
            <text:p>(2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560805.5" calcext:value-type="float">
            <text:p>49,560,8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29802.14" calcext:value-type="float">
            <text:p>7,929,8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514056.46" calcext:value-type="float">
            <text:p>54,514,0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383199.22" calcext:value-type="float">
            <text:p>27,383,1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0114309.66" calcext:value-type="float">
            <text:p>(20,114,3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34915.89" calcext:value-type="float">
            <text:p>(534,9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2" office:value-type="string" calcext:value-type="string">
            <text:p>TW-Wastewater Treatment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4628669.66" calcext:value-type="float">
            <text:p>(14,628,6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9" office:value-type="string" calcext:value-type="string">
            <text:p>TW-Water Treatment &amp; Supply</text:p>
          </table:table-cell>
          <table:table-cell table:style-name="ce13" office:value-type="string" calcext:value-type="string">
            <text:p>TW-Water Distribution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5500195.01" calcext:value-type="float">
            <text:p>395,500,1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2325.75" calcext:value-type="float">
            <text:p>442,3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234222.99" calcext:value-type="float">
            <text:p>20,234,2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496673.54" calcext:value-type="float">
            <text:p>3,496,6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6950" calcext:value-type="float">
            <text:p>216,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4913270.47" calcext:value-type="float">
            <text:p>44,913,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771855.97" calcext:value-type="float">
            <text:p>20,771,8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62538239.13" calcext:value-type="float">
            <text:p>(462,538,2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58377.24" calcext:value-type="float">
            <text:p>(1,058,3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TW-Water Distribution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991624.17" calcext:value-type="float">
            <text:p>(12,991,6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3" office:value-type="string" calcext:value-type="string">
            <text:p>Water Treatment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-57913062.78" calcext:value-type="float">
            <text:p>(57,913,06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Water Treatment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4614.52" calcext:value-type="float">
            <text:p>314,6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Water Treatment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115784.34" calcext:value-type="float">
            <text:p>13,115,7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Water Treatment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5423914.53" calcext:value-type="float">
            <text:p>45,423,9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Water Treatment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042513.32" calcext:value-type="float">
            <text:p>7,042,5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Water Treatment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166285.5" calcext:value-type="float">
            <text:p>29,166,2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Water Treatment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19719.25" calcext:value-type="float">
            <text:p>4,619,7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Water Treatment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227771.22" calcext:value-type="float">
            <text:p>(37,227,7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2" office:value-type="string" calcext:value-type="string">
            <text:p>Water Treatment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78347.99" calcext:value-type="float">
            <text:p>(378,348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Water</text:p>
          </table:table-cell>
          <table:table-cell table:style-name="ce4" office:value-type="string" calcext:value-type="string">
            <text:p>TW-Water Treatment &amp; Supply</text:p>
          </table:table-cell>
          <table:table-cell table:style-name="ce14" office:value-type="string" calcext:value-type="string">
            <text:p>Water Treatment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213445.54" calcext:value-type="float">
            <text:p>(3,213,446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Zoo</text:p>
          </table:table-cell>
          <table:table-cell table:style-name="ce2" office:value-type="string" calcext:value-type="string">
            <text:p>Zoo Conservation &amp; Science</text:p>
          </table:table-cell>
          <table:table-cell table:style-name="ce11" office:value-type="string" calcext:value-type="string">
            <text:p>Zoo Conservation &amp; Scienc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10930.34" calcext:value-type="float">
            <text:p>10,9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12" office:value-type="string" calcext:value-type="string">
            <text:p>Zoo Conservation &amp; Scie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1449.2" calcext:value-type="float">
            <text:p>131,4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12" office:value-type="string" calcext:value-type="string">
            <text:p>Zoo Conservation &amp; Scie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149364.09" calcext:value-type="float">
            <text:p>2,149,3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12" office:value-type="string" calcext:value-type="string">
            <text:p>Zoo Conservation &amp; Science</text:p>
          </table:table-cell>
          <table:table-cell table:style-name="ce9" office:value-type="string" calcext:value-type="string">
            <text:p>Provincial Subsidies</text:p>
          </table:table-cell>
          <table:table-cell table:style-name="ce13" office:value-type="string" calcext:value-type="string">
            <text:p>805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11499.96" calcext:value-type="float">
            <text:p>(1,011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12" office:value-type="string" calcext:value-type="string">
            <text:p>Zoo Conservation &amp; Scie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3256276.33" calcext:value-type="float">
            <text:p>13,256,2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12" office:value-type="string" calcext:value-type="string">
            <text:p>Zoo Conservation &amp; Scie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62799.49" calcext:value-type="float">
            <text:p>2,262,7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12" office:value-type="string" calcext:value-type="string">
            <text:p>Zoo Conservation &amp; Scie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4062.91" calcext:value-type="float">
            <text:p>(74,06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12" office:value-type="string" calcext:value-type="string">
            <text:p>Zoo Conservation &amp; Science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09395.99" calcext:value-type="float">
            <text:p>(909,3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9" office:value-type="string" calcext:value-type="string">
            <text:p>Zoo Fundraising &amp; Strategic Partnerships</text:p>
          </table:table-cell>
          <table:table-cell table:style-name="ce13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73.77" calcext:value-type="float">
            <text:p>1,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12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927.13" calcext:value-type="float">
            <text:p>10,9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12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8527.43" calcext:value-type="float">
            <text:p>518,5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12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21491.54" calcext:value-type="float">
            <text:p>1,121,4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12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39799.69" calcext:value-type="float">
            <text:p>1,239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12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49.99" calcext:value-type="float">
            <text:p>(4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12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130160.58" calcext:value-type="float">
            <text:p>(3,130,1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9" office:value-type="string" calcext:value-type="string">
            <text:p>Zoo Visitor Services</text:p>
          </table:table-cell>
          <table:table-cell table:style-name="ce13" office:value-type="string" calcext:value-type="string">
            <text:p>Zoo Visitor Service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6000" calcext:value-type="float">
            <text:p>(38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12" office:value-type="string" calcext:value-type="string">
            <text:p>Zoo Visitor Service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27623.07" calcext:value-type="float">
            <text:p>1,027,6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12" office:value-type="string" calcext:value-type="string">
            <text:p>Zoo Visitor Service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522.96" calcext:value-type="float">
            <text:p>193,5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12" office:value-type="string" calcext:value-type="string">
            <text:p>Zoo Visitor Service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469647.88" calcext:value-type="float">
            <text:p>5,469,6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12" office:value-type="string" calcext:value-type="string">
            <text:p>Zoo Visitor Service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567001.91" calcext:value-type="float">
            <text:p>14,567,0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12" office:value-type="string" calcext:value-type="string">
            <text:p>Zoo Visitor Service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632932.96" calcext:value-type="float">
            <text:p>8,632,9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12" office:value-type="string" calcext:value-type="string">
            <text:p>Zoo Visitor Service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46687.12" calcext:value-type="float">
            <text:p>(646,6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12" office:value-type="string" calcext:value-type="string">
            <text:p>Zoo Visitor Service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71000" calcext:value-type="float">
            <text:p>(171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Zoo</text:p>
          </table:table-cell>
          <table:table-cell table:style-name="ce4" office:value-type="string" calcext:value-type="string">
            <text:p>Zoo Visitor Services</text:p>
          </table:table-cell>
          <table:table-cell table:style-name="ce14" office:value-type="string" calcext:value-type="string">
            <text:p>Zoo Visitor Services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2525846" calcext:value-type="float">
            <text:p>(32,525,846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nsportation Services</text:p>
          </table:table-cell>
          <table:table-cell table:style-name="ce2" office:value-type="string" calcext:value-type="string">
            <text:p>TP-Permits &amp; Applications</text:p>
          </table:table-cell>
          <table:table-cell table:style-name="ce11" office:value-type="string" calcext:value-type="string">
            <text:p>Construction Permi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1" office:value-type="string" calcext:value-type="string">
            <text:p>Revenues</text:p>
          </table:table-cell>
          <table:table-cell table:style-name="ce17" office:value-type="float" office:value="-1623191.19" calcext:value-type="float">
            <text:p>(1,623,1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872.72" calcext:value-type="float">
            <text:p>32,8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65.57" calcext:value-type="float">
            <text:p>5,6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5871.4" calcext:value-type="float">
            <text:p>195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020397.96" calcext:value-type="float">
            <text:p>(5,020,3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8617.91" calcext:value-type="float">
            <text:p>108,6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449.57" calcext:value-type="float">
            <text:p>38,4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65097.94" calcext:value-type="float">
            <text:p>4,665,0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5478.86" calcext:value-type="float">
            <text:p>95,4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589.38" calcext:value-type="float">
            <text:p>(38,5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138.6" calcext:value-type="float">
            <text:p>(15,1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Construction Permit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188892.6" calcext:value-type="float">
            <text:p>(1,188,8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3" office:value-type="string" calcext:value-type="string">
            <text:p>Development Review Application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3197.47" calcext:value-type="float">
            <text:p>(383,1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16.64" calcext:value-type="float">
            <text:p>1,1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954.84" calcext:value-type="float">
            <text:p>7,9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454.79" calcext:value-type="float">
            <text:p>51,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5972.51" calcext:value-type="float">
            <text:p>115,9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06302.64" calcext:value-type="float">
            <text:p>2,806,3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220.16" calcext:value-type="float">
            <text:p>61,2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3719.95" calcext:value-type="float">
            <text:p>(103,7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168.94" calcext:value-type="float">
            <text:p>(8,1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Development Review Applica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550517.11" calcext:value-type="float">
            <text:p>(2,550,51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3" office:value-type="string" calcext:value-type="string">
            <text:p>Parking Permit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92976.19" calcext:value-type="float">
            <text:p>(892,9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789.8" calcext:value-type="float">
            <text:p>28,7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992.85" calcext:value-type="float">
            <text:p>11,9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97262.81" calcext:value-type="float">
            <text:p>497,2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85869.45" calcext:value-type="float">
            <text:p>(585,8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000.83" calcext:value-type="float">
            <text:p>121,0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0939.52" calcext:value-type="float">
            <text:p>230,9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90891.43" calcext:value-type="float">
            <text:p>3,990,8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77242.25" calcext:value-type="float">
            <text:p>277,2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1233507.62" calcext:value-type="float">
            <text:p>1,233,5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168.94" calcext:value-type="float">
            <text:p>(8,1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Parking Permit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677292.2" calcext:value-type="float">
            <text:p>(19,677,29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3" office:value-type="string" calcext:value-type="string">
            <text:p>Street Event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19853.12" calcext:value-type="float">
            <text:p>(1,219,8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748.28" calcext:value-type="float">
            <text:p>14,7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53.53" calcext:value-type="float">
            <text:p>6,7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3859.62" calcext:value-type="float">
            <text:p>153,8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69802.39" calcext:value-type="float">
            <text:p>(569,8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2337.58" calcext:value-type="float">
            <text:p>112,3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966.25" calcext:value-type="float">
            <text:p>29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35539.97" calcext:value-type="float">
            <text:p>1,935,5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8587.99" calcext:value-type="float">
            <text:p>188,5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94129.05" calcext:value-type="float">
            <text:p>94,1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492.16" calcext:value-type="float">
            <text:p>(10,49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2" office:value-type="string" calcext:value-type="string">
            <text:p>Street Event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6685.25" calcext:value-type="float">
            <text:p>(186,6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9" office:value-type="string" calcext:value-type="string">
            <text:p>TP-Road &amp; Sidewalk Management</text:p>
          </table:table-cell>
          <table:table-cell table:style-name="ce13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26544.06" calcext:value-type="float">
            <text:p>(426,5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792.84" calcext:value-type="float">
            <text:p>7,7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6547.32" calcext:value-type="float">
            <text:p>46,5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3025.86" calcext:value-type="float">
            <text:p>93,0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769.53" calcext:value-type="float">
            <text:p>16,7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371504.24" calcext:value-type="float">
            <text:p>5,371,5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20539.12" calcext:value-type="float">
            <text:p>220,5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58819.47" calcext:value-type="float">
            <text:p>(758,8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438349.71" calcext:value-type="float">
            <text:p>(2,438,3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Infrastructure Planning, Programming &amp; Budget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6012.48" calcext:value-type="float">
            <text:p>(46,0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3" office:value-type="string" calcext:value-type="string">
            <text:p>Patrols &amp; Investigation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3299.1" calcext:value-type="float">
            <text:p>(383,2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773.12" calcext:value-type="float">
            <text:p>51,7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297.32" calcext:value-type="float">
            <text:p>5,2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238.21" calcext:value-type="float">
            <text:p>146,2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098.07" calcext:value-type="float">
            <text:p>104,0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46670.94" calcext:value-type="float">
            <text:p>5,746,6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8539.02" calcext:value-type="float">
            <text:p>108,5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2738.33" calcext:value-type="float">
            <text:p>(102,7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atrols &amp; Investiga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464811.23" calcext:value-type="float">
            <text:p>(464,81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3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88189.76" calcext:value-type="float">
            <text:p>(1,688,1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5367.45" calcext:value-type="float">
            <text:p>35,3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78806.88" calcext:value-type="float">
            <text:p>78,8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692.21" calcext:value-type="float">
            <text:p>25,6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5496.45" calcext:value-type="float">
            <text:p>105,4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875943.64" calcext:value-type="float">
            <text:p>2,875,9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76127.31" calcext:value-type="float">
            <text:p>376,1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4281.58" calcext:value-type="float">
            <text:p>(124,2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14127.97" calcext:value-type="float">
            <text:p>(1,014,1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edestrian &amp; Cycling Infrastructure &amp; Program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5337.5" calcext:value-type="float">
            <text:p>(15,3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3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299322.23" calcext:value-type="float">
            <text:p>(8,299,3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712.28" calcext:value-type="float">
            <text:p>25,7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8743.25" calcext:value-type="float">
            <text:p>208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22680.4" calcext:value-type="float">
            <text:p>1,622,6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070.03" calcext:value-type="float">
            <text:p>140,0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90006.59" calcext:value-type="float">
            <text:p>390,0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213353.82" calcext:value-type="float">
            <text:p>4,213,3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97371.17" calcext:value-type="float">
            <text:p>2,397,3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Public Realm Improvements &amp; Program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280281.59" calcext:value-type="float">
            <text:p>(280,2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3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178514.49" calcext:value-type="float">
            <text:p>(6,178,5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708714.9" calcext:value-type="float">
            <text:p>10,708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4212.23" calcext:value-type="float">
            <text:p>84,2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582756.06" calcext:value-type="float">
            <text:p>6,582,7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09700.09" calcext:value-type="float">
            <text:p>(8,709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15546.27" calcext:value-type="float">
            <text:p>3,115,5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2958300.53" calcext:value-type="float">
            <text:p>32,958,3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7430883.12" calcext:value-type="float">
            <text:p>67,430,8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984486.38" calcext:value-type="float">
            <text:p>(32,984,48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9520495.05" calcext:value-type="float">
            <text:p>(19,520,4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Road &amp; Sidewalk Repairs &amp; Cleaning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3648378.12" calcext:value-type="float">
            <text:p>(13,648,3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3" office:value-type="string" calcext:value-type="string">
            <text:p>Winter Operation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81838.14" calcext:value-type="float">
            <text:p>(681,8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442322.46" calcext:value-type="float">
            <text:p>11,442,3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452.34" calcext:value-type="float">
            <text:p>61,4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835276.6" calcext:value-type="float">
            <text:p>3,835,2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Inter-Divisional Recoveries</text:p>
          </table:table-cell>
          <table:table-cell table:style-name="ce13" office:value-type="string" calcext:value-type="string">
            <text:p>7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449" calcext:value-type="float">
            <text:p>(18,4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2152394.41" calcext:value-type="float">
            <text:p>12,152,3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1363741.02" calcext:value-type="float">
            <text:p>11,363,7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0212263.09" calcext:value-type="float">
            <text:p>60,212,2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88193.2" calcext:value-type="float">
            <text:p>(588,1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61785.36" calcext:value-type="float">
            <text:p>(161,7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2" office:value-type="string" calcext:value-type="string">
            <text:p>Winter Operation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7943.85" calcext:value-type="float">
            <text:p>(87,9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9" office:value-type="string" calcext:value-type="string">
            <text:p>TP-Transportation Safety &amp; Operations</text:p>
          </table:table-cell>
          <table:table-cell table:style-name="ce13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4658.43" calcext:value-type="float">
            <text:p>(84,6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01392.84" calcext:value-type="float">
            <text:p>1,401,3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125.14" calcext:value-type="float">
            <text:p>6,1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9715.09" calcext:value-type="float">
            <text:p>209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528344.25" calcext:value-type="float">
            <text:p>25,528,3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949912.48" calcext:value-type="float">
            <text:p>1,949,9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739870.91" calcext:value-type="float">
            <text:p>23,739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211581.6" calcext:value-type="float">
            <text:p>(3,211,5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al Installation &amp; Maintenance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87381.82" calcext:value-type="float">
            <text:p>(1,087,3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3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4658.43" calcext:value-type="float">
            <text:p>(84,6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04348.32" calcext:value-type="float">
            <text:p>104,3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5908.39" calcext:value-type="float">
            <text:p>25,9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14684.68" calcext:value-type="float">
            <text:p>514,6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62707.91" calcext:value-type="float">
            <text:p>962,7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563797.39" calcext:value-type="float">
            <text:p>5,563,7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361814.26" calcext:value-type="float">
            <text:p>4,361,8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826789.25" calcext:value-type="float">
            <text:p>(1,826,7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ffic Signs &amp; Pavement Marking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6454.19" calcext:value-type="float">
            <text:p>(6,45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3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84658.43" calcext:value-type="float">
            <text:p>(84,6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727.84" calcext:value-type="float">
            <text:p>1,7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9239.3" calcext:value-type="float">
            <text:p>29,2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38540.78" calcext:value-type="float">
            <text:p>238,5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05196.54" calcext:value-type="float">
            <text:p>305,1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798247.51" calcext:value-type="float">
            <text:p>5,798,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8100930.01" calcext:value-type="float">
            <text:p>8,100,9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068164.57" calcext:value-type="float">
            <text:p>(1,068,1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68094.54" calcext:value-type="float">
            <text:p>(1,268,0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Information &amp; Monitoring Systems</text:p>
          </table:table-cell>
          <table:table-cell table:style-name="ce9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78475.75" calcext:value-type="float">
            <text:p>(78,4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3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Contribution From Reserves/Reserve Funds</text:p>
          </table:table-cell>
          <table:table-cell table:style-name="ce13" office:value-type="string" calcext:value-type="string">
            <text:p>93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83197.47" calcext:value-type="float">
            <text:p>(383,1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3" office:value-type="string" calcext:value-type="string">
            <text:p>51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20388.68" calcext:value-type="float">
            <text:p>20,3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66268.45" calcext:value-type="float">
            <text:p>66,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Inter-Divisional Charges</text:p>
          </table:table-cell>
          <table:table-cell table:style-name="ce13" office:value-type="string" calcext:value-type="string">
            <text:p>7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318219.9" calcext:value-type="float">
            <text:p>318,2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52520.41" calcext:value-type="float">
            <text:p>152,5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Other Expenditures</text:p>
          </table:table-cell>
          <table:table-cell table:style-name="ce13" office:value-type="string" calcext:value-type="string">
            <text:p>65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859206.49" calcext:value-type="float">
            <text:p>9,859,2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949264.55" calcext:value-type="float">
            <text:p>949,2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1201333.93" calcext:value-type="float">
            <text:p>(1,201,3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2" office:value-type="string" calcext:value-type="string">
            <text:p>Transportation Studies &amp; Investigations</text:p>
          </table:table-cell>
          <table:table-cell table:style-name="ce9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994012.17" calcext:value-type="float">
            <text:p>(994,012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ransportation Services</text:p>
          </table:table-cell>
          <table:table-cell table:style-name="ce4" office:value-type="string" calcext:value-type="string">
            <text:p>TP-Transportation Safety &amp; Operations</text:p>
          </table:table-cell>
          <table:table-cell table:style-name="ce14" office:value-type="string" calcext:value-type="string">
            <text:p>Transportation Studies &amp; Investigations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82950.56" calcext:value-type="float">
            <text:p>(82,95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onge-Dundas Square</text:p>
          </table:table-cell>
          <table:table-cell table:style-name="ce2" office:value-type="string" calcext:value-type="string">
            <text:p>Yd-Public Square And Event Venue</text:p>
          </table:table-cell>
          <table:table-cell table:style-name="ce11" office:value-type="string" calcext:value-type="string">
            <text:p>Yd-Public Square And Event Venu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1" office:value-type="string" calcext:value-type="string">
            <text:p>Expenses</text:p>
          </table:table-cell>
          <table:table-cell table:style-name="ce17" office:value-type="float" office:value="2773.48" calcext:value-type="float">
            <text:p>2,7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12" office:value-type="string" calcext:value-type="string">
            <text:p>Yd-Public Square And Event Venue</text:p>
          </table:table-cell>
          <table:table-cell table:style-name="ce9" office:value-type="string" calcext:value-type="string">
            <text:p>Equipment</text:p>
          </table:table-cell>
          <table:table-cell table:style-name="ce13" office:value-type="string" calcext:value-type="string">
            <text:p>3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40000" calcext:value-type="float">
            <text:p>4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12" office:value-type="string" calcext:value-type="string">
            <text:p>Yd-Public Square And Event Venue</text:p>
          </table:table-cell>
          <table:table-cell table:style-name="ce9" office:value-type="string" calcext:value-type="string">
            <text:p>Licences &amp; Permits Revenue</text:p>
          </table:table-cell>
          <table:table-cell table:style-name="ce13" office:value-type="string" calcext:value-type="string">
            <text:p>86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345000" calcext:value-type="float">
            <text:p>(34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12" office:value-type="string" calcext:value-type="string">
            <text:p>Yd-Public Square And Event Venue</text:p>
          </table:table-cell>
          <table:table-cell table:style-name="ce9" office:value-type="string" calcext:value-type="string">
            <text:p>Materials &amp; Supplies</text:p>
          </table:table-cell>
          <table:table-cell table:style-name="ce13" office:value-type="string" calcext:value-type="string">
            <text:p>2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89492.88" calcext:value-type="float">
            <text:p>189,4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12" office:value-type="string" calcext:value-type="string">
            <text:p>Yd-Public Square And Event Venue</text:p>
          </table:table-cell>
          <table:table-cell table:style-name="ce9" office:value-type="string" calcext:value-type="string">
            <text:p>Salaries And Benefits</text:p>
          </table:table-cell>
          <table:table-cell table:style-name="ce13" office:value-type="string" calcext:value-type="string">
            <text:p>1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569957.06" calcext:value-type="float">
            <text:p>569,9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12" office:value-type="string" calcext:value-type="string">
            <text:p>Yd-Public Square And Event Venue</text:p>
          </table:table-cell>
          <table:table-cell table:style-name="ce9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3" office:value-type="string" calcext:value-type="string">
            <text:p>Expenses</text:p>
          </table:table-cell>
          <table:table-cell table:style-name="ce18" office:value-type="float" office:value="1463723.04" calcext:value-type="float">
            <text:p>1,463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12" office:value-type="string" calcext:value-type="string">
            <text:p>Yd-Public Square And Event Venue</text:p>
          </table:table-cell>
          <table:table-cell table:style-name="ce9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3" office:value-type="string" calcext:value-type="string">
            <text:p>Revenues</text:p>
          </table:table-cell>
          <table:table-cell table:style-name="ce18" office:value-type="float" office:value="-527648.99" calcext:value-type="float">
            <text:p>(527,649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Yonge-Dundas Square</text:p>
          </table:table-cell>
          <table:table-cell table:style-name="ce4" office:value-type="string" calcext:value-type="string">
            <text:p>Yd-Public Square And Event Venue</text:p>
          </table:table-cell>
          <table:table-cell table:style-name="ce14" office:value-type="string" calcext:value-type="string">
            <text:p>Yd-Public Square And Event Venue</text:p>
          </table:table-cell>
          <table:table-cell table:style-name="ce10" office:value-type="string" calcext:value-type="string">
            <text:p>User Fees &amp; Donations</text:p>
          </table:table-cell>
          <table:table-cell table:style-name="ce15" office:value-type="string" calcext:value-type="string">
            <text:p>8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000000" calcext:value-type="float">
            <text:p>(1,000,000)</text:p>
          </table:table-cell>
          <table:table-cell table:number-columns-repeated="1017"/>
        </table:table-row>
        <table:table-row table:style-name="ro1" table:number-rows-repeated="10459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summary_1" table:style-name="ta2">
        <office:forms form:automatic-focus="false" form:apply-design-mode="false"/>
        <table:table-column table:style-name="co8" table:default-cell-style-name="ce24"/>
        <table:table-column table:style-name="co9" table:default-cell-style-name="ce30"/>
        <table:table-column table:style-name="co10" table:default-cell-style-name="ce36"/>
        <table:table-row table:style-name="ro2">
          <table:table-cell table:style-name="ce23" office:value-type="string" calcext:value-type="string">
            <text:p>Category</text:p>
          </table:table-cell>
          <table:table-cell table:style-name="ce29" office:value-type="string" calcext:value-type="string">
            <text:p>Category Name</text:p>
          </table:table-cell>
          <table:table-cell table:style-name="ce35" office:value-type="string" calcext:value-type="string">
            <text:p>(empty)</text:p>
          </table:table-cell>
        </table:table-row>
        <table:table-row table:style-name="ro2"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/>
        </table:table-row>
        <table:table-row table:style-name="ro2"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/>
        </table:table-row>
        <table:table-row table:style-name="ro2"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/>
        </table:table-row>
        <table:table-row table:style-name="ro2"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/>
        </table:table-row>
        <table:table-row table:style-name="ro2"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/>
        </table:table-row>
        <table:table-row table:style-name="ro2">
          <table:table-cell table:style-name="ce25" office:value-type="string" calcext:value-type="string">
            <text:p>510A</text:p>
          </table:table-cell>
          <table:table-cell table:style-name="ce31" office:value-type="string" calcext:value-type="string">
            <text:p>Contribution To Reserves/Reserve Funds</text:p>
          </table:table-cell>
          <table:table-cell table:style-name="ce37"/>
        </table:table-row>
        <table:table-row table:style-name="ro2">
          <table:table-cell table:style-name="ce26"/>
          <table:table-cell table:style-name="ce32" office:value-type="string" calcext:value-type="string">
            <text:p>Special Levy for Scarborough Subway</text:p>
          </table:table-cell>
          <table:table-cell table:style-name="ce38"/>
        </table:table-row>
        <table:table-row table:style-name="ro2"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/>
        </table:table-row>
        <table:table-row table:style-name="ro2"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/>
        </table:table-row>
        <table:table-row table:style-name="ro2"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/>
        </table:table-row>
        <table:table-row table:style-name="ro2"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/>
        </table:table-row>
        <table:table-row table:style-name="ro2">
          <table:table-cell office:value-type="string" calcext:value-type="string">
            <text:p>810A</text:p>
          </table:table-cell>
          <table:table-cell office:value-type="string" calcext:value-type="string">
            <text:p>Federal Subsidies</text:p>
          </table:table-cell>
          <table:table-cell/>
        </table:table-row>
        <table:table-row table:style-name="ro2">
          <table:table-cell office:value-type="string" calcext:value-type="string">
            <text:p>820A</text:p>
          </table:table-cell>
          <table:table-cell office:value-type="string" calcext:value-type="string">
            <text:p>Other Subsidies</text:p>
          </table:table-cell>
          <table:table-cell/>
        </table:table-row>
        <table:table-row table:style-name="ro2">
          <table:table-cell office:value-type="string" calcext:value-type="string">
            <text:p>850A</text:p>
          </table:table-cell>
          <table:table-cell office:value-type="string" calcext:value-type="string">
            <text:p>User Fees &amp; Donations</text:p>
          </table:table-cell>
          <table:table-cell/>
        </table:table-row>
        <table:table-row table:style-name="ro2">
          <table:table-cell office:value-type="string" calcext:value-type="string">
            <text:p>860A</text:p>
          </table:table-cell>
          <table:table-cell office:value-type="string" calcext:value-type="string">
            <text:p>Licences &amp; Permits Revenue</text:p>
          </table:table-cell>
          <table:table-cell/>
        </table:table-row>
        <table:table-row table:style-name="ro2"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/>
        </table:table-row>
        <table:table-row table:style-name="ro2"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/>
        </table:table-row>
        <table:table-row table:style-name="ro2">
          <table:table-cell table:style-name="ce25" office:value-type="string" calcext:value-type="string">
            <text:p>940A</text:p>
          </table:table-cell>
          <table:table-cell table:style-name="ce31" office:value-type="string" calcext:value-type="string">
            <text:p>Property Tax</text:p>
          </table:table-cell>
          <table:table-cell table:style-name="ce37"/>
        </table:table-row>
        <table:table-row table:style-name="ro2">
          <table:table-cell table:style-name="ce27"/>
          <table:table-cell table:style-name="ce33" office:value-type="string" calcext:value-type="string">
            <text:p>Special Levy for Scarborough Subway (Reserve Contribution)</text:p>
          </table:table-cell>
          <table:table-cell table:style-name="ce39"/>
        </table:table-row>
        <table:table-row table:style-name="ro2">
          <table:table-cell table:style-name="ce26"/>
          <table:table-cell table:style-name="ce32" office:value-type="string" calcext:value-type="string">
            <text:p>Sundry and Other Revenues</text:p>
          </table:table-cell>
          <table:table-cell table:style-name="ce38"/>
        </table:table-row>
        <table:table-row table:style-name="ro2">
          <table:table-cell table:style-name="ce28" office:value-type="string" calcext:value-type="string">
            <text:p>Total Result</text:p>
          </table:table-cell>
          <table:table-cell table:style-name="ce34"/>
          <table:table-cell table:style-name="ce40"/>
        </table:table-row>
      </table:table>
      <table:named-expressions/>
      <table:data-pilot-tables>
        <table:data-pilot-table table:name="DataPilot1" table:application-data="" table:target-range-address="'Pivot Table_summary_1'.A1:'Pivot Table_summary_1'.C22" table:buttons="'Pivot Table_summary_1'.A1 'Pivot Table_summary_1'.B1" table:show-filter-button="false" table:drill-down-on-double-click="false">
          <table:source-cell-range table:cell-range-address="summary.A1:summary.G263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100A" table:display="true" table:show-details="true"/>
                <table:data-pilot-member table:name="200A" table:display="true" table:show-details="true"/>
                <table:data-pilot-member table:name="300A" table:display="true" table:show-details="true"/>
                <table:data-pilot-member table:name="400A" table:display="true" table:show-details="true"/>
                <table:data-pilot-member table:name="505A" table:display="true" table:show-details="true"/>
                <table:data-pilot-member table:name="510A" table:display="true" table:show-details="true"/>
                <table:data-pilot-member table:name="650A" table:display="true" table:show-details="true"/>
                <table:data-pilot-member table:name="700A" table:display="true" table:show-details="true"/>
                <table:data-pilot-member table:name="750A" table:display="true" table:show-details="true"/>
                <table:data-pilot-member table:name="805A" table:display="true" table:show-details="true"/>
                <table:data-pilot-member table:name="810A" table:display="true" table:show-details="true"/>
                <table:data-pilot-member table:name="820A" table:display="true" table:show-details="true"/>
                <table:data-pilot-member table:name="850A" table:display="true" table:show-details="true"/>
                <table:data-pilot-member table:name="860A" table:display="true" table:show-details="true"/>
                <table:data-pilot-member table:name="920A" table:display="true" table:show-details="true"/>
                <table:data-pilot-member table:name="930A" table:display="true" table:show-details="true"/>
                <table:data-pilot-member table:name="940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y Name" table:orientation="row" table:used-hierarchy="0" table:function="auto">
            <table:data-pilot-level table:show-empty="false" calcext:repeat-item-labels="false">
              <table:data-pilot-members>
                <table:data-pilot-member table:name="Contribution From Reserves/Reserve Funds" table:display="true" table:show-details="true"/>
                <table:data-pilot-member table:name="Contribution To Capital" table:display="true" table:show-details="true"/>
                <table:data-pilot-member table:name="Contribution To Reserves/Reserve Funds" table:display="true" table:show-details="true"/>
                <table:data-pilot-member table:name="Equipment" table:display="true" table:show-details="true"/>
                <table:data-pilot-member table:name="Federal Subsidies" table:display="true" table:show-details="true"/>
                <table:data-pilot-member table:name="Inter-Divisional Charges" table:display="true" table:show-details="true"/>
                <table:data-pilot-member table:name="Inter-Divisional Recoveries" table:display="true" table:show-details="true"/>
                <table:data-pilot-member table:name="Licences &amp; Permits Revenue" table:display="true" table:show-details="true"/>
                <table:data-pilot-member table:name="Materials &amp; Supplies" table:display="true" table:show-details="true"/>
                <table:data-pilot-member table:name="Other Expenditures" table:display="true" table:show-details="true"/>
                <table:data-pilot-member table:name="Other Subsidies" table:display="true" table:show-details="true"/>
                <table:data-pilot-member table:name="Property Tax" table:display="true" table:show-details="true"/>
                <table:data-pilot-member table:name="Provincial Subsidies" table:display="true" table:show-details="true"/>
                <table:data-pilot-member table:name="Salaries And Benefits" table:display="true" table:show-details="true"/>
                <table:data-pilot-member table:name="Service And Rent" table:display="true" table:show-details="true"/>
                <table:data-pilot-member table:name="Special Levy for Scarborough Subway" table:display="true" table:show-details="true"/>
                <table:data-pilot-member table:name="Special Levy for Scarborough Subway (Reserve Contribution)" table:display="true" table:show-details="true"/>
                <table:data-pilot-member table:name="Sundry and Other Revenues" table:display="true" table:show-details="true"/>
                <table:data-pilot-member table:name="Transfers From Capital" table:display="true" table:show-details="true"/>
                <table:data-pilot-member table:name="User Fees &amp; Donation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/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2" loext:min-decimal-places="2" number:min-integer-digits="1" number:grouping="true"/>
    </number:number-style>
    <number:number-style style:name="N130P1" style:volatile="true">
      <style:text-properties fo:color="#ff0000"/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09:19:14.4872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franc</meta:initial-creator>
    <meta:creation-date>2015-12-17T21:01:54</meta:creation-date>
    <dc:date>2016-05-04T09:28:32.012649000</dc:date>
    <meta:generator>LibreOffice/5.1.2.2$MacOSX_X86_64 LibreOffice_project/d3bf12ecb743fc0d20e0be0c58ca359301eb705f</meta:generator>
    <meta:editing-duration>PT17M7S</meta:editing-duration>
    <meta:editing-cycles>5</meta:editing-cycles>
    <meta:document-statistic meta:table-count="2" meta:cell-count="18465" meta:object-count="0"/>
    <meta:user-defined meta:name="AppVersion">12.0000</meta:user-defined>
    <meta:user-defined meta:name="Company">City of Toront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